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Khmer" svg:font-family="'Noto Sans Khmer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08.79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03.41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81.81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8.91pt" fo:break-before="auto" style:use-optimal-row-height="fals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 fo:font-weight="bold" style:font-weight-asian="bold" style:font-weight-complex="bold"/>
    </style:style>
    <style:style style:name="ce2" style:family="table-cell" style:parent-style-name="Default">
      <style:map style:condition="cell-content-is-between(2924064,412293024)" style:apply-style-name="need" style:base-cell-address="Sheet1.B1"/>
      <style:map style:condition="cell-content()&lt;=2924064" style:apply-style-name="Safe" style:base-cell-address="Sheet1.B1"/>
    </style:style>
    <style:style style:name="ce3" style:family="table-cell" style:parent-style-name="Default">
      <style:text-properties style:font-name="Liberation Sans" style:font-name-asian="Droid Sans Fallback" style:font-name-complex="FreeSans"/>
      <style:map style:condition="cell-content()&gt;412293024" style:apply-style-name="Default" style:base-cell-address="Sheet1.B2"/>
      <style:map style:condition="cell-content-is-between(2924064,412293024)" style:apply-style-name="Heading" style:base-cell-address="Sheet1.B2"/>
      <style:map style:condition="cell-content()&lt;2924064" style:apply-style-name="Result" style:base-cell-address="Sheet1.B2"/>
    </style:style>
    <style:style style:name="ce4" style:family="table-cell" style:parent-style-name="Default">
      <style:map style:condition="cell-content()&gt;412293024" style:apply-style-name="Default" style:base-cell-address="Sheet1.B2"/>
      <style:map style:condition="cell-content-is-between(2924064,412293024)" style:apply-style-name="Heading" style:base-cell-address="Sheet1.B2"/>
      <style:map style:condition="cell-content()&lt;2924064" style:apply-style-name="Result" style:base-cell-address="Sheet1.B2"/>
    </style:style>
    <style:style style:name="ce5" style:family="table-cell" style:parent-style-name="Default">
      <style:map style:condition="cell-content()&gt;412293024" style:apply-style-name="Default" style:base-cell-address="Sheet1.O3"/>
      <style:map style:condition="cell-content-is-between(2924064,412293024)" style:apply-style-name="Heading" style:base-cell-address="Sheet1.O3"/>
      <style:map style:condition="cell-content()&lt;2924064" style:apply-style-name="Result2" style:base-cell-address="Sheet1.O3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ce4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NbCoup/Profondeu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1014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PRODUCT([.A2:.A4])" office:value-type="float" office:value="2924064" calcext:value-type="float">
            <text:p>2924064</text:p>
          </table:table-cell>
          <table:table-cell table:formula="of:=PRODUCT([.A2:.A5])" office:value-type="float" office:value="412293024" calcext:value-type="float">
            <text:p>412293024</text:p>
          </table:table-cell>
          <table:table-cell table:formula="of:==PRODUCT([.A2:.A6])" office:value-type="float" office:value="57721023360" calcext:value-type="float">
            <text:p>57721023360</text:p>
          </table:table-cell>
          <table:table-cell table:formula="of:==PRODUCT([.A2:.A7])" office:value-type="float" office:value="8023222247040" calcext:value-type="float">
            <text:p>8023222247040</text:p>
          </table:table-cell>
          <table:table-cell table:formula="of:=PRODUCT([.A2:.A8])" office:value-type="float" office:value="1.10720467009152E+015" calcext:value-type="float">
            <text:p>1107204670091520</text:p>
          </table:table-cell>
          <table:table-cell table:formula="of:=[.A2]*[.A3]*[.A4]*[.A5]*[.A6]*[.A7]*[.A8]*[.A9]" office:value-type="float" office:value="1.51687039802538E+017" calcext:value-type="float">
            <text:p>151687039802538000</text:p>
          </table:table-cell>
          <table:table-cell table:formula="of:=PRODUCT([.A2:.A10])" office:value-type="float" office:value="2.06294374131452E+019" calcext:value-type="float">
            <text:p>20629437413145200000</text:p>
          </table:table-cell>
          <table:table-cell table:formula="of:=PRODUCT([.A2:.A11])" office:value-type="float" office:value="2.7849740507746E+021" calcext:value-type="float">
            <text:p>2784974050774600000000</text:p>
          </table:table-cell>
          <table:table-cell table:formula="of:=PRODUCT([.A2:.A12])" office:value-type="float" office:value="3.73186522803797E+023" calcext:value-type="float">
            <text:p>373186522803797000000000</text:p>
          </table:table-cell>
          <table:table-cell table:number-columns-repeated="4"/>
          <table:table-cell office:value-type="float" office:value="2924064" calcext:value-type="float">
            <text:p>2924064</text:p>
          </table:table-cell>
          <table:table-cell table:number-columns-repeated="100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PRODUCT([.A3:.A5])" office:value-type="float" office:value="2863146" calcext:value-type="float">
            <text:p>2863146</text:p>
          </table:table-cell>
          <table:table-cell table:formula="of:=PRODUCT([.A3:.A6])" office:value-type="float" office:value="400840440" calcext:value-type="float">
            <text:p>400840440</text:p>
          </table:table-cell>
          <table:table-cell table:formula="of:==PRODUCT([.A3:.A7])" office:value-type="float" office:value="55716821160" calcext:value-type="float">
            <text:p>55716821160</text:p>
          </table:table-cell>
          <table:table-cell table:formula="of:==PRODUCT([.A3:.A8])" office:value-type="float" office:value="7688921320080" calcext:value-type="float">
            <text:p>7688921320080</text:p>
          </table:table-cell>
          <table:table-cell table:formula="of:=PRODUCT([.A3:.A9])" office:value-type="float" office:value="1.05338222085096E+015" calcext:value-type="float">
            <text:p>1053382220850960</text:p>
          </table:table-cell>
          <table:table-cell table:formula="of:=[.A3]*[.A4]*[.A5]*[.A6]*[.A7]*[.A8]*[.A9]*[.A10]" office:value-type="float" office:value="1.43259982035731E+017" calcext:value-type="float">
            <text:p>143259982035731000</text:p>
          </table:table-cell>
          <table:table-cell table:formula="of:=PRODUCT([.A3:.A11])" office:value-type="float" office:value="1.93400975748236E+019" calcext:value-type="float">
            <text:p>19340097574823600000</text:p>
          </table:table-cell>
          <table:table-cell table:formula="of:=PRODUCT([.A3:.A12])" office:value-type="float" office:value="2.59157307502637E+021" calcext:value-type="float">
            <text:p>2591573075026370000000</text:p>
          </table:table-cell>
          <table:table-cell table:formula="of:=PRODUCT([.A3:.A13])" office:value-type="float" office:value="3.44679218978507E+023" calcext:value-type="float">
            <text:p>344679218978507000000000</text:p>
          </table:table-cell>
          <table:table-cell table:number-columns-repeated="4"/>
          <table:table-cell table:style-name="ce5" office:value-type="float" office:value="412293024" calcext:value-type="float">
            <text:p>412293024</text:p>
          </table:table-cell>
          <table:table-cell table:number-columns-repeated="1009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PRODUCT([.A4:.A6])" office:value-type="float" office:value="2803080" calcext:value-type="float">
            <text:p>2803080</text:p>
          </table:table-cell>
          <table:table-cell table:formula="of:=PRODUCT([.A4:.A7])" office:value-type="float" office:value="389628120" calcext:value-type="float">
            <text:p>389628120</text:p>
          </table:table-cell>
          <table:table-cell table:formula="of:==PRODUCT([.A4:.A8])" office:value-type="float" office:value="53768680560" calcext:value-type="float">
            <text:p>53768680560</text:p>
          </table:table-cell>
          <table:table-cell table:formula="of:==PRODUCT([.A4:.A9])" office:value-type="float" office:value="7366309236720" calcext:value-type="float">
            <text:p>7366309236720</text:p>
          </table:table-cell>
          <table:table-cell table:formula="of:=PRODUCT([.A4:.A10])" office:value-type="float" office:value="1.00181805619392E+015" calcext:value-type="float">
            <text:p>1001818056193920</text:p>
          </table:table-cell>
          <table:table-cell table:formula="of:=[.A4]*[.A5]*[.A6]*[.A7]*[.A8]*[.A9]*[.A10]*[.A11]" office:value-type="float" office:value="1.35245437586179E+017" calcext:value-type="float">
            <text:p>135245437586179000</text:p>
          </table:table-cell>
          <table:table-cell table:formula="of:=PRODUCT([.A4:.A12])" office:value-type="float" office:value="1.8122888636548E+019" calcext:value-type="float">
            <text:p>18122888636548000000</text:p>
          </table:table-cell>
          <table:table-cell table:formula="of:=PRODUCT([.A4:.A13])" office:value-type="float" office:value="2.41034418866089E+021" calcext:value-type="float">
            <text:p>2410344188660890000000</text:p>
          </table:table-cell>
          <table:table-cell table:formula="of:=PRODUCT([.A4:.A14])" office:value-type="float" office:value="3.18165432903237E+023" calcext:value-type="float">
            <text:p>318165432903237000000000</text:p>
          </table:table-cell>
          <table:table-cell table:number-columns-repeated="1014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PRODUCT([.A5:.A7])" office:value-type="float" office:value="2743860" calcext:value-type="float">
            <text:p>2743860</text:p>
          </table:table-cell>
          <table:table-cell table:formula="of:=PRODUCT([.A5:.A8])" office:value-type="float" office:value="378652680" calcext:value-type="float">
            <text:p>378652680</text:p>
          </table:table-cell>
          <table:table-cell table:formula="of:==PRODUCT([.A5:.A9])" office:value-type="float" office:value="51875417160" calcext:value-type="float">
            <text:p>51875417160</text:p>
          </table:table-cell>
          <table:table-cell table:formula="of:==PRODUCT([.A5:.A10])" office:value-type="float" office:value="7055056733760" calcext:value-type="float">
            <text:p>7055056733760</text:p>
          </table:table-cell>
          <table:table-cell table:formula="of:=PRODUCT([.A5:.A11])" office:value-type="float" office:value="952432659057600" calcext:value-type="float">
            <text:p>952432659057600</text:p>
          </table:table-cell>
          <table:table-cell table:formula="of:=[.A5]*[.A6]*[.A7]*[.A8]*[.A9]*[.A10]*[.A11]*[.A12]" office:value-type="float" office:value="1.27625976313718E+017" calcext:value-type="float">
            <text:p>127625976313718000</text:p>
          </table:table-cell>
          <table:table-cell table:formula="of:=PRODUCT([.A5:.A13])" office:value-type="float" office:value="1.69742548497245E+019" calcext:value-type="float">
            <text:p>16974254849724500000</text:p>
          </table:table-cell>
          <table:table-cell table:formula="of:=PRODUCT([.A5:.A14])" office:value-type="float" office:value="2.24060164016364E+021" calcext:value-type="float">
            <text:p>2240601640163640000000</text:p>
          </table:table-cell>
          <table:table-cell table:formula="of:=PRODUCT([.A5:.A15])" office:value-type="float" office:value="2.93518814861437E+023" calcext:value-type="float">
            <text:p>293518814861437000000000</text:p>
          </table:table-cell>
          <table:table-cell table:number-columns-repeated="1014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PRODUCT([.A6:.A8])" office:value-type="float" office:value="2685480" calcext:value-type="float">
            <text:p>2685480</text:p>
          </table:table-cell>
          <table:table-cell table:formula="of:=PRODUCT([.A6:.A9])" office:value-type="float" office:value="367910760" calcext:value-type="float">
            <text:p>367910760</text:p>
          </table:table-cell>
          <table:table-cell table:formula="of:==PRODUCT([.A6:.A10])" office:value-type="float" office:value="50035863360" calcext:value-type="float">
            <text:p>50035863360</text:p>
          </table:table-cell>
          <table:table-cell table:formula="of:==PRODUCT([.A6:.A11])" office:value-type="float" office:value="6754841553600" calcext:value-type="float">
            <text:p>6754841553600</text:p>
          </table:table-cell>
          <table:table-cell table:formula="of:=PRODUCT([.A6:.A12])" office:value-type="float" office:value="905148768182400" calcext:value-type="float">
            <text:p>905148768182400</text:p>
          </table:table-cell>
          <table:table-cell table:formula="of:=[.A6]*[.A7]*[.A8]*[.A9]*[.A10]*[.A11]*[.A12]*[.A13]" office:value-type="float" office:value="1.20384786168259E+017" calcext:value-type="float">
            <text:p>120384786168259000</text:p>
          </table:table-cell>
          <table:table-cell table:formula="of:=PRODUCT([.A6:.A14])" office:value-type="float" office:value="1.58907917742102E+019" calcext:value-type="float">
            <text:p>15890791774210200000</text:p>
          </table:table-cell>
          <table:table-cell table:formula="of:=PRODUCT([.A6:.A15])" office:value-type="float" office:value="2.08169372242154E+021" calcext:value-type="float">
            <text:p>2081693722421540000000</text:p>
          </table:table-cell>
          <table:table-cell table:formula="of:=PRODUCT([.A6:.A16])" office:value-type="float" office:value="2.706201839148E+023" calcext:value-type="float">
            <text:p>270620183914800000000000</text:p>
          </table:table-cell>
          <table:table-cell table:number-columns-repeated="1014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PRODUCT([.A7:.A9])" office:value-type="float" office:value="2627934" calcext:value-type="float">
            <text:p>2627934</text:p>
          </table:table-cell>
          <table:table-cell table:formula="of:=PRODUCT([.A7:.A10])" office:value-type="float" office:value="357399024" calcext:value-type="float">
            <text:p>357399024</text:p>
          </table:table-cell>
          <table:table-cell table:formula="of:==PRODUCT([.A7:.A11])" office:value-type="float" office:value="48248868240" calcext:value-type="float">
            <text:p>48248868240</text:p>
          </table:table-cell>
          <table:table-cell table:formula="of:==PRODUCT([.A7:.A12])" office:value-type="float" office:value="6465348344160" calcext:value-type="float">
            <text:p>6465348344160</text:p>
          </table:table-cell>
          <table:table-cell table:formula="of:=PRODUCT([.A7:.A13])" office:value-type="float" office:value="859891329773280" calcext:value-type="float">
            <text:p>859891329773280</text:p>
          </table:table-cell>
          <table:table-cell table:formula="of:=[.A7]*[.A8]*[.A9]*[.A10]*[.A11]*[.A12]*[.A13]*[.A14]" office:value-type="float" office:value="1.13505655530073E+017" calcext:value-type="float">
            <text:p>113505655530073000</text:p>
          </table:table-cell>
          <table:table-cell table:formula="of:=PRODUCT([.A7:.A15])" office:value-type="float" office:value="1.48692408744396E+019" calcext:value-type="float">
            <text:p>14869240874439600000</text:p>
          </table:table-cell>
          <table:table-cell table:formula="of:=PRODUCT([.A7:.A16])" office:value-type="float" office:value="1.93300131367714E+021" calcext:value-type="float">
            <text:p>1933001313677140000000</text:p>
          </table:table-cell>
          <table:table-cell table:formula="of:=PRODUCT([.A7:.A17])" office:value-type="float" office:value="2.49357169464351E+023" calcext:value-type="float">
            <text:p>249357169464351000000000</text:p>
          </table:table-cell>
          <table:table-cell table:number-columns-repeated="1014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PRODUCT([.A8:.A10])" office:value-type="float" office:value="2571216" calcext:value-type="float">
            <text:p>2571216</text:p>
          </table:table-cell>
          <table:table-cell table:formula="of:=PRODUCT([.A8:.A11])" office:value-type="float" office:value="347114160" calcext:value-type="float">
            <text:p>347114160</text:p>
          </table:table-cell>
          <table:table-cell table:formula="of:==PRODUCT([.A8:.A12])" office:value-type="float" office:value="46513297440" calcext:value-type="float">
            <text:p>46513297440</text:p>
          </table:table-cell>
          <table:table-cell table:formula="of:==PRODUCT([.A8:.A13])" office:value-type="float" office:value="6186268559520" calcext:value-type="float">
            <text:p>6186268559520</text:p>
          </table:table-cell>
          <table:table-cell table:formula="of:=PRODUCT([.A8:.A14])" office:value-type="float" office:value="816587449856640" calcext:value-type="float">
            <text:p>816587449856640</text:p>
          </table:table-cell>
          <table:table-cell table:formula="of:=[.A8]*[.A9]*[.A10]*[.A11]*[.A12]*[.A13]*[.A14]*[.A15]" office:value-type="float" office:value="1.0697295593122E+017" calcext:value-type="float">
            <text:p>106972955931220000</text:p>
          </table:table-cell>
          <table:table-cell table:formula="of:=PRODUCT([.A8:.A16])" office:value-type="float" office:value="1.39064842710586E+019" calcext:value-type="float">
            <text:p>13906484271058600000</text:p>
          </table:table-cell>
          <table:table-cell table:formula="of:=PRODUCT([.A8:.A17])" office:value-type="float" office:value="1.79393647096656E+021" calcext:value-type="float">
            <text:p>1793936470966560000000</text:p>
          </table:table-cell>
          <table:table-cell table:formula="of:=PRODUCT([.A8:.A18])" office:value-type="float" office:value="2.29623868283719E+023" calcext:value-type="float">
            <text:p>229623868283719000000000</text:p>
          </table:table-cell>
          <table:table-cell table:number-columns-repeated="1014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PRODUCT([.A9:.A11])" office:value-type="float" office:value="2515320" calcext:value-type="float">
            <text:p>2515320</text:p>
          </table:table-cell>
          <table:table-cell table:formula="of:=PRODUCT([.A9:.A12])" office:value-type="float" office:value="337052880" calcext:value-type="float">
            <text:p>337052880</text:p>
          </table:table-cell>
          <table:table-cell table:formula="of:==PRODUCT([.A9:.A13])" office:value-type="float" office:value="44828033040" calcext:value-type="float">
            <text:p>44828033040</text:p>
          </table:table-cell>
          <table:table-cell table:formula="of:==PRODUCT([.A9:.A14])" office:value-type="float" office:value="5917300361280" calcext:value-type="float">
            <text:p>5917300361280</text:p>
          </table:table-cell>
          <table:table-cell table:formula="of:=PRODUCT([.A9:.A15])" office:value-type="float" office:value="775166347327680" calcext:value-type="float">
            <text:p>775166347327680</text:p>
          </table:table-cell>
          <table:table-cell table:formula="of:=[.A9]*[.A10]*[.A11]*[.A12]*[.A13]*[.A14]*[.A15]*[.A16]" office:value-type="float" office:value="1.00771625152598E+017" calcext:value-type="float">
            <text:p>100771625152598000</text:p>
          </table:table-cell>
          <table:table-cell table:formula="of:=PRODUCT([.A9:.A17])" office:value-type="float" office:value="1.29995396446852E+019" calcext:value-type="float">
            <text:p>12999539644685200000</text:p>
          </table:table-cell>
          <table:table-cell table:formula="of:=PRODUCT([.A9:.A18])" office:value-type="float" office:value="1.6639410745197E+021" calcext:value-type="float">
            <text:p>1663941074519700000000</text:p>
          </table:table-cell>
          <table:table-cell table:formula="of:=PRODUCT([.A9:.A19])" office:value-type="float" office:value="2.11320516464003E+023" calcext:value-type="float">
            <text:p>211320516464003000000000</text:p>
          </table:table-cell>
          <table:table-cell table:number-columns-repeated="1014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PRODUCT([.A10:.A12])" office:value-type="float" office:value="2460240" calcext:value-type="float">
            <text:p>2460240</text:p>
          </table:table-cell>
          <table:table-cell table:formula="of:=PRODUCT([.A10:.A13])" office:value-type="float" office:value="327211920" calcext:value-type="float">
            <text:p>327211920</text:p>
          </table:table-cell>
          <table:table-cell table:formula="of:==PRODUCT([.A10:.A14])" office:value-type="float" office:value="43191973440" calcext:value-type="float">
            <text:p>43191973440</text:p>
          </table:table-cell>
          <table:table-cell table:formula="of:==PRODUCT([.A10:.A15])" office:value-type="float" office:value="5658148520640" calcext:value-type="float">
            <text:p>5658148520640</text:p>
          </table:table-cell>
          <table:table-cell table:formula="of:=PRODUCT([.A10:.A16])" office:value-type="float" office:value="735559307683200" calcext:value-type="float">
            <text:p>735559307683200</text:p>
          </table:table-cell>
          <table:table-cell table:formula="of:=[.A10]*[.A11]*[.A12]*[.A13]*[.A14]*[.A15]*[.A16]*[.A17]" office:value-type="float" office:value="9.48871506911328E+016" calcext:value-type="float">
            <text:p>94887150691132800</text:p>
          </table:table-cell>
          <table:table-cell table:formula="of:=PRODUCT([.A10:.A18])" office:value-type="float" office:value="1.2145555288465E+019" calcext:value-type="float">
            <text:p>12145555288465000000</text:p>
          </table:table-cell>
          <table:table-cell table:formula="of:=PRODUCT([.A10:.A19])" office:value-type="float" office:value="1.54248552163505E+021" calcext:value-type="float">
            <text:p>1542485521635050000000</text:p>
          </table:table-cell>
          <table:table-cell table:formula="of:=PRODUCT([.A10:.A20])" office:value-type="float" office:value="1.94353175726017E+023" calcext:value-type="float">
            <text:p>194353175726017000000000</text:p>
          </table:table-cell>
          <table:table-cell table:number-columns-repeated="1014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PRODUCT([.A11:.A13])" office:value-type="float" office:value="2405970" calcext:value-type="float">
            <text:p>2405970</text:p>
          </table:table-cell>
          <table:table-cell table:formula="of:=PRODUCT([.A11:.A14])" office:value-type="float" office:value="317588040" calcext:value-type="float">
            <text:p>317588040</text:p>
          </table:table-cell>
          <table:table-cell table:formula="of:==PRODUCT([.A11:.A15])" office:value-type="float" office:value="41604033240" calcext:value-type="float">
            <text:p>41604033240</text:p>
          </table:table-cell>
          <table:table-cell table:formula="of:==PRODUCT([.A11:.A16])" office:value-type="float" office:value="5408524321200" calcext:value-type="float">
            <text:p>5408524321200</text:p>
          </table:table-cell>
          <table:table-cell table:formula="of:=PRODUCT([.A11:.A17])" office:value-type="float" office:value="697699637434800" calcext:value-type="float">
            <text:p>697699637434800</text:p>
          </table:table-cell>
          <table:table-cell table:formula="of:=[.A11]*[.A12]*[.A13]*[.A14]*[.A15]*[.A16]*[.A17]*[.A18]" office:value-type="float" office:value="8.93055535916544E+016" calcext:value-type="float">
            <text:p>89305553591654400</text:p>
          </table:table-cell>
          <table:table-cell table:formula="of:=PRODUCT([.A11:.A19])" office:value-type="float" office:value="1.13418053061401E+019" calcext:value-type="float">
            <text:p>11341805306140100000</text:p>
          </table:table-cell>
          <table:table-cell table:formula="of:=PRODUCT([.A11:.A20])" office:value-type="float" office:value="1.42906746857365E+021" calcext:value-type="float">
            <text:p>1429067468573650000000</text:p>
          </table:table-cell>
          <table:table-cell table:formula="of:=PRODUCT([.A11:.A21])" office:value-type="float" office:value="1.78633433571707E+023" calcext:value-type="float">
            <text:p>178633433571707000000000</text:p>
          </table:table-cell>
          <table:table-cell table:number-columns-repeated="1014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PRODUCT([.A12:.A14])" office:value-type="float" office:value="2352504" calcext:value-type="float">
            <text:p>2352504</text:p>
          </table:table-cell>
          <table:table-cell table:formula="of:=PRODUCT([.A12:.A15])" office:value-type="float" office:value="308178024" calcext:value-type="float">
            <text:p>308178024</text:p>
          </table:table-cell>
          <table:table-cell table:formula="of:==PRODUCT([.A12:.A16])" office:value-type="float" office:value="40063143120" calcext:value-type="float">
            <text:p>40063143120</text:p>
          </table:table-cell>
          <table:table-cell table:formula="of:==PRODUCT([.A12:.A17])" office:value-type="float" office:value="5168145462480" calcext:value-type="float">
            <text:p>5168145462480</text:p>
          </table:table-cell>
          <table:table-cell table:formula="of:=PRODUCT([.A12:.A18])" office:value-type="float" office:value="661522619197440" calcext:value-type="float">
            <text:p>661522619197440</text:p>
          </table:table-cell>
          <table:table-cell table:formula="of:=[.A12]*[.A13]*[.A14]*[.A15]*[.A16]*[.A17]*[.A18]*[.A19]" office:value-type="float" office:value="8.40133726380749E+016" calcext:value-type="float">
            <text:p>84013372638074900</text:p>
          </table:table-cell>
          <table:table-cell table:formula="of:=PRODUCT([.A12:.A20])" office:value-type="float" office:value="1.05856849523974E+019" calcext:value-type="float">
            <text:p>10585684952397400000</text:p>
          </table:table-cell>
          <table:table-cell table:formula="of:=PRODUCT([.A12:.A21])" office:value-type="float" office:value="1.32321061904968E+021" calcext:value-type="float">
            <text:p>1323210619049680000000</text:p>
          </table:table-cell>
          <table:table-cell table:formula="of:=PRODUCT([.A12:.A22])" office:value-type="float" office:value="1.6407811676216E+023" calcext:value-type="float">
            <text:p>164078116762160000000000</text:p>
          </table:table-cell>
          <table:table-cell table:number-columns-repeated="1014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PRODUCT([.A13:.A15])" office:value-type="float" office:value="2299836" calcext:value-type="float">
            <text:p>2299836</text:p>
          </table:table-cell>
          <table:table-cell table:formula="of:=PRODUCT([.A13:.A16])" office:value-type="float" office:value="298978680" calcext:value-type="float">
            <text:p>298978680</text:p>
          </table:table-cell>
          <table:table-cell table:formula="of:==PRODUCT([.A13:.A17])" office:value-type="float" office:value="38568249720" calcext:value-type="float">
            <text:p>38568249720</text:p>
          </table:table-cell>
          <table:table-cell table:formula="of:==PRODUCT([.A13:.A18])" office:value-type="float" office:value="4936735964160" calcext:value-type="float">
            <text:p>4936735964160</text:p>
          </table:table-cell>
          <table:table-cell table:formula="of:=PRODUCT([.A13:.A19])" office:value-type="float" office:value="626965467448320" calcext:value-type="float">
            <text:p>626965467448320</text:p>
          </table:table-cell>
          <table:table-cell table:formula="of:=[.A13]*[.A14]*[.A15]*[.A16]*[.A17]*[.A18]*[.A19]*[.A20]" office:value-type="float" office:value="7.89976488984883E+016" calcext:value-type="float">
            <text:p>78997648898488300</text:p>
          </table:table-cell>
          <table:table-cell table:formula="of:=PRODUCT([.A13:.A21])" office:value-type="float" office:value="9.87470611231104E+018" calcext:value-type="float">
            <text:p>9874706112311040000</text:p>
          </table:table-cell>
          <table:table-cell table:formula="of:=PRODUCT([.A13:.A22])" office:value-type="float" office:value="1.22446355792657E+021" calcext:value-type="float">
            <text:p>1224463557926570000000</text:p>
          </table:table-cell>
          <table:table-cell table:formula="of:=PRODUCT([.A13:.A23])" office:value-type="float" office:value="1.50609017624968E+023" calcext:value-type="float">
            <text:p>150609017624968000000000</text:p>
          </table:table-cell>
          <table:table-cell table:number-columns-repeated="1014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PRODUCT([.A14:.A16])" office:value-type="float" office:value="2247960" calcext:value-type="float">
            <text:p>2247960</text:p>
          </table:table-cell>
          <table:table-cell table:formula="of:=PRODUCT([.A14:.A17])" office:value-type="float" office:value="289986840" calcext:value-type="float">
            <text:p>289986840</text:p>
          </table:table-cell>
          <table:table-cell table:formula="of:==PRODUCT([.A14:.A18])" office:value-type="float" office:value="37118315520" calcext:value-type="float">
            <text:p>37118315520</text:p>
          </table:table-cell>
          <table:table-cell table:formula="of:==PRODUCT([.A14:.A19])" office:value-type="float" office:value="4714026071040" calcext:value-type="float">
            <text:p>4714026071040</text:p>
          </table:table-cell>
          <table:table-cell table:formula="of:=PRODUCT([.A14:.A20])" office:value-type="float" office:value="593967284951040" calcext:value-type="float">
            <text:p>593967284951040</text:p>
          </table:table-cell>
          <table:table-cell table:formula="of:=[.A14]*[.A15]*[.A16]*[.A17]*[.A18]*[.A19]*[.A20]*[.A21]" office:value-type="float" office:value="7.424591061888E+016" calcext:value-type="float">
            <text:p>74245910618880000</text:p>
          </table:table-cell>
          <table:table-cell table:formula="of:=PRODUCT([.A14:.A22])" office:value-type="float" office:value="9.20649291674112E+018" calcext:value-type="float">
            <text:p>9206492916741120000</text:p>
          </table:table-cell>
          <table:table-cell table:formula="of:=PRODUCT([.A14:.A23])" office:value-type="float" office:value="1.13239862875916E+021" calcext:value-type="float">
            <text:p>1132398628759160000000</text:p>
          </table:table-cell>
          <table:table-cell table:formula="of:=PRODUCT([.A14:.A24])" office:value-type="float" office:value="1.38152632708617E+023" calcext:value-type="float">
            <text:p>138152632708617000000000</text:p>
          </table:table-cell>
          <table:table-cell table:number-columns-repeated="1014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PRODUCT([.A15:.A17])" office:value-type="float" office:value="2196870" calcext:value-type="float">
            <text:p>2196870</text:p>
          </table:table-cell>
          <table:table-cell table:formula="of:=PRODUCT([.A15:.A18])" office:value-type="float" office:value="281199360" calcext:value-type="float">
            <text:p>281199360</text:p>
          </table:table-cell>
          <table:table-cell table:formula="of:==PRODUCT([.A15:.A19])" office:value-type="float" office:value="35712318720" calcext:value-type="float">
            <text:p>35712318720</text:p>
          </table:table-cell>
          <table:table-cell table:formula="of:==PRODUCT([.A15:.A20])" office:value-type="float" office:value="4499752158720" calcext:value-type="float">
            <text:p>4499752158720</text:p>
          </table:table-cell>
          <table:table-cell table:formula="of:=PRODUCT([.A15:.A21])" office:value-type="float" office:value="562469019840000" calcext:value-type="float">
            <text:p>562469019840000</text:p>
          </table:table-cell>
          <table:table-cell table:formula="of:=[.A15]*[.A16]*[.A17]*[.A18]*[.A19]*[.A20]*[.A21]*[.A22]" office:value-type="float" office:value="6.974615846016E+016" calcext:value-type="float">
            <text:p>69746158460160000</text:p>
          </table:table-cell>
          <table:table-cell table:formula="of:=PRODUCT([.A15:.A23])" office:value-type="float" office:value="8.57877749059968E+018" calcext:value-type="float">
            <text:p>8578777490599680000</text:p>
          </table:table-cell>
          <table:table-cell table:formula="of:=PRODUCT([.A15:.A24])" office:value-type="float" office:value="1.04661085385316E+021" calcext:value-type="float">
            <text:p>1046610853853160000000</text:p>
          </table:table-cell>
          <table:table-cell table:formula="of:=PRODUCT([.A15:.A25])" office:value-type="float" office:value="1.26639913316232E+023" calcext:value-type="float">
            <text:p>126639913316232000000000</text:p>
          </table:table-cell>
          <table:table-cell table:number-columns-repeated="1014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PRODUCT([.A16:.A18])" office:value-type="float" office:value="2146560" calcext:value-type="float">
            <text:p>2146560</text:p>
          </table:table-cell>
          <table:table-cell table:formula="of:=PRODUCT([.A16:.A19])" office:value-type="float" office:value="272613120" calcext:value-type="float">
            <text:p>272613120</text:p>
          </table:table-cell>
          <table:table-cell table:formula="of:==PRODUCT([.A16:.A20])" office:value-type="float" office:value="34349253120" calcext:value-type="float">
            <text:p>34349253120</text:p>
          </table:table-cell>
          <table:table-cell table:formula="of:==PRODUCT([.A16:.A21])" office:value-type="float" office:value="4293656640000" calcext:value-type="float">
            <text:p>4293656640000</text:p>
          </table:table-cell>
          <table:table-cell table:formula="of:=PRODUCT([.A16:.A22])" office:value-type="float" office:value="532413423360000" calcext:value-type="float">
            <text:p>532413423360000</text:p>
          </table:table-cell>
          <table:table-cell table:formula="of:=[.A16]*[.A17]*[.A18]*[.A19]*[.A20]*[.A21]*[.A22]*[.A23]" office:value-type="float" office:value="6.548685107328E+016" calcext:value-type="float">
            <text:p>65486851073280000</text:p>
          </table:table-cell>
          <table:table-cell table:formula="of:=PRODUCT([.A16:.A24])" office:value-type="float" office:value="7.98939583094016E+018" calcext:value-type="float">
            <text:p>7989395830940160000</text:p>
          </table:table-cell>
          <table:table-cell table:formula="of:=PRODUCT([.A16:.A25])" office:value-type="float" office:value="9.66716895543759E+020" calcext:value-type="float">
            <text:p>966716895543759000000</text:p>
          </table:table-cell>
          <table:table-cell table:formula="of:=PRODUCT([.A16:.A26])" office:value-type="float" office:value="1.16006027465251E+023" calcext:value-type="float">
            <text:p>116006027465251000000000</text:p>
          </table:table-cell>
          <table:table-cell table:number-columns-repeated="1014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PRODUCT([.A17:.A19])" office:value-type="float" office:value="2097024" calcext:value-type="float">
            <text:p>2097024</text:p>
          </table:table-cell>
          <table:table-cell table:formula="of:=PRODUCT([.A17:.A20])" office:value-type="float" office:value="264225024" calcext:value-type="float">
            <text:p>264225024</text:p>
          </table:table-cell>
          <table:table-cell table:formula="of:==PRODUCT([.A17:.A21])" office:value-type="float" office:value="33028128000" calcext:value-type="float">
            <text:p>33028128000</text:p>
          </table:table-cell>
          <table:table-cell table:formula="of:==PRODUCT([.A17:.A22])" office:value-type="float" office:value="4095487872000" calcext:value-type="float">
            <text:p>4095487872000</text:p>
          </table:table-cell>
          <table:table-cell table:formula="of:=PRODUCT([.A17:.A23])" office:value-type="float" office:value="503745008256000" calcext:value-type="float">
            <text:p>503745008256000</text:p>
          </table:table-cell>
          <table:table-cell table:formula="of:=[.A17]*[.A18]*[.A19]*[.A20]*[.A21]*[.A22]*[.A23]*[.A24]" office:value-type="float" office:value="6.1456891007232E+016" calcext:value-type="float">
            <text:p>61456891007232000</text:p>
          </table:table-cell>
          <table:table-cell table:formula="of:=PRODUCT([.A17:.A25])" office:value-type="float" office:value="7.43628381187507E+018" calcext:value-type="float">
            <text:p>7436283811875070000</text:p>
          </table:table-cell>
          <table:table-cell table:formula="of:=PRODUCT([.A17:.A26])" office:value-type="float" office:value="8.92354057425009E+020" calcext:value-type="float">
            <text:p>892354057425009000000</text:p>
          </table:table-cell>
          <table:table-cell table:formula="of:=PRODUCT([.A17:.A27])" office:value-type="float" office:value="1.06190132833576E+023" calcext:value-type="float">
            <text:p>106190132833576000000000</text:p>
          </table:table-cell>
          <table:table-cell table:number-columns-repeated="1014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PRODUCT([.A18:.A20])" office:value-type="float" office:value="2048256" calcext:value-type="float">
            <text:p>2048256</text:p>
          </table:table-cell>
          <table:table-cell table:formula="of:=PRODUCT([.A18:.A21])" office:value-type="float" office:value="256032000" calcext:value-type="float">
            <text:p>256032000</text:p>
          </table:table-cell>
          <table:table-cell table:formula="of:==PRODUCT([.A18:.A22])" office:value-type="float" office:value="31747968000" calcext:value-type="float">
            <text:p>31747968000</text:p>
          </table:table-cell>
          <table:table-cell table:formula="of:==PRODUCT([.A18:.A23])" office:value-type="float" office:value="3905000064000" calcext:value-type="float">
            <text:p>3905000064000</text:p>
          </table:table-cell>
          <table:table-cell table:formula="of:=PRODUCT([.A18:.A24])" office:value-type="float" office:value="476410007808000" calcext:value-type="float">
            <text:p>476410007808000</text:p>
          </table:table-cell>
          <table:table-cell table:formula="of:=[.A18]*[.A19]*[.A20]*[.A21]*[.A22]*[.A23]*[.A24]*[.A25]" office:value-type="float" office:value="5.7645610944768E+016" calcext:value-type="float">
            <text:p>57645610944768000</text:p>
          </table:table-cell>
          <table:table-cell table:formula="of:=PRODUCT([.A18:.A26])" office:value-type="float" office:value="6.91747331337216E+018" calcext:value-type="float">
            <text:p>6917473313372160000</text:p>
          </table:table-cell>
          <table:table-cell table:formula="of:=PRODUCT([.A18:.A27])" office:value-type="float" office:value="8.23179324291287E+020" calcext:value-type="float">
            <text:p>823179324291287000000</text:p>
          </table:table-cell>
          <table:table-cell table:formula="of:=PRODUCT([.A18:.A28])" office:value-type="float" office:value="9.71351602663719E+022" calcext:value-type="float">
            <text:p>97135160266371900000000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PRODUCT([.A19:.A21])" office:value-type="float" office:value="2000250" calcext:value-type="float">
            <text:p>2000250</text:p>
          </table:table-cell>
          <table:table-cell table:formula="of:=PRODUCT([.A19:.A22])" office:value-type="float" office:value="248031000" calcext:value-type="float">
            <text:p>248031000</text:p>
          </table:table-cell>
          <table:table-cell table:formula="of:==PRODUCT([.A19:.A23])" office:value-type="float" office:value="30507813000" calcext:value-type="float">
            <text:p>30507813000</text:p>
          </table:table-cell>
          <table:table-cell table:formula="of:==PRODUCT([.A19:.A24])" office:value-type="float" office:value="3721953186000" calcext:value-type="float">
            <text:p>3721953186000</text:p>
          </table:table-cell>
          <table:table-cell table:formula="of:=PRODUCT([.A19:.A25])" office:value-type="float" office:value="450356335506000" calcext:value-type="float">
            <text:p>450356335506000</text:p>
          </table:table-cell>
          <table:table-cell table:formula="of:=[.A19]*[.A20]*[.A21]*[.A22]*[.A23]*[.A24]*[.A25]*[.A26]" office:value-type="float" office:value="5.404276026072E+016" calcext:value-type="float">
            <text:p>54042760260720000</text:p>
          </table:table-cell>
          <table:table-cell table:formula="of:=PRODUCT([.A19:.A27])" office:value-type="float" office:value="6.43108847102568E+018" calcext:value-type="float">
            <text:p>6431088471025680000</text:p>
          </table:table-cell>
          <table:table-cell table:formula="of:=PRODUCT([.A19:.A28])" office:value-type="float" office:value="7.5886843958103E+020" calcext:value-type="float">
            <text:p>758868439581030000000</text:p>
          </table:table-cell>
          <table:table-cell table:formula="of:=PRODUCT([.A19:.A29])" office:value-type="float" office:value="8.87876074309806E+022" calcext:value-type="float">
            <text:p>88787607430980600000000</text:p>
          </table:table-cell>
          <table:table-cell table:number-columns-repeated="1014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PRODUCT([.A20:.A22])" office:value-type="float" office:value="1953000" calcext:value-type="float">
            <text:p>1953000</text:p>
          </table:table-cell>
          <table:table-cell table:formula="of:=PRODUCT([.A20:.A23])" office:value-type="float" office:value="240219000" calcext:value-type="float">
            <text:p>240219000</text:p>
          </table:table-cell>
          <table:table-cell table:formula="of:==PRODUCT([.A20:.A24])" office:value-type="float" office:value="29306718000" calcext:value-type="float">
            <text:p>29306718000</text:p>
          </table:table-cell>
          <table:table-cell table:formula="of:==PRODUCT([.A20:.A25])" office:value-type="float" office:value="3546112878000" calcext:value-type="float">
            <text:p>3546112878000</text:p>
          </table:table-cell>
          <table:table-cell table:formula="of:=PRODUCT([.A20:.A26])" office:value-type="float" office:value="425533545360000" calcext:value-type="float">
            <text:p>425533545360000</text:p>
          </table:table-cell>
          <table:table-cell table:formula="of:=[.A20]*[.A21]*[.A22]*[.A23]*[.A24]*[.A25]*[.A26]*[.A27]" office:value-type="float" office:value="5.063849189784E+016" calcext:value-type="float">
            <text:p>50638491897840000</text:p>
          </table:table-cell>
          <table:table-cell table:formula="of:=PRODUCT([.A20:.A28])" office:value-type="float" office:value="5.97534204394512E+018" calcext:value-type="float">
            <text:p>5975342043945120000</text:p>
          </table:table-cell>
          <table:table-cell table:formula="of:=PRODUCT([.A20:.A29])" office:value-type="float" office:value="6.99115019141579E+020" calcext:value-type="float">
            <text:p>699115019141579000000</text:p>
          </table:table-cell>
          <table:table-cell table:formula="of:=PRODUCT([.A20:.A30])" office:value-type="float" office:value="8.10973422204232E+022" calcext:value-type="float">
            <text:p>81097342220423200000000</text:p>
          </table:table-cell>
          <table:table-cell table:number-columns-repeated="1014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PRODUCT([.A21:.A23])" office:value-type="float" office:value="1906500" calcext:value-type="float">
            <text:p>1906500</text:p>
          </table:table-cell>
          <table:table-cell table:formula="of:=PRODUCT([.A21:.A24])" office:value-type="float" office:value="232593000" calcext:value-type="float">
            <text:p>232593000</text:p>
          </table:table-cell>
          <table:table-cell table:formula="of:==PRODUCT([.A21:.A25])" office:value-type="float" office:value="28143753000" calcext:value-type="float">
            <text:p>28143753000</text:p>
          </table:table-cell>
          <table:table-cell table:formula="of:==PRODUCT([.A21:.A26])" office:value-type="float" office:value="3377250360000" calcext:value-type="float">
            <text:p>3377250360000</text:p>
          </table:table-cell>
          <table:table-cell table:formula="of:=PRODUCT([.A21:.A27])" office:value-type="float" office:value="401892792840000" calcext:value-type="float">
            <text:p>401892792840000</text:p>
          </table:table-cell>
          <table:table-cell table:formula="of:=[.A21]*[.A22]*[.A23]*[.A24]*[.A25]*[.A26]*[.A27]*[.A28]" office:value-type="float" office:value="4.742334955512E+016" calcext:value-type="float">
            <text:p>47423349555120000</text:p>
          </table:table-cell>
          <table:table-cell table:formula="of:=PRODUCT([.A21:.A29])" office:value-type="float" office:value="5.54853189794904E+018" calcext:value-type="float">
            <text:p>5548531897949040000</text:p>
          </table:table-cell>
          <table:table-cell table:formula="of:=PRODUCT([.A21:.A30])" office:value-type="float" office:value="6.43629700162089E+020" calcext:value-type="float">
            <text:p>643629700162089000000</text:p>
          </table:table-cell>
          <table:table-cell table:formula="of:=PRODUCT([.A21:.A31])" office:value-type="float" office:value="7.40174155186402E+022" calcext:value-type="float">
            <text:p>74017415518640200000000</text:p>
          </table:table-cell>
          <table:table-cell table:number-columns-repeated="1014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PRODUCT([.A22:.A24])" office:value-type="float" office:value="1860744" calcext:value-type="float">
            <text:p>1860744</text:p>
          </table:table-cell>
          <table:table-cell table:formula="of:=PRODUCT([.A22:.A25])" office:value-type="float" office:value="225150024" calcext:value-type="float">
            <text:p>225150024</text:p>
          </table:table-cell>
          <table:table-cell table:formula="of:==PRODUCT([.A22:.A26])" office:value-type="float" office:value="27018002880" calcext:value-type="float">
            <text:p>27018002880</text:p>
          </table:table-cell>
          <table:table-cell table:formula="of:==PRODUCT([.A22:.A27])" office:value-type="float" office:value="3215142342720" calcext:value-type="float">
            <text:p>3215142342720</text:p>
          </table:table-cell>
          <table:table-cell table:formula="of:=PRODUCT([.A22:.A28])" office:value-type="float" office:value="379386796440960" calcext:value-type="float">
            <text:p>379386796440960</text:p>
          </table:table-cell>
          <table:table-cell table:formula="of:=[.A22]*[.A23]*[.A24]*[.A25]*[.A26]*[.A27]*[.A28]*[.A29]" office:value-type="float" office:value="4.43882551835923E+016" calcext:value-type="float">
            <text:p>44388255183592300</text:p>
          </table:table-cell>
          <table:table-cell table:formula="of:=PRODUCT([.A22:.A30])" office:value-type="float" office:value="5.14903760129671E+018" calcext:value-type="float">
            <text:p>5149037601296710000</text:p>
          </table:table-cell>
          <table:table-cell table:formula="of:=PRODUCT([.A22:.A31])" office:value-type="float" office:value="5.92139324149122E+020" calcext:value-type="float">
            <text:p>592139324149122000000</text:p>
          </table:table-cell>
          <table:table-cell table:formula="of:=PRODUCT([.A22:.A32])" office:value-type="float" office:value="6.75038829529999E+022" calcext:value-type="float">
            <text:p>67503882952999900000000</text:p>
          </table:table-cell>
          <table:table-cell table:number-columns-repeated="1014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PRODUCT([.A23:.A25])" office:value-type="float" office:value="1815726" calcext:value-type="float">
            <text:p>1815726</text:p>
          </table:table-cell>
          <table:table-cell table:formula="of:=PRODUCT([.A23:.A26])" office:value-type="float" office:value="217887120" calcext:value-type="float">
            <text:p>217887120</text:p>
          </table:table-cell>
          <table:table-cell table:formula="of:==PRODUCT([.A23:.A27])" office:value-type="float" office:value="25928567280" calcext:value-type="float">
            <text:p>25928567280</text:p>
          </table:table-cell>
          <table:table-cell table:formula="of:==PRODUCT([.A23:.A28])" office:value-type="float" office:value="3059570939040" calcext:value-type="float">
            <text:p>3059570939040</text:p>
          </table:table-cell>
          <table:table-cell table:formula="of:=PRODUCT([.A23:.A29])" office:value-type="float" office:value="357969799867680" calcext:value-type="float">
            <text:p>357969799867680</text:p>
          </table:table-cell>
          <table:table-cell table:formula="of:=[.A23]*[.A24]*[.A25]*[.A26]*[.A27]*[.A28]*[.A29]*[.A30]" office:value-type="float" office:value="4.15244967846509E+016" calcext:value-type="float">
            <text:p>41524496784650900</text:p>
          </table:table-cell>
          <table:table-cell table:formula="of:=PRODUCT([.A23:.A31])" office:value-type="float" office:value="4.77531713023485E+018" calcext:value-type="float">
            <text:p>4775317130234850000</text:p>
          </table:table-cell>
          <table:table-cell table:formula="of:=PRODUCT([.A23:.A32])" office:value-type="float" office:value="5.44386152846773E+020" calcext:value-type="float">
            <text:p>544386152846773000000</text:p>
          </table:table-cell>
          <table:table-cell table:formula="of:=PRODUCT([.A23:.A33])" office:value-type="float" office:value="6.15156352716854E+022" calcext:value-type="float">
            <text:p>61515635271685400000000</text:p>
          </table:table-cell>
          <table:table-cell table:number-columns-repeated="1014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PRODUCT([.A24:.A26])" office:value-type="float" office:value="1771440" calcext:value-type="float">
            <text:p>1771440</text:p>
          </table:table-cell>
          <table:table-cell table:formula="of:=PRODUCT([.A24:.A27])" office:value-type="float" office:value="210801360" calcext:value-type="float">
            <text:p>210801360</text:p>
          </table:table-cell>
          <table:table-cell table:formula="of:==PRODUCT([.A24:.A28])" office:value-type="float" office:value="24874560480" calcext:value-type="float">
            <text:p>24874560480</text:p>
          </table:table-cell>
          <table:table-cell table:formula="of:==PRODUCT([.A24:.A29])" office:value-type="float" office:value="2910323576160" calcext:value-type="float">
            <text:p>2910323576160</text:p>
          </table:table-cell>
          <table:table-cell table:formula="of:=PRODUCT([.A24:.A30])" office:value-type="float" office:value="337597534834560" calcext:value-type="float">
            <text:p>337597534834560</text:p>
          </table:table-cell>
          <table:table-cell table:formula="of:=[.A24]*[.A25]*[.A26]*[.A27]*[.A28]*[.A29]*[.A30]*[.A31]" office:value-type="float" office:value="3.88237165059744E+016" calcext:value-type="float">
            <text:p>38823716505974400</text:p>
          </table:table-cell>
          <table:table-cell table:formula="of:=PRODUCT([.A24:.A32])" office:value-type="float" office:value="4.42590368168108E+018" calcext:value-type="float">
            <text:p>4425903681681080000</text:p>
          </table:table-cell>
          <table:table-cell table:formula="of:=PRODUCT([.A24:.A33])" office:value-type="float" office:value="5.00127116029962E+020" calcext:value-type="float">
            <text:p>500127116029962000000</text:p>
          </table:table-cell>
          <table:table-cell table:formula="of:=PRODUCT([.A24:.A34])" office:value-type="float" office:value="5.60142369953558E+022" calcext:value-type="float">
            <text:p>56014236995355800000000</text:p>
          </table:table-cell>
          <table:table-cell table:number-columns-repeated="1014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PRODUCT([.A25:.A27])" office:value-type="float" office:value="1727880" calcext:value-type="float">
            <text:p>1727880</text:p>
          </table:table-cell>
          <table:table-cell table:formula="of:=PRODUCT([.A25:.A28])" office:value-type="float" office:value="203889840" calcext:value-type="float">
            <text:p>203889840</text:p>
          </table:table-cell>
          <table:table-cell table:formula="of:==PRODUCT([.A25:.A29])" office:value-type="float" office:value="23855111280" calcext:value-type="float">
            <text:p>23855111280</text:p>
          </table:table-cell>
          <table:table-cell table:formula="of:==PRODUCT([.A25:.A30])" office:value-type="float" office:value="2767192908480" calcext:value-type="float">
            <text:p>2767192908480</text:p>
          </table:table-cell>
          <table:table-cell table:formula="of:=PRODUCT([.A25:.A31])" office:value-type="float" office:value="318227184475200" calcext:value-type="float">
            <text:p>318227184475200</text:p>
          </table:table-cell>
          <table:table-cell table:formula="of:=[.A25]*[.A26]*[.A27]*[.A28]*[.A29]*[.A30]*[.A31]*[.A32]" office:value-type="float" office:value="3.62778990301728E+016" calcext:value-type="float">
            <text:p>36277899030172800</text:p>
          </table:table-cell>
          <table:table-cell table:formula="of:=PRODUCT([.A25:.A33])" office:value-type="float" office:value="4.09940259040953E+018" calcext:value-type="float">
            <text:p>4099402590409530000</text:p>
          </table:table-cell>
          <table:table-cell table:formula="of:=PRODUCT([.A25:.A34])" office:value-type="float" office:value="4.59133090125867E+020" calcext:value-type="float">
            <text:p>459133090125867000000</text:p>
          </table:table-cell>
          <table:table-cell table:formula="of:=PRODUCT([.A25:.A35])" office:value-type="float" office:value="5.09637730039712E+022" calcext:value-type="float">
            <text:p>50963773003971200000000</text:p>
          </table:table-cell>
          <table:table-cell table:number-columns-repeated="1014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PRODUCT([.A26:.A28])" office:value-type="float" office:value="1685040" calcext:value-type="float">
            <text:p>1685040</text:p>
          </table:table-cell>
          <table:table-cell table:formula="of:=PRODUCT([.A26:.A29])" office:value-type="float" office:value="197149680" calcext:value-type="float">
            <text:p>197149680</text:p>
          </table:table-cell>
          <table:table-cell table:formula="of:==PRODUCT([.A26:.A30])" office:value-type="float" office:value="22869362880" calcext:value-type="float">
            <text:p>22869362880</text:p>
          </table:table-cell>
          <table:table-cell table:formula="of:==PRODUCT([.A26:.A31])" office:value-type="float" office:value="2629976731200" calcext:value-type="float">
            <text:p>2629976731200</text:p>
          </table:table-cell>
          <table:table-cell table:formula="of:=PRODUCT([.A26:.A32])" office:value-type="float" office:value="299817347356800" calcext:value-type="float">
            <text:p>299817347356800</text:p>
          </table:table-cell>
          <table:table-cell table:formula="of:=[.A26]*[.A27]*[.A28]*[.A29]*[.A30]*[.A31]*[.A32]*[.A33]" office:value-type="float" office:value="3.38793602513184E+016" calcext:value-type="float">
            <text:p>33879360251318400</text:p>
          </table:table-cell>
          <table:table-cell table:formula="of:=PRODUCT([.A26:.A34])" office:value-type="float" office:value="3.79448834814766E+018" calcext:value-type="float">
            <text:p>3794488348147660000</text:p>
          </table:table-cell>
          <table:table-cell table:formula="of:=PRODUCT([.A26:.A35])" office:value-type="float" office:value="4.2118820664439E+020" calcext:value-type="float">
            <text:p>421188206644390000000</text:p>
          </table:table-cell>
          <table:table-cell table:formula="of:=PRODUCT([.A26:.A36])" office:value-type="float" office:value="4.63307027308829E+022" calcext:value-type="float">
            <text:p>46330702730882900000000</text:p>
          </table:table-cell>
          <table:table-cell table:number-columns-repeated="1014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PRODUCT([.A27:.A29])" office:value-type="float" office:value="1642914" calcext:value-type="float">
            <text:p>1642914</text:p>
          </table:table-cell>
          <table:table-cell table:formula="of:=PRODUCT([.A27:.A30])" office:value-type="float" office:value="190578024" calcext:value-type="float">
            <text:p>190578024</text:p>
          </table:table-cell>
          <table:table-cell table:formula="of:==PRODUCT([.A27:.A31])" office:value-type="float" office:value="21916472760" calcext:value-type="float">
            <text:p>21916472760</text:p>
          </table:table-cell>
          <table:table-cell table:formula="of:==PRODUCT([.A27:.A32])" office:value-type="float" office:value="2498477894640" calcext:value-type="float">
            <text:p>2498477894640</text:p>
          </table:table-cell>
          <table:table-cell table:formula="of:=PRODUCT([.A27:.A33])" office:value-type="float" office:value="282328002094320" calcext:value-type="float">
            <text:p>282328002094320</text:p>
          </table:table-cell>
          <table:table-cell table:formula="of:=[.A27]*[.A28]*[.A29]*[.A30]*[.A31]*[.A32]*[.A33]*[.A34]" office:value-type="float" office:value="3.16207362345638E+016" calcext:value-type="float">
            <text:p>31620736234563800</text:p>
          </table:table-cell>
          <table:table-cell table:formula="of:=PRODUCT([.A27:.A35])" office:value-type="float" office:value="3.50990172203659E+018" calcext:value-type="float">
            <text:p>3509901722036590000</text:p>
          </table:table-cell>
          <table:table-cell table:formula="of:=PRODUCT([.A27:.A36])" office:value-type="float" office:value="3.86089189424025E+020" calcext:value-type="float">
            <text:p>386089189424025000000</text:p>
          </table:table-cell>
          <table:table-cell table:formula="of:=PRODUCT([.A27:.A37])" office:value-type="float" office:value="4.20837216472187E+022" calcext:value-type="float">
            <text:p>42083721647218700000000</text:p>
          </table:table-cell>
          <table:table-cell table:number-columns-repeated="1014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PRODUCT([.A28:.A30])" office:value-type="float" office:value="1601496" calcext:value-type="float">
            <text:p>1601496</text:p>
          </table:table-cell>
          <table:table-cell table:formula="of:=PRODUCT([.A28:.A31])" office:value-type="float" office:value="184172040" calcext:value-type="float">
            <text:p>184172040</text:p>
          </table:table-cell>
          <table:table-cell table:formula="of:==PRODUCT([.A28:.A32])" office:value-type="float" office:value="20995612560" calcext:value-type="float">
            <text:p>20995612560</text:p>
          </table:table-cell>
          <table:table-cell table:formula="of:==PRODUCT([.A28:.A33])" office:value-type="float" office:value="2372504219280" calcext:value-type="float">
            <text:p>2372504219280</text:p>
          </table:table-cell>
          <table:table-cell table:formula="of:=PRODUCT([.A28:.A34])" office:value-type="float" office:value="265720472559360" calcext:value-type="float">
            <text:p>265720472559360</text:p>
          </table:table-cell>
          <table:table-cell table:formula="of:=[.A28]*[.A29]*[.A30]*[.A31]*[.A32]*[.A33]*[.A34]*[.A35]" office:value-type="float" office:value="2.9494972454089E+016" calcext:value-type="float">
            <text:p>29494972454089000</text:p>
          </table:table-cell>
          <table:table-cell table:formula="of:=PRODUCT([.A28:.A36])" office:value-type="float" office:value="3.24444696994979E+018" calcext:value-type="float">
            <text:p>3244446969949790000</text:p>
          </table:table-cell>
          <table:table-cell table:formula="of:=PRODUCT([.A28:.A37])" office:value-type="float" office:value="3.53644719724527E+020" calcext:value-type="float">
            <text:p>353644719724527000000</text:p>
          </table:table-cell>
          <table:table-cell table:formula="of:=PRODUCT([.A28:.A38])" office:value-type="float" office:value="3.81936297302489E+022" calcext:value-type="float">
            <text:p>38193629730248900000000</text:p>
          </table:table-cell>
          <table:table-cell table:number-columns-repeated="1014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PRODUCT([.A29:.A31])" office:value-type="float" office:value="1560780" calcext:value-type="float">
            <text:p>1560780</text:p>
          </table:table-cell>
          <table:table-cell table:formula="of:=PRODUCT([.A29:.A32])" office:value-type="float" office:value="177928920" calcext:value-type="float">
            <text:p>177928920</text:p>
          </table:table-cell>
          <table:table-cell table:formula="of:==PRODUCT([.A29:.A33])" office:value-type="float" office:value="20105967960" calcext:value-type="float">
            <text:p>20105967960</text:p>
          </table:table-cell>
          <table:table-cell table:formula="of:==PRODUCT([.A29:.A34])" office:value-type="float" office:value="2251868411520" calcext:value-type="float">
            <text:p>2251868411520</text:p>
          </table:table-cell>
          <table:table-cell table:formula="of:=PRODUCT([.A29:.A35])" office:value-type="float" office:value="249957393678720" calcext:value-type="float">
            <text:p>249957393678720</text:p>
          </table:table-cell>
          <table:table-cell table:formula="of:=[.A29]*[.A30]*[.A31]*[.A32]*[.A33]*[.A34]*[.A35]*[.A36]" office:value-type="float" office:value="2.74953133046592E+016" calcext:value-type="float">
            <text:p>27495313304659200</text:p>
          </table:table-cell>
          <table:table-cell table:formula="of:=PRODUCT([.A29:.A37])" office:value-type="float" office:value="2.99698915020785E+018" calcext:value-type="float">
            <text:p>2996989150207850000</text:p>
          </table:table-cell>
          <table:table-cell table:formula="of:=PRODUCT([.A29:.A38])" office:value-type="float" office:value="3.23674828222448E+020" calcext:value-type="float">
            <text:p>323674828222448000000</text:p>
          </table:table-cell>
          <table:table-cell table:formula="of:=PRODUCT([.A29:.A39])" office:value-type="float" office:value="3.46332066198019E+022" calcext:value-type="float">
            <text:p>34633206619801900000000</text:p>
          </table:table-cell>
          <table:table-cell table:number-columns-repeated="1014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PRODUCT([.A30:.A32])" office:value-type="float" office:value="1520760" calcext:value-type="float">
            <text:p>1520760</text:p>
          </table:table-cell>
          <table:table-cell table:formula="of:=PRODUCT([.A30:.A33])" office:value-type="float" office:value="171845880" calcext:value-type="float">
            <text:p>171845880</text:p>
          </table:table-cell>
          <table:table-cell table:formula="of:==PRODUCT([.A30:.A34])" office:value-type="float" office:value="19246738560" calcext:value-type="float">
            <text:p>19246738560</text:p>
          </table:table-cell>
          <table:table-cell table:formula="of:==PRODUCT([.A30:.A35])" office:value-type="float" office:value="2136387980160" calcext:value-type="float">
            <text:p>2136387980160</text:p>
          </table:table-cell>
          <table:table-cell table:formula="of:=PRODUCT([.A30:.A36])" office:value-type="float" office:value="235002677817600" calcext:value-type="float">
            <text:p>235002677817600</text:p>
          </table:table-cell>
          <table:table-cell table:formula="of:=[.A30]*[.A31]*[.A32]*[.A33]*[.A34]*[.A35]*[.A36]*[.A37]" office:value-type="float" office:value="2.56152918821184E+016" calcext:value-type="float">
            <text:p>25615291882118400</text:p>
          </table:table-cell>
          <table:table-cell table:formula="of:=PRODUCT([.A30:.A38])" office:value-type="float" office:value="2.76645152326879E+018" calcext:value-type="float">
            <text:p>2766451523268790000</text:p>
          </table:table-cell>
          <table:table-cell table:formula="of:=PRODUCT([.A30:.A39])" office:value-type="float" office:value="2.9601031298976E+020" calcext:value-type="float">
            <text:p>296010312989760000000</text:p>
          </table:table-cell>
          <table:table-cell table:formula="of:=PRODUCT([.A30:.A40])" office:value-type="float" office:value="3.13770931769146E+022" calcext:value-type="float">
            <text:p>31377093176914600000000</text:p>
          </table:table-cell>
          <table:table-cell table:number-columns-repeated="101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PRODUCT([.A31:.A33])" office:value-type="float" office:value="1481430" calcext:value-type="float">
            <text:p>1481430</text:p>
          </table:table-cell>
          <table:table-cell table:formula="of:=PRODUCT([.A31:.A34])" office:value-type="float" office:value="165920160" calcext:value-type="float">
            <text:p>165920160</text:p>
          </table:table-cell>
          <table:table-cell table:formula="of:==PRODUCT([.A31:.A35])" office:value-type="float" office:value="18417137760" calcext:value-type="float">
            <text:p>18417137760</text:p>
          </table:table-cell>
          <table:table-cell table:formula="of:==PRODUCT([.A31:.A36])" office:value-type="float" office:value="2025885153600" calcext:value-type="float">
            <text:p>2025885153600</text:p>
          </table:table-cell>
          <table:table-cell table:formula="of:=PRODUCT([.A31:.A37])" office:value-type="float" office:value="220821481742400" calcext:value-type="float">
            <text:p>220821481742400</text:p>
          </table:table-cell>
          <table:table-cell table:formula="of:=[.A31]*[.A32]*[.A33]*[.A34]*[.A35]*[.A36]*[.A37]*[.A38]" office:value-type="float" office:value="2.38487200281792E+016" calcext:value-type="float">
            <text:p>23848720028179200</text:p>
          </table:table-cell>
          <table:table-cell table:formula="of:=PRODUCT([.A31:.A39])" office:value-type="float" office:value="2.55181304301517E+018" calcext:value-type="float">
            <text:p>2551813043015170000</text:p>
          </table:table-cell>
          <table:table-cell table:formula="of:=PRODUCT([.A31:.A40])" office:value-type="float" office:value="2.70492182559608E+020" calcext:value-type="float">
            <text:p>270492182559608000000</text:p>
          </table:table-cell>
          <table:table-cell table:formula="of:=PRODUCT([.A31:.A41])" office:value-type="float" office:value="2.84016791687589E+022" calcext:value-type="float">
            <text:p>28401679168758900000000</text:p>
          </table:table-cell>
          <table:table-cell table:number-columns-repeated="101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PRODUCT([.A32:.A34])" office:value-type="float" office:value="1442784" calcext:value-type="float">
            <text:p>1442784</text:p>
          </table:table-cell>
          <table:table-cell table:formula="of:=PRODUCT([.A32:.A35])" office:value-type="float" office:value="160149024" calcext:value-type="float">
            <text:p>160149024</text:p>
          </table:table-cell>
          <table:table-cell table:formula="of:==PRODUCT([.A32:.A36])" office:value-type="float" office:value="17616392640" calcext:value-type="float">
            <text:p>17616392640</text:p>
          </table:table-cell>
          <table:table-cell table:formula="of:==PRODUCT([.A32:.A37])" office:value-type="float" office:value="1920186797760" calcext:value-type="float">
            <text:p>1920186797760</text:p>
          </table:table-cell>
          <table:table-cell table:formula="of:=PRODUCT([.A32:.A38])" office:value-type="float" office:value="207380174158080" calcext:value-type="float">
            <text:p>207380174158080</text:p>
          </table:table-cell>
          <table:table-cell table:formula="of:=[.A32]*[.A33]*[.A34]*[.A35]*[.A36]*[.A37]*[.A38]*[.A39]" office:value-type="float" office:value="2.21896786349146E+016" calcext:value-type="float">
            <text:p>22189678634914600</text:p>
          </table:table-cell>
          <table:table-cell table:formula="of:=PRODUCT([.A32:.A40])" office:value-type="float" office:value="2.35210593530094E+018" calcext:value-type="float">
            <text:p>2352105935300940000</text:p>
          </table:table-cell>
          <table:table-cell table:formula="of:=PRODUCT([.A32:.A41])" office:value-type="float" office:value="2.46971123206599E+020" calcext:value-type="float">
            <text:p>246971123206599000000</text:p>
          </table:table-cell>
          <table:table-cell table:formula="of:=PRODUCT([.A32:.A42])" office:value-type="float" office:value="2.56849968134863E+022" calcext:value-type="float">
            <text:p>25684996813486300000000</text:p>
          </table:table-cell>
          <table:table-cell table:number-columns-repeated="101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PRODUCT([.A33:.A35])" office:value-type="float" office:value="1404816" calcext:value-type="float">
            <text:p>1404816</text:p>
          </table:table-cell>
          <table:table-cell table:formula="of:=PRODUCT([.A33:.A36])" office:value-type="float" office:value="154529760" calcext:value-type="float">
            <text:p>154529760</text:p>
          </table:table-cell>
          <table:table-cell table:formula="of:==PRODUCT([.A33:.A37])" office:value-type="float" office:value="16843743840" calcext:value-type="float">
            <text:p>16843743840</text:p>
          </table:table-cell>
          <table:table-cell table:formula="of:==PRODUCT([.A33:.A38])" office:value-type="float" office:value="1819124334720" calcext:value-type="float">
            <text:p>1819124334720</text:p>
          </table:table-cell>
          <table:table-cell table:formula="of:=PRODUCT([.A33:.A39])" office:value-type="float" office:value="194646303815040" calcext:value-type="float">
            <text:p>194646303815040</text:p>
          </table:table-cell>
          <table:table-cell table:formula="of:=[.A33]*[.A34]*[.A35]*[.A36]*[.A37]*[.A38]*[.A39]*[.A40]" office:value-type="float" office:value="2.06325082043942E+016" calcext:value-type="float">
            <text:p>20632508204394200</text:p>
          </table:table-cell>
          <table:table-cell table:formula="of:=PRODUCT([.A33:.A41])" office:value-type="float" office:value="2.1664133614614E+018" calcext:value-type="float">
            <text:p>2166413361461400000</text:p>
          </table:table-cell>
          <table:table-cell table:formula="of:=PRODUCT([.A33:.A42])" office:value-type="float" office:value="2.25306989591985E+020" calcext:value-type="float">
            <text:p>225306989591985000000</text:p>
          </table:table-cell>
          <table:table-cell table:formula="of:=PRODUCT([.A33:.A43])" office:value-type="float" office:value="2.32066199279745E+022" calcext:value-type="float">
            <text:p>23206619927974500000000</text:p>
          </table:table-cell>
          <table:table-cell table:number-columns-repeated="101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PRODUCT([.A34:.A36])" office:value-type="float" office:value="1367520" calcext:value-type="float">
            <text:p>1367520</text:p>
          </table:table-cell>
          <table:table-cell table:formula="of:=PRODUCT([.A34:.A37])" office:value-type="float" office:value="149059680" calcext:value-type="float">
            <text:p>149059680</text:p>
          </table:table-cell>
          <table:table-cell table:formula="of:==PRODUCT([.A34:.A38])" office:value-type="float" office:value="16098445440" calcext:value-type="float">
            <text:p>16098445440</text:p>
          </table:table-cell>
          <table:table-cell table:formula="of:==PRODUCT([.A34:.A39])" office:value-type="float" office:value="1722533662080" calcext:value-type="float">
            <text:p>1722533662080</text:p>
          </table:table-cell>
          <table:table-cell table:formula="of:=PRODUCT([.A34:.A40])" office:value-type="float" office:value="182588568180480" calcext:value-type="float">
            <text:p>182588568180480</text:p>
          </table:table-cell>
          <table:table-cell table:formula="of:=[.A34]*[.A35]*[.A36]*[.A37]*[.A38]*[.A39]*[.A40]*[.A41]" office:value-type="float" office:value="1.91717996589504E+016" calcext:value-type="float">
            <text:p>19171799658950400</text:p>
          </table:table-cell>
          <table:table-cell table:formula="of:=PRODUCT([.A34:.A42])" office:value-type="float" office:value="1.99386716453084E+018" calcext:value-type="float">
            <text:p>1993867164530840000</text:p>
          </table:table-cell>
          <table:table-cell table:formula="of:=PRODUCT([.A34:.A43])" office:value-type="float" office:value="2.05368317946677E+020" calcext:value-type="float">
            <text:p>205368317946677000000</text:p>
          </table:table-cell>
          <table:table-cell table:formula="of:=PRODUCT([.A34:.A44])" office:value-type="float" office:value="2.0947568430561E+022" calcext:value-type="float">
            <text:p>20947568430561000000000</text:p>
          </table:table-cell>
          <table:table-cell table:number-columns-repeated="101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PRODUCT([.A35:.A37])" office:value-type="float" office:value="1330890" calcext:value-type="float">
            <text:p>1330890</text:p>
          </table:table-cell>
          <table:table-cell table:formula="of:=PRODUCT([.A35:.A38])" office:value-type="float" office:value="143736120" calcext:value-type="float">
            <text:p>143736120</text:p>
          </table:table-cell>
          <table:table-cell table:formula="of:==PRODUCT([.A35:.A39])" office:value-type="float" office:value="15379764840" calcext:value-type="float">
            <text:p>15379764840</text:p>
          </table:table-cell>
          <table:table-cell table:formula="of:==PRODUCT([.A35:.A40])" office:value-type="float" office:value="1630255073040" calcext:value-type="float">
            <text:p>1630255073040</text:p>
          </table:table-cell>
          <table:table-cell table:formula="of:=PRODUCT([.A35:.A41])" office:value-type="float" office:value="171176782669200" calcext:value-type="float">
            <text:p>171176782669200</text:p>
          </table:table-cell>
          <table:table-cell table:formula="of:=[.A35]*[.A36]*[.A37]*[.A38]*[.A39]*[.A40]*[.A41]*[.A42]" office:value-type="float" office:value="1.78023853975968E+016" calcext:value-type="float">
            <text:p>17802385397596800</text:p>
          </table:table-cell>
          <table:table-cell table:formula="of:=PRODUCT([.A35:.A43])" office:value-type="float" office:value="1.83364569595247E+018" calcext:value-type="float">
            <text:p>1833645695952470000</text:p>
          </table:table-cell>
          <table:table-cell table:formula="of:=PRODUCT([.A35:.A44])" office:value-type="float" office:value="1.87031860987152E+020" calcext:value-type="float">
            <text:p>187031860987152000000</text:p>
          </table:table-cell>
          <table:table-cell table:formula="of:=PRODUCT([.A35:.A45])" office:value-type="float" office:value="1.88902179597024E+022" calcext:value-type="float">
            <text:p>18890217959702400000000</text:p>
          </table:table-cell>
          <table:table-cell table:number-columns-repeated="101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PRODUCT([.A36:.A38])" office:value-type="float" office:value="1294920" calcext:value-type="float">
            <text:p>1294920</text:p>
          </table:table-cell>
          <table:table-cell table:formula="of:=PRODUCT([.A36:.A39])" office:value-type="float" office:value="138556440" calcext:value-type="float">
            <text:p>138556440</text:p>
          </table:table-cell>
          <table:table-cell table:formula="of:==PRODUCT([.A36:.A40])" office:value-type="float" office:value="14686982640" calcext:value-type="float">
            <text:p>14686982640</text:p>
          </table:table-cell>
          <table:table-cell table:formula="of:==PRODUCT([.A36:.A41])" office:value-type="float" office:value="1542133177200" calcext:value-type="float">
            <text:p>1542133177200</text:p>
          </table:table-cell>
          <table:table-cell table:formula="of:=PRODUCT([.A36:.A42])" office:value-type="float" office:value="160381850428800" calcext:value-type="float">
            <text:p>160381850428800</text:p>
          </table:table-cell>
          <table:table-cell table:formula="of:=[.A36]*[.A37]*[.A38]*[.A39]*[.A40]*[.A41]*[.A42]*[.A43]" office:value-type="float" office:value="1.65193305941664E+016" calcext:value-type="float">
            <text:p>16519330594166400</text:p>
          </table:table-cell>
          <table:table-cell table:formula="of:=PRODUCT([.A36:.A44])" office:value-type="float" office:value="1.68497172060497E+018" calcext:value-type="float">
            <text:p>1684971720604970000</text:p>
          </table:table-cell>
          <table:table-cell table:formula="of:=PRODUCT([.A36:.A45])" office:value-type="float" office:value="1.70182143781102E+020" calcext:value-type="float">
            <text:p>170182143781102000000</text:p>
          </table:table-cell>
          <table:table-cell table:formula="of:=PRODUCT([.A36:.A46])" office:value-type="float" office:value="1.70182143781102E+022" calcext:value-type="float">
            <text:p>17018214378110200000000</text:p>
          </table:table-cell>
          <table:table-cell table:number-columns-repeated="101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PRODUCT([.A37:.A39])" office:value-type="float" office:value="1259604" calcext:value-type="float">
            <text:p>1259604</text:p>
          </table:table-cell>
          <table:table-cell table:formula="of:=PRODUCT([.A37:.A40])" office:value-type="float" office:value="133518024" calcext:value-type="float">
            <text:p>133518024</text:p>
          </table:table-cell>
          <table:table-cell table:formula="of:==PRODUCT([.A37:.A41])" office:value-type="float" office:value="14019392520" calcext:value-type="float">
            <text:p>14019392520</text:p>
          </table:table-cell>
          <table:table-cell table:formula="of:==PRODUCT([.A37:.A42])" office:value-type="float" office:value="1458016822080" calcext:value-type="float">
            <text:p>1458016822080</text:p>
          </table:table-cell>
          <table:table-cell table:formula="of:=PRODUCT([.A37:.A43])" office:value-type="float" office:value="150175732674240" calcext:value-type="float">
            <text:p>150175732674240</text:p>
          </table:table-cell>
          <table:table-cell table:formula="of:=[.A37]*[.A38]*[.A39]*[.A40]*[.A41]*[.A42]*[.A43]*[.A44]" office:value-type="float" office:value="1.53179247327725E+016" calcext:value-type="float">
            <text:p>15317924732772500</text:p>
          </table:table-cell>
          <table:table-cell table:formula="of:=PRODUCT([.A37:.A45])" office:value-type="float" office:value="1.54711039801002E+018" calcext:value-type="float">
            <text:p>1547110398010020000</text:p>
          </table:table-cell>
          <table:table-cell table:formula="of:=PRODUCT([.A37:.A46])" office:value-type="float" office:value="1.54711039801002E+020" calcext:value-type="float">
            <text:p>154711039801002000000</text:p>
          </table:table-cell>
          <table:table-cell table:formula="of:=PRODUCT([.A37:.A47])" office:value-type="float" office:value="1.53163929402992E+022" calcext:value-type="float">
            <text:p>15316392940299200000000</text:p>
          </table:table-cell>
          <table:table-cell table:number-columns-repeated="101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PRODUCT([.A38:.A40])" office:value-type="float" office:value="1224936" calcext:value-type="float">
            <text:p>1224936</text:p>
          </table:table-cell>
          <table:table-cell table:formula="of:=PRODUCT([.A38:.A41])" office:value-type="float" office:value="128618280" calcext:value-type="float">
            <text:p>128618280</text:p>
          </table:table-cell>
          <table:table-cell table:formula="of:==PRODUCT([.A38:.A42])" office:value-type="float" office:value="13376301120" calcext:value-type="float">
            <text:p>13376301120</text:p>
          </table:table-cell>
          <table:table-cell table:formula="of:==PRODUCT([.A38:.A43])" office:value-type="float" office:value="1377759015360" calcext:value-type="float">
            <text:p>1377759015360</text:p>
          </table:table-cell>
          <table:table-cell table:formula="of:=PRODUCT([.A38:.A44])" office:value-type="float" office:value="140531419566720" calcext:value-type="float">
            <text:p>140531419566720</text:p>
          </table:table-cell>
          <table:table-cell table:formula="of:=[.A38]*[.A39]*[.A40]*[.A41]*[.A42]*[.A43]*[.A44]*[.A45]" office:value-type="float" office:value="1.41936733762387E+016" calcext:value-type="float">
            <text:p>14193673376238700</text:p>
          </table:table-cell>
          <table:table-cell table:formula="of:=PRODUCT([.A38:.A46])" office:value-type="float" office:value="1.41936733762387E+018" calcext:value-type="float">
            <text:p>1419367337623870000</text:p>
          </table:table-cell>
          <table:table-cell table:formula="of:=PRODUCT([.A38:.A47])" office:value-type="float" office:value="1.40517366424763E+020" calcext:value-type="float">
            <text:p>140517366424763000000</text:p>
          </table:table-cell>
          <table:table-cell table:formula="of:=PRODUCT([.A38:.A48])" office:value-type="float" office:value="1.37707019096268E+022" calcext:value-type="float">
            <text:p>13770701909626800000000</text:p>
          </table:table-cell>
          <table:table-cell table:number-columns-repeated="101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PRODUCT([.A39:.A41])" office:value-type="float" office:value="1190910" calcext:value-type="float">
            <text:p>1190910</text:p>
          </table:table-cell>
          <table:table-cell table:formula="of:=PRODUCT([.A39:.A42])" office:value-type="float" office:value="123854640" calcext:value-type="float">
            <text:p>123854640</text:p>
          </table:table-cell>
          <table:table-cell table:formula="of:==PRODUCT([.A39:.A43])" office:value-type="float" office:value="12757027920" calcext:value-type="float">
            <text:p>12757027920</text:p>
          </table:table-cell>
          <table:table-cell table:formula="of:==PRODUCT([.A39:.A44])" office:value-type="float" office:value="1301216847840" calcext:value-type="float">
            <text:p>1301216847840</text:p>
          </table:table-cell>
          <table:table-cell table:formula="of:=PRODUCT([.A39:.A45])" office:value-type="float" office:value="131422901631840" calcext:value-type="float">
            <text:p>131422901631840</text:p>
          </table:table-cell>
          <table:table-cell table:formula="of:=[.A39]*[.A40]*[.A41]*[.A42]*[.A43]*[.A44]*[.A45]*[.A46]" office:value-type="float" office:value="1.3142290163184E+016" calcext:value-type="float">
            <text:p>13142290163184000</text:p>
          </table:table-cell>
          <table:table-cell table:formula="of:=PRODUCT([.A39:.A47])" office:value-type="float" office:value="1.30108672615522E+018" calcext:value-type="float">
            <text:p>1301086726155220000</text:p>
          </table:table-cell>
          <table:table-cell table:formula="of:=PRODUCT([.A39:.A48])" office:value-type="float" office:value="1.27506499163211E+020" calcext:value-type="float">
            <text:p>127506499163211000000</text:p>
          </table:table-cell>
          <table:table-cell table:formula="of:=PRODUCT([.A39:.A49])" office:value-type="float" office:value="1.23681304188315E+022" calcext:value-type="float">
            <text:p>12368130418831500000000</text:p>
          </table:table-cell>
          <table:table-cell table:number-columns-repeated="101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PRODUCT([.A40:.A42])" office:value-type="float" office:value="1157520" calcext:value-type="float">
            <text:p>1157520</text:p>
          </table:table-cell>
          <table:table-cell table:formula="of:=PRODUCT([.A40:.A43])" office:value-type="float" office:value="119224560" calcext:value-type="float">
            <text:p>119224560</text:p>
          </table:table-cell>
          <table:table-cell table:formula="of:==PRODUCT([.A40:.A44])" office:value-type="float" office:value="12160905120" calcext:value-type="float">
            <text:p>12160905120</text:p>
          </table:table-cell>
          <table:table-cell table:formula="of:==PRODUCT([.A40:.A45])" office:value-type="float" office:value="1228251417120" calcext:value-type="float">
            <text:p>1228251417120</text:p>
          </table:table-cell>
          <table:table-cell table:formula="of:=PRODUCT([.A40:.A46])" office:value-type="float" office:value="122825141712000" calcext:value-type="float">
            <text:p>122825141712000</text:p>
          </table:table-cell>
          <table:table-cell table:formula="of:=[.A40]*[.A41]*[.A42]*[.A43]*[.A44]*[.A45]*[.A46]*[.A47]" office:value-type="float" office:value="1.2159689029488E+016" calcext:value-type="float">
            <text:p>12159689029488000</text:p>
          </table:table-cell>
          <table:table-cell table:formula="of:=PRODUCT([.A40:.A48])" office:value-type="float" office:value="1.19164952488982E+018" calcext:value-type="float">
            <text:p>1191649524889820000</text:p>
          </table:table-cell>
          <table:table-cell table:formula="of:=PRODUCT([.A40:.A49])" office:value-type="float" office:value="1.15590003914313E+020" calcext:value-type="float">
            <text:p>115590003914313000000</text:p>
          </table:table-cell>
          <table:table-cell table:formula="of:=PRODUCT([.A40:.A50])" office:value-type="float" office:value="1.1096640375774E+022" calcext:value-type="float">
            <text:p>11096640375774000000000</text:p>
          </table:table-cell>
          <table:table-cell table:number-columns-repeated="101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PRODUCT([.A41:.A43])" office:value-type="float" office:value="1124760" calcext:value-type="float">
            <text:p>1124760</text:p>
          </table:table-cell>
          <table:table-cell table:formula="of:=PRODUCT([.A41:.A44])" office:value-type="float" office:value="114725520" calcext:value-type="float">
            <text:p>114725520</text:p>
          </table:table-cell>
          <table:table-cell table:formula="of:==PRODUCT([.A41:.A45])" office:value-type="float" office:value="11587277520" calcext:value-type="float">
            <text:p>11587277520</text:p>
          </table:table-cell>
          <table:table-cell table:formula="of:==PRODUCT([.A41:.A46])" office:value-type="float" office:value="1158727752000" calcext:value-type="float">
            <text:p>1158727752000</text:p>
          </table:table-cell>
          <table:table-cell table:formula="of:=PRODUCT([.A41:.A47])" office:value-type="float" office:value="114714047448000" calcext:value-type="float">
            <text:p>114714047448000</text:p>
          </table:table-cell>
          <table:table-cell table:formula="of:=[.A41]*[.A42]*[.A43]*[.A44]*[.A45]*[.A46]*[.A47]*[.A48]" office:value-type="float" office:value="1.1241976649904E+016" calcext:value-type="float">
            <text:p>11241976649904000</text:p>
          </table:table-cell>
          <table:table-cell table:formula="of:=PRODUCT([.A41:.A49])" office:value-type="float" office:value="1.09047173504069E+018" calcext:value-type="float">
            <text:p>1090471735040690000</text:p>
          </table:table-cell>
          <table:table-cell table:formula="of:=PRODUCT([.A41:.A50])" office:value-type="float" office:value="1.04685286563906E+020" calcext:value-type="float">
            <text:p>104685286563906000000</text:p>
          </table:table-cell>
          <table:table-cell table:formula="of:=PRODUCT([.A41:.A51])" office:value-type="float" office:value="9.94510222357108E+021" calcext:value-type="float">
            <text:p>9945102223571080000000</text:p>
          </table:table-cell>
          <table:table-cell table:number-columns-repeated="101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PRODUCT([.A42:.A44])" office:value-type="float" office:value="1092624" calcext:value-type="float">
            <text:p>1092624</text:p>
          </table:table-cell>
          <table:table-cell table:formula="of:=PRODUCT([.A42:.A45])" office:value-type="float" office:value="110355024" calcext:value-type="float">
            <text:p>110355024</text:p>
          </table:table-cell>
          <table:table-cell table:formula="of:==PRODUCT([.A42:.A46])" office:value-type="float" office:value="11035502400" calcext:value-type="float">
            <text:p>11035502400</text:p>
          </table:table-cell>
          <table:table-cell table:formula="of:==PRODUCT([.A42:.A47])" office:value-type="float" office:value="1092514737600" calcext:value-type="float">
            <text:p>1092514737600</text:p>
          </table:table-cell>
          <table:table-cell table:formula="of:=PRODUCT([.A42:.A48])" office:value-type="float" office:value="107066444284800" calcext:value-type="float">
            <text:p>107066444284800</text:p>
          </table:table-cell>
          <table:table-cell table:formula="of:=[.A42]*[.A43]*[.A44]*[.A45]*[.A46]*[.A47]*[.A48]*[.A49]" office:value-type="float" office:value="1.03854450956256E+016" calcext:value-type="float">
            <text:p>10385445095625600</text:p>
          </table:table-cell>
          <table:table-cell table:formula="of:=PRODUCT([.A42:.A50])" office:value-type="float" office:value="9.97002729180058E+017" calcext:value-type="float">
            <text:p>997002729180058000</text:p>
          </table:table-cell>
          <table:table-cell table:formula="of:=PRODUCT([.A42:.A51])" office:value-type="float" office:value="9.47152592721055E+019" calcext:value-type="float">
            <text:p>94715259272105500000</text:p>
          </table:table-cell>
          <table:table-cell table:formula="of:=PRODUCT([.A42:.A52])" office:value-type="float" office:value="8.90323437157791E+021" calcext:value-type="float">
            <text:p>8903234371577910000000</text:p>
          </table:table-cell>
          <table:table-cell table:number-columns-repeated="101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PRODUCT([.A43:.A45])" office:value-type="float" office:value="1061106" calcext:value-type="float">
            <text:p>1061106</text:p>
          </table:table-cell>
          <table:table-cell table:formula="of:=PRODUCT([.A43:.A46])" office:value-type="float" office:value="106110600" calcext:value-type="float">
            <text:p>106110600</text:p>
          </table:table-cell>
          <table:table-cell table:formula="of:==PRODUCT([.A43:.A47])" office:value-type="float" office:value="10504949400" calcext:value-type="float">
            <text:p>10504949400</text:p>
          </table:table-cell>
          <table:table-cell table:formula="of:==PRODUCT([.A43:.A48])" office:value-type="float" office:value="1029485041200" calcext:value-type="float">
            <text:p>1029485041200</text:p>
          </table:table-cell>
          <table:table-cell table:formula="of:=PRODUCT([.A43:.A49])" office:value-type="float" office:value="99860048996400" calcext:value-type="float">
            <text:p>99860048996400</text:p>
          </table:table-cell>
          <table:table-cell table:formula="of:=[.A43]*[.A44]*[.A45]*[.A46]*[.A47]*[.A48]*[.A49]*[.A50]" office:value-type="float" office:value="9.5865647036544E+015" calcext:value-type="float">
            <text:p>9586564703654400</text:p>
          </table:table-cell>
          <table:table-cell table:formula="of:=PRODUCT([.A43:.A51])" office:value-type="float" office:value="9.10723646847168E+017" calcext:value-type="float">
            <text:p>910723646847168000</text:p>
          </table:table-cell>
          <table:table-cell table:formula="of:=PRODUCT([.A43:.A52])" office:value-type="float" office:value="8.56080228036338E+019" calcext:value-type="float">
            <text:p>85608022803633800000</text:p>
          </table:table-cell>
          <table:table-cell table:formula="of:=PRODUCT([.A43:.A53])" office:value-type="float" office:value="7.96154612073794E+021" calcext:value-type="float">
            <text:p>7961546120737940000000</text:p>
          </table:table-cell>
          <table:table-cell table:number-columns-repeated="101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PRODUCT([.A44:.A46])" office:value-type="float" office:value="1030200" calcext:value-type="float">
            <text:p>1030200</text:p>
          </table:table-cell>
          <table:table-cell table:formula="of:=PRODUCT([.A44:.A47])" office:value-type="float" office:value="101989800" calcext:value-type="float">
            <text:p>101989800</text:p>
          </table:table-cell>
          <table:table-cell table:formula="of:==PRODUCT([.A44:.A48])" office:value-type="float" office:value="9995000400" calcext:value-type="float">
            <text:p>9995000400</text:p>
          </table:table-cell>
          <table:table-cell table:formula="of:==PRODUCT([.A44:.A49])" office:value-type="float" office:value="969515038800" calcext:value-type="float">
            <text:p>969515038800</text:p>
          </table:table-cell>
          <table:table-cell table:formula="of:=PRODUCT([.A44:.A50])" office:value-type="float" office:value="93073443724800" calcext:value-type="float">
            <text:p>93073443724800</text:p>
          </table:table-cell>
          <table:table-cell table:formula="of:=[.A44]*[.A45]*[.A46]*[.A47]*[.A48]*[.A49]*[.A50]*[.A51]" office:value-type="float" office:value="8.841977153856E+015" calcext:value-type="float">
            <text:p>8841977153856000</text:p>
          </table:table-cell>
          <table:table-cell table:formula="of:=PRODUCT([.A44:.A52])" office:value-type="float" office:value="8.31145852462464E+017" calcext:value-type="float">
            <text:p>831145852462464000</text:p>
          </table:table-cell>
          <table:table-cell table:formula="of:=PRODUCT([.A44:.A53])" office:value-type="float" office:value="7.72965642790092E+019" calcext:value-type="float">
            <text:p>77296564279009200000</text:p>
          </table:table-cell>
          <table:table-cell table:formula="of:=PRODUCT([.A44:.A54])" office:value-type="float" office:value="7.11128391366884E+021" calcext:value-type="float">
            <text:p>7111283913668840000000</text:p>
          </table:table-cell>
          <table:table-cell table:number-columns-repeated="101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PRODUCT([.A45:.A47])" office:value-type="float" office:value="999900" calcext:value-type="float">
            <text:p>999900</text:p>
          </table:table-cell>
          <table:table-cell table:formula="of:=PRODUCT([.A45:.A48])" office:value-type="float" office:value="97990200" calcext:value-type="float">
            <text:p>97990200</text:p>
          </table:table-cell>
          <table:table-cell table:formula="of:==PRODUCT([.A45:.A49])" office:value-type="float" office:value="9505049400" calcext:value-type="float">
            <text:p>9505049400</text:p>
          </table:table-cell>
          <table:table-cell table:formula="of:==PRODUCT([.A45:.A50])" office:value-type="float" office:value="912484742400" calcext:value-type="float">
            <text:p>912484742400</text:p>
          </table:table-cell>
          <table:table-cell table:formula="of:=PRODUCT([.A45:.A51])" office:value-type="float" office:value="86686050528000" calcext:value-type="float">
            <text:p>86686050528000</text:p>
          </table:table-cell>
          <table:table-cell table:formula="of:=[.A45]*[.A46]*[.A47]*[.A48]*[.A49]*[.A50]*[.A51]*[.A52]" office:value-type="float" office:value="8.148488749632E+015" calcext:value-type="float">
            <text:p>8148488749632000</text:p>
          </table:table-cell>
          <table:table-cell table:formula="of:=PRODUCT([.A45:.A53])" office:value-type="float" office:value="7.57809453715776E+017" calcext:value-type="float">
            <text:p>757809453715776000</text:p>
          </table:table-cell>
          <table:table-cell table:formula="of:=PRODUCT([.A45:.A54])" office:value-type="float" office:value="6.97184697418514E+019" calcext:value-type="float">
            <text:p>69718469741851400000</text:p>
          </table:table-cell>
          <table:table-cell table:formula="of:=PRODUCT([.A45:.A55])" office:value-type="float" office:value="6.34438074650848E+021" calcext:value-type="float">
            <text:p>6344380746508480000000</text:p>
          </table:table-cell>
          <table:table-cell table:number-columns-repeated="101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PRODUCT([.A46:.A48])" office:value-type="float" office:value="970200" calcext:value-type="float">
            <text:p>970200</text:p>
          </table:table-cell>
          <table:table-cell table:formula="of:=PRODUCT([.A46:.A49])" office:value-type="float" office:value="94109400" calcext:value-type="float">
            <text:p>94109400</text:p>
          </table:table-cell>
          <table:table-cell table:formula="of:==PRODUCT([.A46:.A50])" office:value-type="float" office:value="9034502400" calcext:value-type="float">
            <text:p>9034502400</text:p>
          </table:table-cell>
          <table:table-cell table:formula="of:==PRODUCT([.A46:.A51])" office:value-type="float" office:value="858277728000" calcext:value-type="float">
            <text:p>858277728000</text:p>
          </table:table-cell>
          <table:table-cell table:formula="of:=PRODUCT([.A46:.A52])" office:value-type="float" office:value="80678106432000" calcext:value-type="float">
            <text:p>80678106432000</text:p>
          </table:table-cell>
          <table:table-cell table:formula="of:=[.A46]*[.A47]*[.A48]*[.A49]*[.A50]*[.A51]*[.A52]*[.A53]" office:value-type="float" office:value="7.503063898176E+015" calcext:value-type="float">
            <text:p>7503063898176000</text:p>
          </table:table-cell>
          <table:table-cell table:formula="of:=PRODUCT([.A46:.A54])" office:value-type="float" office:value="6.90281878632192E+017" calcext:value-type="float">
            <text:p>690281878632192000</text:p>
          </table:table-cell>
          <table:table-cell table:formula="of:=PRODUCT([.A46:.A55])" office:value-type="float" office:value="6.28156509555295E+019" calcext:value-type="float">
            <text:p>62815650955529500000</text:p>
          </table:table-cell>
          <table:table-cell table:formula="of:=PRODUCT([.A46:.A56])" office:value-type="float" office:value="5.65340858599765E+021" calcext:value-type="float">
            <text:p>5653408585997650000000</text:p>
          </table:table-cell>
          <table:table-cell table:number-columns-repeated="101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PRODUCT([.A47:.A49])" office:value-type="float" office:value="941094" calcext:value-type="float">
            <text:p>941094</text:p>
          </table:table-cell>
          <table:table-cell table:formula="of:=PRODUCT([.A47:.A50])" office:value-type="float" office:value="90345024" calcext:value-type="float">
            <text:p>90345024</text:p>
          </table:table-cell>
          <table:table-cell table:formula="of:==PRODUCT([.A47:.A51])" office:value-type="float" office:value="8582777280" calcext:value-type="float">
            <text:p>8582777280</text:p>
          </table:table-cell>
          <table:table-cell table:formula="of:==PRODUCT([.A47:.A52])" office:value-type="float" office:value="806781064320" calcext:value-type="float">
            <text:p>806781064320</text:p>
          </table:table-cell>
          <table:table-cell table:formula="of:=PRODUCT([.A47:.A53])" office:value-type="float" office:value="75030638981760" calcext:value-type="float">
            <text:p>75030638981760</text:p>
          </table:table-cell>
          <table:table-cell table:formula="of:=[.A47]*[.A48]*[.A49]*[.A50]*[.A51]*[.A52]*[.A53]*[.A54]" office:value-type="float" office:value="6.90281878632192E+015" calcext:value-type="float">
            <text:p>6902818786321920</text:p>
          </table:table-cell>
          <table:table-cell table:formula="of:=PRODUCT([.A47:.A55])" office:value-type="float" office:value="6.28156509555295E+017" calcext:value-type="float">
            <text:p>628156509555295000</text:p>
          </table:table-cell>
          <table:table-cell table:formula="of:=PRODUCT([.A47:.A56])" office:value-type="float" office:value="5.65340858599765E+019" calcext:value-type="float">
            <text:p>56534085859976500000</text:p>
          </table:table-cell>
          <table:table-cell table:formula="of:=PRODUCT([.A47:.A57])" office:value-type="float" office:value="5.03153364153791E+021" calcext:value-type="float">
            <text:p>5031533641537910000000</text:p>
          </table:table-cell>
          <table:table-cell table:number-columns-repeated="101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PRODUCT([.A48:.A50])" office:value-type="float" office:value="912576" calcext:value-type="float">
            <text:p>912576</text:p>
          </table:table-cell>
          <table:table-cell table:formula="of:=PRODUCT([.A48:.A51])" office:value-type="float" office:value="86694720" calcext:value-type="float">
            <text:p>86694720</text:p>
          </table:table-cell>
          <table:table-cell table:formula="of:==PRODUCT([.A48:.A52])" office:value-type="float" office:value="8149303680" calcext:value-type="float">
            <text:p>8149303680</text:p>
          </table:table-cell>
          <table:table-cell table:formula="of:==PRODUCT([.A48:.A53])" office:value-type="float" office:value="757885242240" calcext:value-type="float">
            <text:p>757885242240</text:p>
          </table:table-cell>
          <table:table-cell table:formula="of:=PRODUCT([.A48:.A54])" office:value-type="float" office:value="69725442286080" calcext:value-type="float">
            <text:p>69725442286080</text:p>
          </table:table-cell>
          <table:table-cell table:formula="of:=[.A48]*[.A49]*[.A50]*[.A51]*[.A52]*[.A53]*[.A54]*[.A55]" office:value-type="float" office:value="6.34501524803328E+015" calcext:value-type="float">
            <text:p>6345015248033280</text:p>
          </table:table-cell>
          <table:table-cell table:formula="of:=PRODUCT([.A48:.A56])" office:value-type="float" office:value="5.71051372322995E+017" calcext:value-type="float">
            <text:p>571051372322995000</text:p>
          </table:table-cell>
          <table:table-cell table:formula="of:=PRODUCT([.A48:.A57])" office:value-type="float" office:value="5.08235721367466E+019" calcext:value-type="float">
            <text:p>50823572136746600000</text:p>
          </table:table-cell>
          <table:table-cell table:formula="of:=PRODUCT([.A48:.A58])" office:value-type="float" office:value="4.4724743480337E+021" calcext:value-type="float">
            <text:p>4472474348033700000000</text:p>
          </table:table-cell>
          <table:table-cell table:number-columns-repeated="101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PRODUCT([.A49:.A51])" office:value-type="float" office:value="884640" calcext:value-type="float">
            <text:p>884640</text:p>
          </table:table-cell>
          <table:table-cell table:formula="of:=PRODUCT([.A49:.A52])" office:value-type="float" office:value="83156160" calcext:value-type="float">
            <text:p>83156160</text:p>
          </table:table-cell>
          <table:table-cell table:formula="of:==PRODUCT([.A49:.A53])" office:value-type="float" office:value="7733522880" calcext:value-type="float">
            <text:p>7733522880</text:p>
          </table:table-cell>
          <table:table-cell table:formula="of:==PRODUCT([.A49:.A54])" office:value-type="float" office:value="711484104960" calcext:value-type="float">
            <text:p>711484104960</text:p>
          </table:table-cell>
          <table:table-cell table:formula="of:=PRODUCT([.A49:.A55])" office:value-type="float" office:value="64745053551360" calcext:value-type="float">
            <text:p>64745053551360</text:p>
          </table:table-cell>
          <table:table-cell table:formula="of:=[.A49]*[.A50]*[.A51]*[.A52]*[.A53]*[.A54]*[.A55]*[.A56]" office:value-type="float" office:value="5.8270548196224E+015" calcext:value-type="float">
            <text:p>5827054819622400</text:p>
          </table:table-cell>
          <table:table-cell table:formula="of:=PRODUCT([.A49:.A57])" office:value-type="float" office:value="5.18607878946394E+017" calcext:value-type="float">
            <text:p>518607878946394000</text:p>
          </table:table-cell>
          <table:table-cell table:formula="of:=PRODUCT([.A49:.A58])" office:value-type="float" office:value="4.56374933472826E+019" calcext:value-type="float">
            <text:p>45637493347282600000</text:p>
          </table:table-cell>
          <table:table-cell table:formula="of:=PRODUCT([.A49:.A59])" office:value-type="float" office:value="3.97046192121359E+021" calcext:value-type="float">
            <text:p>3970461921213590000000</text:p>
          </table:table-cell>
          <table:table-cell table:number-columns-repeated="101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PRODUCT([.A50:.A52])" office:value-type="float" office:value="857280" calcext:value-type="float">
            <text:p>857280</text:p>
          </table:table-cell>
          <table:table-cell table:formula="of:=PRODUCT([.A50:.A53])" office:value-type="float" office:value="79727040" calcext:value-type="float">
            <text:p>79727040</text:p>
          </table:table-cell>
          <table:table-cell table:formula="of:==PRODUCT([.A50:.A54])" office:value-type="float" office:value="7334887680" calcext:value-type="float">
            <text:p>7334887680</text:p>
          </table:table-cell>
          <table:table-cell table:formula="of:==PRODUCT([.A50:.A55])" office:value-type="float" office:value="667474778880" calcext:value-type="float">
            <text:p>667474778880</text:p>
          </table:table-cell>
          <table:table-cell table:formula="of:=PRODUCT([.A50:.A56])" office:value-type="float" office:value="60072730099200" calcext:value-type="float">
            <text:p>60072730099200</text:p>
          </table:table-cell>
          <table:table-cell table:formula="of:=[.A50]*[.A51]*[.A52]*[.A53]*[.A54]*[.A55]*[.A56]*[.A57]" office:value-type="float" office:value="5.3464729788288E+015" calcext:value-type="float">
            <text:p>5346472978828800</text:p>
          </table:table-cell>
          <table:table-cell table:formula="of:=PRODUCT([.A50:.A58])" office:value-type="float" office:value="4.70489622136934E+017" calcext:value-type="float">
            <text:p>470489622136934000</text:p>
          </table:table-cell>
          <table:table-cell table:formula="of:=PRODUCT([.A50:.A59])" office:value-type="float" office:value="4.09325971259133E+019" calcext:value-type="float">
            <text:p>40932597125913300000</text:p>
          </table:table-cell>
          <table:table-cell table:formula="of:=PRODUCT([.A50:.A60])" office:value-type="float" office:value="3.52020335282854E+021" calcext:value-type="float">
            <text:p>3520203352828540000000</text:p>
          </table:table-cell>
          <table:table-cell table:number-columns-repeated="101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PRODUCT([.A51:.A53])" office:value-type="float" office:value="830490" calcext:value-type="float">
            <text:p>830490</text:p>
          </table:table-cell>
          <table:table-cell table:formula="of:=PRODUCT([.A51:.A54])" office:value-type="float" office:value="76405080" calcext:value-type="float">
            <text:p>76405080</text:p>
          </table:table-cell>
          <table:table-cell table:formula="of:==PRODUCT([.A51:.A55])" office:value-type="float" office:value="6952862280" calcext:value-type="float">
            <text:p>6952862280</text:p>
          </table:table-cell>
          <table:table-cell table:formula="of:==PRODUCT([.A51:.A56])" office:value-type="float" office:value="625757605200" calcext:value-type="float">
            <text:p>625757605200</text:p>
          </table:table-cell>
          <table:table-cell table:formula="of:=PRODUCT([.A51:.A57])" office:value-type="float" office:value="55692426862800" calcext:value-type="float">
            <text:p>55692426862800</text:p>
          </table:table-cell>
          <table:table-cell table:formula="of:=[.A51]*[.A52]*[.A53]*[.A54]*[.A55]*[.A56]*[.A57]*[.A58]" office:value-type="float" office:value="4.9009335639264E+015" calcext:value-type="float">
            <text:p>4900933563926400</text:p>
          </table:table-cell>
          <table:table-cell table:formula="of:=PRODUCT([.A51:.A59])" office:value-type="float" office:value="4.26381220061597E+017" calcext:value-type="float">
            <text:p>426381220061597000</text:p>
          </table:table-cell>
          <table:table-cell table:formula="of:=PRODUCT([.A51:.A60])" office:value-type="float" office:value="3.66687849252973E+019" calcext:value-type="float">
            <text:p>36668784925297300000</text:p>
          </table:table-cell>
          <table:table-cell table:formula="of:=PRODUCT([.A51:.A61])" office:value-type="float" office:value="3.11684671865027E+021" calcext:value-type="float">
            <text:p>3116846718650270000000</text:p>
          </table:table-cell>
          <table:table-cell table:number-columns-repeated="101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PRODUCT([.A52:.A54])" office:value-type="float" office:value="804264" calcext:value-type="float">
            <text:p>804264</text:p>
          </table:table-cell>
          <table:table-cell table:formula="of:=PRODUCT([.A52:.A55])" office:value-type="float" office:value="73188024" calcext:value-type="float">
            <text:p>73188024</text:p>
          </table:table-cell>
          <table:table-cell table:formula="of:==PRODUCT([.A52:.A56])" office:value-type="float" office:value="6586922160" calcext:value-type="float">
            <text:p>6586922160</text:p>
          </table:table-cell>
          <table:table-cell table:formula="of:==PRODUCT([.A52:.A57])" office:value-type="float" office:value="586236072240" calcext:value-type="float">
            <text:p>586236072240</text:p>
          </table:table-cell>
          <table:table-cell table:formula="of:=PRODUCT([.A52:.A58])" office:value-type="float" office:value="51588774357120" calcext:value-type="float">
            <text:p>51588774357120</text:p>
          </table:table-cell>
          <table:table-cell table:formula="of:=[.A52]*[.A53]*[.A54]*[.A55]*[.A56]*[.A57]*[.A58]*[.A59]" office:value-type="float" office:value="4.48822336906944E+015" calcext:value-type="float">
            <text:p>4488223369069440</text:p>
          </table:table-cell>
          <table:table-cell table:formula="of:=PRODUCT([.A52:.A60])" office:value-type="float" office:value="3.85987209739972E+017" calcext:value-type="float">
            <text:p>385987209739972000</text:p>
          </table:table-cell>
          <table:table-cell table:formula="of:=PRODUCT([.A52:.A61])" office:value-type="float" office:value="3.28089128278976E+019" calcext:value-type="float">
            <text:p>32808912827897600000</text:p>
          </table:table-cell>
          <table:table-cell table:formula="of:=PRODUCT([.A52:.A62])" office:value-type="float" office:value="2.7559486775434E+021" calcext:value-type="float">
            <text:p>2755948677543400000000</text:p>
          </table:table-cell>
          <table:table-cell table:number-columns-repeated="101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PRODUCT([.A53:.A55])" office:value-type="float" office:value="778596" calcext:value-type="float">
            <text:p>778596</text:p>
          </table:table-cell>
          <table:table-cell table:formula="of:=PRODUCT([.A53:.A56])" office:value-type="float" office:value="70073640" calcext:value-type="float">
            <text:p>70073640</text:p>
          </table:table-cell>
          <table:table-cell table:formula="of:==PRODUCT([.A53:.A57])" office:value-type="float" office:value="6236553960" calcext:value-type="float">
            <text:p>6236553960</text:p>
          </table:table-cell>
          <table:table-cell table:formula="of:==PRODUCT([.A53:.A58])" office:value-type="float" office:value="548816748480" calcext:value-type="float">
            <text:p>548816748480</text:p>
          </table:table-cell>
          <table:table-cell table:formula="of:=PRODUCT([.A53:.A59])" office:value-type="float" office:value="47747057117760" calcext:value-type="float">
            <text:p>47747057117760</text:p>
          </table:table-cell>
          <table:table-cell table:formula="of:=[.A53]*[.A54]*[.A55]*[.A56]*[.A57]*[.A58]*[.A59]*[.A60]" office:value-type="float" office:value="4.10624691212736E+015" calcext:value-type="float">
            <text:p>4106246912127360</text:p>
          </table:table-cell>
          <table:table-cell table:formula="of:=PRODUCT([.A53:.A61])" office:value-type="float" office:value="3.49030987530826E+017" calcext:value-type="float">
            <text:p>349030987530826000</text:p>
          </table:table-cell>
          <table:table-cell table:formula="of:=PRODUCT([.A53:.A62])" office:value-type="float" office:value="2.93186029525893E+019" calcext:value-type="float">
            <text:p>29318602952589300000</text:p>
          </table:table-cell>
          <table:table-cell table:formula="of:=PRODUCT([.A53:.A63])" office:value-type="float" office:value="2.43344404506492E+021" calcext:value-type="float">
            <text:p>2433444045064920000000</text:p>
          </table:table-cell>
          <table:table-cell table:number-columns-repeated="101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PRODUCT([.A54:.A56])" office:value-type="float" office:value="753480" calcext:value-type="float">
            <text:p>753480</text:p>
          </table:table-cell>
          <table:table-cell table:formula="of:=PRODUCT([.A54:.A57])" office:value-type="float" office:value="67059720" calcext:value-type="float">
            <text:p>67059720</text:p>
          </table:table-cell>
          <table:table-cell table:formula="of:==PRODUCT([.A54:.A58])" office:value-type="float" office:value="5901255360" calcext:value-type="float">
            <text:p>5901255360</text:p>
          </table:table-cell>
          <table:table-cell table:formula="of:==PRODUCT([.A54:.A59])" office:value-type="float" office:value="513409216320" calcext:value-type="float">
            <text:p>513409216320</text:p>
          </table:table-cell>
          <table:table-cell table:formula="of:=PRODUCT([.A54:.A60])" office:value-type="float" office:value="44153192603520" calcext:value-type="float">
            <text:p>44153192603520</text:p>
          </table:table-cell>
          <table:table-cell table:formula="of:=[.A54]*[.A55]*[.A56]*[.A57]*[.A58]*[.A59]*[.A60]*[.A61]" office:value-type="float" office:value="3.7530213712992E+015" calcext:value-type="float">
            <text:p>3753021371299200</text:p>
          </table:table-cell>
          <table:table-cell table:formula="of:=PRODUCT([.A54:.A62])" office:value-type="float" office:value="3.15253795189133E+017" calcext:value-type="float">
            <text:p>315253795189133000</text:p>
          </table:table-cell>
          <table:table-cell table:formula="of:=PRODUCT([.A54:.A63])" office:value-type="float" office:value="2.6166065000698E+019" calcext:value-type="float">
            <text:p>26166065000698000000</text:p>
          </table:table-cell>
          <table:table-cell table:formula="of:=PRODUCT([.A54:.A64])" office:value-type="float" office:value="2.14561733005724E+021" calcext:value-type="float">
            <text:p>2145617330057240000000</text:p>
          </table:table-cell>
          <table:table-cell table:number-columns-repeated="101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PRODUCT([.A55:.A57])" office:value-type="float" office:value="728910" calcext:value-type="float">
            <text:p>728910</text:p>
          </table:table-cell>
          <table:table-cell table:formula="of:=PRODUCT([.A55:.A58])" office:value-type="float" office:value="64144080" calcext:value-type="float">
            <text:p>64144080</text:p>
          </table:table-cell>
          <table:table-cell table:formula="of:==PRODUCT([.A55:.A59])" office:value-type="float" office:value="5580534960" calcext:value-type="float">
            <text:p>5580534960</text:p>
          </table:table-cell>
          <table:table-cell table:formula="of:==PRODUCT([.A55:.A60])" office:value-type="float" office:value="479926006560" calcext:value-type="float">
            <text:p>479926006560</text:p>
          </table:table-cell>
          <table:table-cell table:formula="of:=PRODUCT([.A55:.A61])" office:value-type="float" office:value="40793710557600" calcext:value-type="float">
            <text:p>40793710557600</text:p>
          </table:table-cell>
          <table:table-cell table:formula="of:=[.A55]*[.A56]*[.A57]*[.A58]*[.A59]*[.A60]*[.A61]*[.A62]" office:value-type="float" office:value="3.4266716868384E+015" calcext:value-type="float">
            <text:p>3426671686838400</text:p>
          </table:table-cell>
          <table:table-cell table:formula="of:=PRODUCT([.A55:.A63])" office:value-type="float" office:value="2.84413750007587E+017" calcext:value-type="float">
            <text:p>284413750007587000</text:p>
          </table:table-cell>
          <table:table-cell table:formula="of:=PRODUCT([.A55:.A64])" office:value-type="float" office:value="2.33219275006221E+019" calcext:value-type="float">
            <text:p>23321927500622100000</text:p>
          </table:table-cell>
          <table:table-cell table:formula="of:=PRODUCT([.A55:.A65])" office:value-type="float" office:value="1.88907612755039E+021" calcext:value-type="float">
            <text:p>1889076127550390000000</text:p>
          </table:table-cell>
          <table:table-cell table:number-columns-repeated="101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PRODUCT([.A56:.A58])" office:value-type="float" office:value="704880" calcext:value-type="float">
            <text:p>704880</text:p>
          </table:table-cell>
          <table:table-cell table:formula="of:=PRODUCT([.A56:.A59])" office:value-type="float" office:value="61324560" calcext:value-type="float">
            <text:p>61324560</text:p>
          </table:table-cell>
          <table:table-cell table:formula="of:==PRODUCT([.A56:.A60])" office:value-type="float" office:value="5273912160" calcext:value-type="float">
            <text:p>5273912160</text:p>
          </table:table-cell>
          <table:table-cell table:formula="of:==PRODUCT([.A56:.A61])" office:value-type="float" office:value="448282533600" calcext:value-type="float">
            <text:p>448282533600</text:p>
          </table:table-cell>
          <table:table-cell table:formula="of:=PRODUCT([.A56:.A62])" office:value-type="float" office:value="37655732822400" calcext:value-type="float">
            <text:p>37655732822400</text:p>
          </table:table-cell>
          <table:table-cell table:formula="of:=[.A56]*[.A57]*[.A58]*[.A59]*[.A60]*[.A61]*[.A62]*[.A63]" office:value-type="float" office:value="3.1254258242592E+015" calcext:value-type="float">
            <text:p>3125425824259200</text:p>
          </table:table-cell>
          <table:table-cell table:formula="of:=PRODUCT([.A56:.A64])" office:value-type="float" office:value="2.56284917589254E+017" calcext:value-type="float">
            <text:p>256284917589254000</text:p>
          </table:table-cell>
          <table:table-cell table:formula="of:=PRODUCT([.A56:.A65])" office:value-type="float" office:value="2.07590783247296E+019" calcext:value-type="float">
            <text:p>20759078324729600000</text:p>
          </table:table-cell>
          <table:table-cell table:formula="of:=PRODUCT([.A56:.A66])" office:value-type="float" office:value="1.66072626597837E+021" calcext:value-type="float">
            <text:p>1660726265978370000000</text:p>
          </table:table-cell>
          <table:table-cell table:number-columns-repeated="101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PRODUCT([.A57:.A59])" office:value-type="float" office:value="681384" calcext:value-type="float">
            <text:p>681384</text:p>
          </table:table-cell>
          <table:table-cell table:formula="of:=PRODUCT([.A57:.A60])" office:value-type="float" office:value="58599024" calcext:value-type="float">
            <text:p>58599024</text:p>
          </table:table-cell>
          <table:table-cell table:formula="of:==PRODUCT([.A57:.A61])" office:value-type="float" office:value="4980917040" calcext:value-type="float">
            <text:p>4980917040</text:p>
          </table:table-cell>
          <table:table-cell table:formula="of:==PRODUCT([.A57:.A62])" office:value-type="float" office:value="418397031360" calcext:value-type="float">
            <text:p>418397031360</text:p>
          </table:table-cell>
          <table:table-cell table:formula="of:=PRODUCT([.A57:.A63])" office:value-type="float" office:value="34726953602880" calcext:value-type="float">
            <text:p>34726953602880</text:p>
          </table:table-cell>
          <table:table-cell table:formula="of:=[.A57]*[.A58]*[.A59]*[.A60]*[.A61]*[.A62]*[.A63]*[.A64]" office:value-type="float" office:value="2.84761019543616E+015" calcext:value-type="float">
            <text:p>2847610195436160</text:p>
          </table:table-cell>
          <table:table-cell table:formula="of:=PRODUCT([.A57:.A65])" office:value-type="float" office:value="2.30656425830329E+017" calcext:value-type="float">
            <text:p>230656425830329000</text:p>
          </table:table-cell>
          <table:table-cell table:formula="of:=PRODUCT([.A57:.A66])" office:value-type="float" office:value="1.84525140664263E+019" calcext:value-type="float">
            <text:p>18452514066426300000</text:p>
          </table:table-cell>
          <table:table-cell table:formula="of:=PRODUCT([.A57:.A67])" office:value-type="float" office:value="1.45774861124768E+021" calcext:value-type="float">
            <text:p>1457748611247680000000</text:p>
          </table:table-cell>
          <table:table-cell table:number-columns-repeated="101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PRODUCT([.A58:.A60])" office:value-type="float" office:value="658416" calcext:value-type="float">
            <text:p>658416</text:p>
          </table:table-cell>
          <table:table-cell table:formula="of:=PRODUCT([.A58:.A61])" office:value-type="float" office:value="55965360" calcext:value-type="float">
            <text:p>55965360</text:p>
          </table:table-cell>
          <table:table-cell table:formula="of:==PRODUCT([.A58:.A62])" office:value-type="float" office:value="4701090240" calcext:value-type="float">
            <text:p>4701090240</text:p>
          </table:table-cell>
          <table:table-cell table:formula="of:==PRODUCT([.A58:.A63])" office:value-type="float" office:value="390190489920" calcext:value-type="float">
            <text:p>390190489920</text:p>
          </table:table-cell>
          <table:table-cell table:formula="of:=PRODUCT([.A58:.A64])" office:value-type="float" office:value="31995620173440" calcext:value-type="float">
            <text:p>31995620173440</text:p>
          </table:table-cell>
          <table:table-cell table:formula="of:=[.A58]*[.A59]*[.A60]*[.A61]*[.A62]*[.A63]*[.A64]*[.A65]" office:value-type="float" office:value="2.59164523404864E+015" calcext:value-type="float">
            <text:p>2591645234048640</text:p>
          </table:table-cell>
          <table:table-cell table:formula="of:=PRODUCT([.A58:.A66])" office:value-type="float" office:value="2.07331618723891E+017" calcext:value-type="float">
            <text:p>207331618723891000</text:p>
          </table:table-cell>
          <table:table-cell table:formula="of:=PRODUCT([.A58:.A67])" office:value-type="float" office:value="1.63791978791874E+019" calcext:value-type="float">
            <text:p>16379197879187400000</text:p>
          </table:table-cell>
          <table:table-cell table:formula="of:=PRODUCT([.A58:.A68])" office:value-type="float" office:value="1.27757743457662E+021" calcext:value-type="float">
            <text:p>1277577434576620000000</text:p>
          </table:table-cell>
          <table:table-cell table:number-columns-repeated="101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PRODUCT([.A59:.A61])" office:value-type="float" office:value="635970" calcext:value-type="float">
            <text:p>635970</text:p>
          </table:table-cell>
          <table:table-cell table:formula="of:=PRODUCT([.A59:.A62])" office:value-type="float" office:value="53421480" calcext:value-type="float">
            <text:p>53421480</text:p>
          </table:table-cell>
          <table:table-cell table:formula="of:==PRODUCT([.A59:.A63])" office:value-type="float" office:value="4433982840" calcext:value-type="float">
            <text:p>4433982840</text:p>
          </table:table-cell>
          <table:table-cell table:formula="of:==PRODUCT([.A59:.A64])" office:value-type="float" office:value="363586592880" calcext:value-type="float">
            <text:p>363586592880</text:p>
          </table:table-cell>
          <table:table-cell table:formula="of:=PRODUCT([.A59:.A65])" office:value-type="float" office:value="29450514023280" calcext:value-type="float">
            <text:p>29450514023280</text:p>
          </table:table-cell>
          <table:table-cell table:formula="of:=[.A59]*[.A60]*[.A61]*[.A62]*[.A63]*[.A64]*[.A65]*[.A66]" office:value-type="float" office:value="2.3560411218624E+015" calcext:value-type="float">
            <text:p>2356041121862400</text:p>
          </table:table-cell>
          <table:table-cell table:formula="of:=PRODUCT([.A59:.A67])" office:value-type="float" office:value="1.8612724862713E+017" calcext:value-type="float">
            <text:p>186127248627130000</text:p>
          </table:table-cell>
          <table:table-cell table:formula="of:=PRODUCT([.A59:.A68])" office:value-type="float" office:value="1.45179253929161E+019" calcext:value-type="float">
            <text:p>14517925392916100000</text:p>
          </table:table-cell>
          <table:table-cell table:formula="of:=PRODUCT([.A59:.A69])" office:value-type="float" office:value="1.11788025525454E+021" calcext:value-type="float">
            <text:p>1117880255254540000000</text:p>
          </table:table-cell>
          <table:table-cell table:number-columns-repeated="101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PRODUCT([.A60:.A62])" office:value-type="float" office:value="614040" calcext:value-type="float">
            <text:p>614040</text:p>
          </table:table-cell>
          <table:table-cell table:formula="of:=PRODUCT([.A60:.A63])" office:value-type="float" office:value="50965320" calcext:value-type="float">
            <text:p>50965320</text:p>
          </table:table-cell>
          <table:table-cell table:formula="of:==PRODUCT([.A60:.A64])" office:value-type="float" office:value="4179156240" calcext:value-type="float">
            <text:p>4179156240</text:p>
          </table:table-cell>
          <table:table-cell table:formula="of:==PRODUCT([.A60:.A65])" office:value-type="float" office:value="338511655440" calcext:value-type="float">
            <text:p>338511655440</text:p>
          </table:table-cell>
          <table:table-cell table:formula="of:=PRODUCT([.A60:.A66])" office:value-type="float" office:value="27080932435200" calcext:value-type="float">
            <text:p>27080932435200</text:p>
          </table:table-cell>
          <table:table-cell table:formula="of:=[.A60]*[.A61]*[.A62]*[.A63]*[.A64]*[.A65]*[.A66]*[.A67]" office:value-type="float" office:value="2.1393936623808E+015" calcext:value-type="float">
            <text:p>2139393662380800</text:p>
          </table:table-cell>
          <table:table-cell table:formula="of:=PRODUCT([.A60:.A68])" office:value-type="float" office:value="1.66872705665702E+017" calcext:value-type="float">
            <text:p>166872705665702000</text:p>
          </table:table-cell>
          <table:table-cell table:formula="of:=PRODUCT([.A60:.A69])" office:value-type="float" office:value="1.28491983362591E+019" calcext:value-type="float">
            <text:p>12849198336259100000</text:p>
          </table:table-cell>
          <table:table-cell table:formula="of:=PRODUCT([.A60:.A70])" office:value-type="float" office:value="9.7653907355569E+020" calcext:value-type="float">
            <text:p>976539073555690000000</text:p>
          </table:table-cell>
          <table:table-cell table:number-columns-repeated="101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PRODUCT([.A61:.A63])" office:value-type="float" office:value="592620" calcext:value-type="float">
            <text:p>592620</text:p>
          </table:table-cell>
          <table:table-cell table:formula="of:=PRODUCT([.A61:.A64])" office:value-type="float" office:value="48594840" calcext:value-type="float">
            <text:p>48594840</text:p>
          </table:table-cell>
          <table:table-cell table:formula="of:==PRODUCT([.A61:.A65])" office:value-type="float" office:value="3936182040" calcext:value-type="float">
            <text:p>3936182040</text:p>
          </table:table-cell>
          <table:table-cell table:formula="of:==PRODUCT([.A61:.A66])" office:value-type="float" office:value="314894563200" calcext:value-type="float">
            <text:p>314894563200</text:p>
          </table:table-cell>
          <table:table-cell table:formula="of:=PRODUCT([.A61:.A67])" office:value-type="float" office:value="24876670492800" calcext:value-type="float">
            <text:p>24876670492800</text:p>
          </table:table-cell>
          <table:table-cell table:formula="of:=[.A61]*[.A62]*[.A63]*[.A64]*[.A65]*[.A66]*[.A67]*[.A68]" office:value-type="float" office:value="1.9403802984384E+015" calcext:value-type="float">
            <text:p>1940380298438400</text:p>
          </table:table-cell>
          <table:table-cell table:formula="of:=PRODUCT([.A61:.A69])" office:value-type="float" office:value="1.49409282979757E+017" calcext:value-type="float">
            <text:p>149409282979757000</text:p>
          </table:table-cell>
          <table:table-cell table:formula="of:=PRODUCT([.A61:.A70])" office:value-type="float" office:value="1.13551055064615E+019" calcext:value-type="float">
            <text:p>11355105506461500000</text:p>
          </table:table-cell>
          <table:table-cell table:formula="of:=PRODUCT([.A61:.A71])" office:value-type="float" office:value="8.51632912984614E+020" calcext:value-type="float">
            <text:p>851632912984614000000</text:p>
          </table:table-cell>
          <table:table-cell table:number-columns-repeated="101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PRODUCT([.A62:.A64])" office:value-type="float" office:value="571704" calcext:value-type="float">
            <text:p>571704</text:p>
          </table:table-cell>
          <table:table-cell table:formula="of:=PRODUCT([.A62:.A65])" office:value-type="float" office:value="46308024" calcext:value-type="float">
            <text:p>46308024</text:p>
          </table:table-cell>
          <table:table-cell table:formula="of:==PRODUCT([.A62:.A66])" office:value-type="float" office:value="3704641920" calcext:value-type="float">
            <text:p>3704641920</text:p>
          </table:table-cell>
          <table:table-cell table:formula="of:==PRODUCT([.A62:.A67])" office:value-type="float" office:value="292666711680" calcext:value-type="float">
            <text:p>292666711680</text:p>
          </table:table-cell>
          <table:table-cell table:formula="of:=PRODUCT([.A62:.A68])" office:value-type="float" office:value="22828003511040" calcext:value-type="float">
            <text:p>22828003511040</text:p>
          </table:table-cell>
          <table:table-cell table:formula="of:=[.A62]*[.A63]*[.A64]*[.A65]*[.A66]*[.A67]*[.A68]*[.A69]" office:value-type="float" office:value="1.75775627035008E+015" calcext:value-type="float">
            <text:p>1757756270350080</text:p>
          </table:table-cell>
          <table:table-cell table:formula="of:=PRODUCT([.A62:.A70])" office:value-type="float" office:value="1.33589476546606E+017" calcext:value-type="float">
            <text:p>133589476546606000</text:p>
          </table:table-cell>
          <table:table-cell table:formula="of:=PRODUCT([.A62:.A71])" office:value-type="float" office:value="1.00192107409955E+019" calcext:value-type="float">
            <text:p>10019210740995500000</text:p>
          </table:table-cell>
          <table:table-cell table:formula="of:=PRODUCT([.A62:.A72])" office:value-type="float" office:value="7.41421594833664E+020" calcext:value-type="float">
            <text:p>741421594833664000000</text:p>
          </table:table-cell>
          <table:table-cell table:number-columns-repeated="101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PRODUCT([.A63:.A65])" office:value-type="float" office:value="551286" calcext:value-type="float">
            <text:p>551286</text:p>
          </table:table-cell>
          <table:table-cell table:formula="of:=PRODUCT([.A63:.A66])" office:value-type="float" office:value="44102880" calcext:value-type="float">
            <text:p>44102880</text:p>
          </table:table-cell>
          <table:table-cell table:formula="of:==PRODUCT([.A63:.A67])" office:value-type="float" office:value="3484127520" calcext:value-type="float">
            <text:p>3484127520</text:p>
          </table:table-cell>
          <table:table-cell table:formula="of:==PRODUCT([.A63:.A68])" office:value-type="float" office:value="271761946560" calcext:value-type="float">
            <text:p>271761946560</text:p>
          </table:table-cell>
          <table:table-cell table:formula="of:=PRODUCT([.A63:.A69])" office:value-type="float" office:value="20925669885120" calcext:value-type="float">
            <text:p>20925669885120</text:p>
          </table:table-cell>
          <table:table-cell table:formula="of:=[.A63]*[.A64]*[.A65]*[.A66]*[.A67]*[.A68]*[.A69]*[.A70]" office:value-type="float" office:value="1.59035091126912E+015" calcext:value-type="float">
            <text:p>1590350911269120</text:p>
          </table:table-cell>
          <table:table-cell table:formula="of:=PRODUCT([.A63:.A71])" office:value-type="float" office:value="1.19276318345184E+017" calcext:value-type="float">
            <text:p>119276318345184000</text:p>
          </table:table-cell>
          <table:table-cell table:formula="of:=PRODUCT([.A63:.A72])" office:value-type="float" office:value="8.82644755754362E+018" calcext:value-type="float">
            <text:p>8826447557543620000</text:p>
          </table:table-cell>
          <table:table-cell table:formula="of:=PRODUCT([.A63:.A73])" office:value-type="float" office:value="6.44330671700684E+020" calcext:value-type="float">
            <text:p>644330671700684000000</text:p>
          </table:table-cell>
          <table:table-cell table:number-columns-repeated="101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PRODUCT([.A64:.A66])" office:value-type="float" office:value="531360" calcext:value-type="float">
            <text:p>531360</text:p>
          </table:table-cell>
          <table:table-cell table:formula="of:=PRODUCT([.A64:.A67])" office:value-type="float" office:value="41977440" calcext:value-type="float">
            <text:p>41977440</text:p>
          </table:table-cell>
          <table:table-cell table:formula="of:==PRODUCT([.A64:.A68])" office:value-type="float" office:value="3274240320" calcext:value-type="float">
            <text:p>3274240320</text:p>
          </table:table-cell>
          <table:table-cell table:formula="of:==PRODUCT([.A64:.A69])" office:value-type="float" office:value="252116504640" calcext:value-type="float">
            <text:p>252116504640</text:p>
          </table:table-cell>
          <table:table-cell table:formula="of:=PRODUCT([.A64:.A70])" office:value-type="float" office:value="19160854352640" calcext:value-type="float">
            <text:p>19160854352640</text:p>
          </table:table-cell>
          <table:table-cell table:formula="of:=[.A64]*[.A65]*[.A66]*[.A67]*[.A68]*[.A69]*[.A70]*[.A71]" office:value-type="float" office:value="1.437064076448E+015" calcext:value-type="float">
            <text:p>1437064076448000</text:p>
          </table:table-cell>
          <table:table-cell table:formula="of:=PRODUCT([.A64:.A72])" office:value-type="float" office:value="1.06342741657152E+017" calcext:value-type="float">
            <text:p>106342741657152000</text:p>
          </table:table-cell>
          <table:table-cell table:formula="of:=PRODUCT([.A64:.A73])" office:value-type="float" office:value="7.7630201409721E+018" calcext:value-type="float">
            <text:p>7763020140972100000</text:p>
          </table:table-cell>
          <table:table-cell table:formula="of:=PRODUCT([.A64:.A74])" office:value-type="float" office:value="5.58937450149991E+020" calcext:value-type="float">
            <text:p>558937450149991000000</text:p>
          </table:table-cell>
          <table:table-cell table:number-columns-repeated="101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PRODUCT([.A65:.A67])" office:value-type="float" office:value="511920" calcext:value-type="float">
            <text:p>511920</text:p>
          </table:table-cell>
          <table:table-cell table:formula="of:=PRODUCT([.A65:.A68])" office:value-type="float" office:value="39929760" calcext:value-type="float">
            <text:p>39929760</text:p>
          </table:table-cell>
          <table:table-cell table:formula="of:==PRODUCT([.A65:.A69])" office:value-type="float" office:value="3074591520" calcext:value-type="float">
            <text:p>3074591520</text:p>
          </table:table-cell>
          <table:table-cell table:formula="of:==PRODUCT([.A65:.A70])" office:value-type="float" office:value="233668955520" calcext:value-type="float">
            <text:p>233668955520</text:p>
          </table:table-cell>
          <table:table-cell table:formula="of:=PRODUCT([.A65:.A71])" office:value-type="float" office:value="17525171664000" calcext:value-type="float">
            <text:p>17525171664000</text:p>
          </table:table-cell>
          <table:table-cell table:formula="of:=[.A65]*[.A66]*[.A67]*[.A68]*[.A69]*[.A70]*[.A71]*[.A72]" office:value-type="float" office:value="1.296862703136E+015" calcext:value-type="float">
            <text:p>1296862703136000</text:p>
          </table:table-cell>
          <table:table-cell table:formula="of:=PRODUCT([.A65:.A73])" office:value-type="float" office:value="9.4670977328928E+016" calcext:value-type="float">
            <text:p>94670977328928000</text:p>
          </table:table-cell>
          <table:table-cell table:formula="of:=PRODUCT([.A65:.A74])" office:value-type="float" office:value="6.81631036768282E+018" calcext:value-type="float">
            <text:p>6816310367682820000</text:p>
          </table:table-cell>
          <table:table-cell table:formula="of:=PRODUCT([.A65:.A75])" office:value-type="float" office:value="4.8395803610548E+020" calcext:value-type="float">
            <text:p>483958036105480000000</text:p>
          </table:table-cell>
          <table:table-cell table:number-columns-repeated="101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PRODUCT([.A66:.A68])" office:value-type="float" office:value="492960" calcext:value-type="float">
            <text:p>492960</text:p>
          </table:table-cell>
          <table:table-cell table:formula="of:=PRODUCT([.A66:.A69])" office:value-type="float" office:value="37957920" calcext:value-type="float">
            <text:p>37957920</text:p>
          </table:table-cell>
          <table:table-cell table:formula="of:==PRODUCT([.A66:.A70])" office:value-type="float" office:value="2884801920" calcext:value-type="float">
            <text:p>2884801920</text:p>
          </table:table-cell>
          <table:table-cell table:formula="of:==PRODUCT([.A66:.A71])" office:value-type="float" office:value="216360144000" calcext:value-type="float">
            <text:p>216360144000</text:p>
          </table:table-cell>
          <table:table-cell table:formula="of:=PRODUCT([.A66:.A72])" office:value-type="float" office:value="16010650656000" calcext:value-type="float">
            <text:p>16010650656000</text:p>
          </table:table-cell>
          <table:table-cell table:formula="of:=[.A66]*[.A67]*[.A68]*[.A69]*[.A70]*[.A71]*[.A72]*[.A73]" office:value-type="float" office:value="1.168777497888E+015" calcext:value-type="float">
            <text:p>1168777497888000</text:p>
          </table:table-cell>
          <table:table-cell table:formula="of:=PRODUCT([.A66:.A74])" office:value-type="float" office:value="8.4151979847936E+016" calcext:value-type="float">
            <text:p>84151979847936000</text:p>
          </table:table-cell>
          <table:table-cell table:formula="of:=PRODUCT([.A66:.A75])" office:value-type="float" office:value="5.97479056920346E+018" calcext:value-type="float">
            <text:p>5974790569203460000</text:p>
          </table:table-cell>
          <table:table-cell table:formula="of:=PRODUCT([.A66:.A76])" office:value-type="float" office:value="4.18235339844242E+020" calcext:value-type="float">
            <text:p>418235339844242000000</text:p>
          </table:table-cell>
          <table:table-cell table:number-columns-repeated="101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PRODUCT([.A67:.A69])" office:value-type="float" office:value="474474" calcext:value-type="float">
            <text:p>474474</text:p>
          </table:table-cell>
          <table:table-cell table:formula="of:=PRODUCT([.A67:.A70])" office:value-type="float" office:value="36060024" calcext:value-type="float">
            <text:p>36060024</text:p>
          </table:table-cell>
          <table:table-cell table:formula="of:==PRODUCT([.A67:.A71])" office:value-type="float" office:value="2704501800" calcext:value-type="float">
            <text:p>2704501800</text:p>
          </table:table-cell>
          <table:table-cell table:formula="of:==PRODUCT([.A67:.A72])" office:value-type="float" office:value="200133133200" calcext:value-type="float">
            <text:p>200133133200</text:p>
          </table:table-cell>
          <table:table-cell table:formula="of:=PRODUCT([.A67:.A73])" office:value-type="float" office:value="14609718723600" calcext:value-type="float">
            <text:p>14609718723600</text:p>
          </table:table-cell>
          <table:table-cell table:formula="of:=[.A67]*[.A68]*[.A69]*[.A70]*[.A71]*[.A72]*[.A73]*[.A74]" office:value-type="float" office:value="1.0518997480992E+015" calcext:value-type="float">
            <text:p>1051899748099200</text:p>
          </table:table-cell>
          <table:table-cell table:formula="of:=PRODUCT([.A67:.A75])" office:value-type="float" office:value="7.46848821150432E+016" calcext:value-type="float">
            <text:p>74684882115043200</text:p>
          </table:table-cell>
          <table:table-cell table:formula="of:=PRODUCT([.A67:.A76])" office:value-type="float" office:value="5.22794174805302E+018" calcext:value-type="float">
            <text:p>5227941748053020000</text:p>
          </table:table-cell>
          <table:table-cell table:formula="of:=PRODUCT([.A67:.A77])" office:value-type="float" office:value="3.60727980615659E+020" calcext:value-type="float">
            <text:p>360727980615659000000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PRODUCT([.A68:.A70])" office:value-type="float" office:value="456456" calcext:value-type="float">
            <text:p>456456</text:p>
          </table:table-cell>
          <table:table-cell table:formula="of:=PRODUCT([.A68:.A71])" office:value-type="float" office:value="34234200" calcext:value-type="float">
            <text:p>34234200</text:p>
          </table:table-cell>
          <table:table-cell table:formula="of:==PRODUCT([.A68:.A72])" office:value-type="float" office:value="2533330800" calcext:value-type="float">
            <text:p>2533330800</text:p>
          </table:table-cell>
          <table:table-cell table:formula="of:==PRODUCT([.A68:.A73])" office:value-type="float" office:value="184933148400" calcext:value-type="float">
            <text:p>184933148400</text:p>
          </table:table-cell>
          <table:table-cell table:formula="of:=PRODUCT([.A68:.A74])" office:value-type="float" office:value="13315186684800" calcext:value-type="float">
            <text:p>13315186684800</text:p>
          </table:table-cell>
          <table:table-cell table:formula="of:=[.A68]*[.A69]*[.A70]*[.A71]*[.A72]*[.A73]*[.A74]*[.A75]" office:value-type="float" office:value="945378254620800" calcext:value-type="float">
            <text:p>945378254620800</text:p>
          </table:table-cell>
          <table:table-cell table:formula="of:=PRODUCT([.A68:.A76])" office:value-type="float" office:value="6.6176477823456E+016" calcext:value-type="float">
            <text:p>66176477823456000</text:p>
          </table:table-cell>
          <table:table-cell table:formula="of:=PRODUCT([.A68:.A77])" office:value-type="float" office:value="4.56617696981846E+018" calcext:value-type="float">
            <text:p>4566176969818460000</text:p>
          </table:table-cell>
          <table:table-cell table:formula="of:=PRODUCT([.A68:.A78])" office:value-type="float" office:value="3.10500033947656E+020" calcext:value-type="float">
            <text:p>310500033947656000000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PRODUCT([.A69:.A71])" office:value-type="float" office:value="438900" calcext:value-type="float">
            <text:p>438900</text:p>
          </table:table-cell>
          <table:table-cell table:formula="of:=PRODUCT([.A69:.A72])" office:value-type="float" office:value="32478600" calcext:value-type="float">
            <text:p>32478600</text:p>
          </table:table-cell>
          <table:table-cell table:formula="of:==PRODUCT([.A69:.A73])" office:value-type="float" office:value="2370937800" calcext:value-type="float">
            <text:p>2370937800</text:p>
          </table:table-cell>
          <table:table-cell table:formula="of:==PRODUCT([.A69:.A74])" office:value-type="float" office:value="170707521600" calcext:value-type="float">
            <text:p>170707521600</text:p>
          </table:table-cell>
          <table:table-cell table:formula="of:=PRODUCT([.A69:.A75])" office:value-type="float" office:value="12120234033600" calcext:value-type="float">
            <text:p>12120234033600</text:p>
          </table:table-cell>
          <table:table-cell table:formula="of:=[.A69]*[.A70]*[.A71]*[.A72]*[.A73]*[.A74]*[.A75]*[.A76]" office:value-type="float" office:value="848416382352000" calcext:value-type="float">
            <text:p>848416382352000</text:p>
          </table:table-cell>
          <table:table-cell table:formula="of:=PRODUCT([.A69:.A77])" office:value-type="float" office:value="5.8540730382288E+016" calcext:value-type="float">
            <text:p>58540730382288000</text:p>
          </table:table-cell>
          <table:table-cell table:formula="of:=PRODUCT([.A69:.A78])" office:value-type="float" office:value="3.98076966599558E+018" calcext:value-type="float">
            <text:p>3980769665995580000</text:p>
          </table:table-cell>
          <table:table-cell table:formula="of:=PRODUCT([.A69:.A79])" office:value-type="float" office:value="2.66711567621704E+020" calcext:value-type="float">
            <text:p>266711567621704000000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PRODUCT([.A70:.A72])" office:value-type="float" office:value="421800" calcext:value-type="float">
            <text:p>421800</text:p>
          </table:table-cell>
          <table:table-cell table:formula="of:=PRODUCT([.A70:.A73])" office:value-type="float" office:value="30791400" calcext:value-type="float">
            <text:p>30791400</text:p>
          </table:table-cell>
          <table:table-cell table:formula="of:==PRODUCT([.A70:.A74])" office:value-type="float" office:value="2216980800" calcext:value-type="float">
            <text:p>2216980800</text:p>
          </table:table-cell>
          <table:table-cell table:formula="of:==PRODUCT([.A70:.A75])" office:value-type="float" office:value="157405636800" calcext:value-type="float">
            <text:p>157405636800</text:p>
          </table:table-cell>
          <table:table-cell table:formula="of:=PRODUCT([.A70:.A76])" office:value-type="float" office:value="11018394576000" calcext:value-type="float">
            <text:p>11018394576000</text:p>
          </table:table-cell>
          <table:table-cell table:formula="of:=[.A70]*[.A71]*[.A72]*[.A73]*[.A74]*[.A75]*[.A76]*[.A77]" office:value-type="float" office:value="760269225744000" calcext:value-type="float">
            <text:p>760269225744000</text:p>
          </table:table-cell>
          <table:table-cell table:formula="of:=PRODUCT([.A70:.A78])" office:value-type="float" office:value="5.1698307350592E+016" calcext:value-type="float">
            <text:p>51698307350592000</text:p>
          </table:table-cell>
          <table:table-cell table:formula="of:=PRODUCT([.A70:.A79])" office:value-type="float" office:value="3.46378659248966E+018" calcext:value-type="float">
            <text:p>3463786592489660000</text:p>
          </table:table-cell>
          <table:table-cell table:formula="of:=PRODUCT([.A70:.A80])" office:value-type="float" office:value="2.28609915104318E+020" calcext:value-type="float">
            <text:p>228609915104318000000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PRODUCT([.A71:.A73])" office:value-type="float" office:value="405150" calcext:value-type="float">
            <text:p>405150</text:p>
          </table:table-cell>
          <table:table-cell table:formula="of:=PRODUCT([.A71:.A74])" office:value-type="float" office:value="29170800" calcext:value-type="float">
            <text:p>29170800</text:p>
          </table:table-cell>
          <table:table-cell table:formula="of:==PRODUCT([.A71:.A75])" office:value-type="float" office:value="2071126800" calcext:value-type="float">
            <text:p>2071126800</text:p>
          </table:table-cell>
          <table:table-cell table:formula="of:==PRODUCT([.A71:.A76])" office:value-type="float" office:value="144978876000" calcext:value-type="float">
            <text:p>144978876000</text:p>
          </table:table-cell>
          <table:table-cell table:formula="of:=PRODUCT([.A71:.A77])" office:value-type="float" office:value="10003542444000" calcext:value-type="float">
            <text:p>10003542444000</text:p>
          </table:table-cell>
          <table:table-cell table:formula="of:=[.A71]*[.A72]*[.A73]*[.A74]*[.A75]*[.A76]*[.A77]*[.A78]" office:value-type="float" office:value="680240886192000" calcext:value-type="float">
            <text:p>680240886192000</text:p>
          </table:table-cell>
          <table:table-cell table:formula="of:=PRODUCT([.A71:.A79])" office:value-type="float" office:value="4.5576139374864E+016" calcext:value-type="float">
            <text:p>45576139374864000</text:p>
          </table:table-cell>
          <table:table-cell table:formula="of:=PRODUCT([.A71:.A80])" office:value-type="float" office:value="3.00802519874102E+018" calcext:value-type="float">
            <text:p>3008025198741020000</text:p>
          </table:table-cell>
          <table:table-cell table:formula="of:=PRODUCT([.A71:.A81])" office:value-type="float" office:value="1.95521637918167E+020" calcext:value-type="float">
            <text:p>195521637918167000000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PRODUCT([.A72:.A74])" office:value-type="float" office:value="388944" calcext:value-type="float">
            <text:p>388944</text:p>
          </table:table-cell>
          <table:table-cell table:formula="of:=PRODUCT([.A72:.A75])" office:value-type="float" office:value="27615024" calcext:value-type="float">
            <text:p>27615024</text:p>
          </table:table-cell>
          <table:table-cell table:formula="of:==PRODUCT([.A72:.A76])" office:value-type="float" office:value="1933051680" calcext:value-type="float">
            <text:p>1933051680</text:p>
          </table:table-cell>
          <table:table-cell table:formula="of:==PRODUCT([.A72:.A77])" office:value-type="float" office:value="133380565920" calcext:value-type="float">
            <text:p>133380565920</text:p>
          </table:table-cell>
          <table:table-cell table:formula="of:=PRODUCT([.A72:.A78])" office:value-type="float" office:value="9069878482560" calcext:value-type="float">
            <text:p>9069878482560</text:p>
          </table:table-cell>
          <table:table-cell table:formula="of:=[.A72]*[.A73]*[.A74]*[.A75]*[.A76]*[.A77]*[.A78]*[.A79]" office:value-type="float" office:value="607681858331520" calcext:value-type="float">
            <text:p>607681858331520</text:p>
          </table:table-cell>
          <table:table-cell table:formula="of:=PRODUCT([.A72:.A80])" office:value-type="float" office:value="4.01070026498803E+016" calcext:value-type="float">
            <text:p>40107002649880300</text:p>
          </table:table-cell>
          <table:table-cell table:formula="of:=PRODUCT([.A72:.A81])" office:value-type="float" office:value="2.60695517224222E+018" calcext:value-type="float">
            <text:p>2606955172242220000</text:p>
          </table:table-cell>
          <table:table-cell table:formula="of:=PRODUCT([.A72:.A82])" office:value-type="float" office:value="1.66845131023502E+020" calcext:value-type="float">
            <text:p>166845131023502000000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PRODUCT([.A73:.A75])" office:value-type="float" office:value="373176" calcext:value-type="float">
            <text:p>373176</text:p>
          </table:table-cell>
          <table:table-cell table:formula="of:=PRODUCT([.A73:.A76])" office:value-type="float" office:value="26122320" calcext:value-type="float">
            <text:p>26122320</text:p>
          </table:table-cell>
          <table:table-cell table:formula="of:==PRODUCT([.A73:.A77])" office:value-type="float" office:value="1802440080" calcext:value-type="float">
            <text:p>1802440080</text:p>
          </table:table-cell>
          <table:table-cell table:formula="of:==PRODUCT([.A73:.A78])" office:value-type="float" office:value="122565925440" calcext:value-type="float">
            <text:p>122565925440</text:p>
          </table:table-cell>
          <table:table-cell table:formula="of:=PRODUCT([.A73:.A79])" office:value-type="float" office:value="8211917004480" calcext:value-type="float">
            <text:p>8211917004480</text:p>
          </table:table-cell>
          <table:table-cell table:formula="of:=[.A73]*[.A74]*[.A75]*[.A76]*[.A77]*[.A78]*[.A79]*[.A80]" office:value-type="float" office:value="541986522295680" calcext:value-type="float">
            <text:p>541986522295680</text:p>
          </table:table-cell>
          <table:table-cell table:formula="of:=PRODUCT([.A73:.A81])" office:value-type="float" office:value="3.52291239492192E+016" calcext:value-type="float">
            <text:p>35229123949219200</text:p>
          </table:table-cell>
          <table:table-cell table:formula="of:=PRODUCT([.A73:.A82])" office:value-type="float" office:value="2.25466393275003E+018" calcext:value-type="float">
            <text:p>2254663932750030000</text:p>
          </table:table-cell>
          <table:table-cell table:formula="of:=PRODUCT([.A73:.A83])" office:value-type="float" office:value="1.42043827763252E+020" calcext:value-type="float">
            <text:p>142043827763252000000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PRODUCT([.A74:.A76])" office:value-type="float" office:value="357840" calcext:value-type="float">
            <text:p>357840</text:p>
          </table:table-cell>
          <table:table-cell table:formula="of:=PRODUCT([.A74:.A77])" office:value-type="float" office:value="24690960" calcext:value-type="float">
            <text:p>24690960</text:p>
          </table:table-cell>
          <table:table-cell table:formula="of:==PRODUCT([.A74:.A78])" office:value-type="float" office:value="1678985280" calcext:value-type="float">
            <text:p>1678985280</text:p>
          </table:table-cell>
          <table:table-cell table:formula="of:==PRODUCT([.A74:.A79])" office:value-type="float" office:value="112492013760" calcext:value-type="float">
            <text:p>112492013760</text:p>
          </table:table-cell>
          <table:table-cell table:formula="of:=PRODUCT([.A74:.A80])" office:value-type="float" office:value="7424472908160" calcext:value-type="float">
            <text:p>7424472908160</text:p>
          </table:table-cell>
          <table:table-cell table:formula="of:=[.A74]*[.A75]*[.A76]*[.A77]*[.A78]*[.A79]*[.A80]*[.A81]" office:value-type="float" office:value="482590739030400" calcext:value-type="float">
            <text:p>482590739030400</text:p>
          </table:table-cell>
          <table:table-cell table:formula="of:=PRODUCT([.A74:.A82])" office:value-type="float" office:value="3.08858072979456E+016" calcext:value-type="float">
            <text:p>30885807297945600</text:p>
          </table:table-cell>
          <table:table-cell table:formula="of:=PRODUCT([.A74:.A83])" office:value-type="float" office:value="1.94580585977057E+018" calcext:value-type="float">
            <text:p>1945805859770570000</text:p>
          </table:table-cell>
          <table:table-cell table:formula="of:=PRODUCT([.A74:.A84])" office:value-type="float" office:value="1.20639963305776E+020" calcext:value-type="float">
            <text:p>120639963305776000000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PRODUCT([.A75:.A77])" office:value-type="float" office:value="342930" calcext:value-type="float">
            <text:p>342930</text:p>
          </table:table-cell>
          <table:table-cell table:formula="of:=PRODUCT([.A75:.A78])" office:value-type="float" office:value="23319240" calcext:value-type="float">
            <text:p>23319240</text:p>
          </table:table-cell>
          <table:table-cell table:formula="of:==PRODUCT([.A75:.A79])" office:value-type="float" office:value="1562389080" calcext:value-type="float">
            <text:p>1562389080</text:p>
          </table:table-cell>
          <table:table-cell table:formula="of:==PRODUCT([.A75:.A80])" office:value-type="float" office:value="103117679280" calcext:value-type="float">
            <text:p>103117679280</text:p>
          </table:table-cell>
          <table:table-cell table:formula="of:=PRODUCT([.A75:.A81])" office:value-type="float" office:value="6702649153200" calcext:value-type="float">
            <text:p>6702649153200</text:p>
          </table:table-cell>
          <table:table-cell table:formula="of:=[.A75]*[.A76]*[.A77]*[.A78]*[.A79]*[.A80]*[.A81]*[.A82]" office:value-type="float" office:value="428969545804800" calcext:value-type="float">
            <text:p>428969545804800</text:p>
          </table:table-cell>
          <table:table-cell table:formula="of:=PRODUCT([.A75:.A83])" office:value-type="float" office:value="2.70250813857024E+016" calcext:value-type="float">
            <text:p>27025081385702400</text:p>
          </table:table-cell>
          <table:table-cell table:formula="of:=PRODUCT([.A75:.A84])" office:value-type="float" office:value="1.67555504591355E+018" calcext:value-type="float">
            <text:p>1675555045913550000</text:p>
          </table:table-cell>
          <table:table-cell table:formula="of:=PRODUCT([.A75:.A85])" office:value-type="float" office:value="1.02208857800726E+020" calcext:value-type="float">
            <text:p>102208857800726000000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PRODUCT([.A76:.A78])" office:value-type="float" office:value="328440" calcext:value-type="float">
            <text:p>328440</text:p>
          </table:table-cell>
          <table:table-cell table:formula="of:=PRODUCT([.A76:.A79])" office:value-type="float" office:value="22005480" calcext:value-type="float">
            <text:p>22005480</text:p>
          </table:table-cell>
          <table:table-cell table:formula="of:==PRODUCT([.A76:.A80])" office:value-type="float" office:value="1452361680" calcext:value-type="float">
            <text:p>1452361680</text:p>
          </table:table-cell>
          <table:table-cell table:formula="of:==PRODUCT([.A76:.A81])" office:value-type="float" office:value="94403509200" calcext:value-type="float">
            <text:p>94403509200</text:p>
          </table:table-cell>
          <table:table-cell table:formula="of:=PRODUCT([.A76:.A82])" office:value-type="float" office:value="6041824588800" calcext:value-type="float">
            <text:p>6041824588800</text:p>
          </table:table-cell>
          <table:table-cell table:formula="of:=[.A76]*[.A77]*[.A78]*[.A79]*[.A80]*[.A81]*[.A82]*[.A83]" office:value-type="float" office:value="380634949094400" calcext:value-type="float">
            <text:p>380634949094400</text:p>
          </table:table-cell>
          <table:table-cell table:formula="of:=PRODUCT([.A76:.A84])" office:value-type="float" office:value="2.35993668438528E+016" calcext:value-type="float">
            <text:p>23599366843852800</text:p>
          </table:table-cell>
          <table:table-cell table:formula="of:=PRODUCT([.A76:.A85])" office:value-type="float" office:value="1.43956137747502E+018" calcext:value-type="float">
            <text:p>1439561377475020000</text:p>
          </table:table-cell>
          <table:table-cell table:formula="of:=PRODUCT([.A76:.A86])" office:value-type="float" office:value="8.63736826485013E+019" calcext:value-type="float">
            <text:p>86373682648501300000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PRODUCT([.A77:.A79])" office:value-type="float" office:value="314364" calcext:value-type="float">
            <text:p>314364</text:p>
          </table:table-cell>
          <table:table-cell table:formula="of:=PRODUCT([.A77:.A80])" office:value-type="float" office:value="20748024" calcext:value-type="float">
            <text:p>20748024</text:p>
          </table:table-cell>
          <table:table-cell table:formula="of:==PRODUCT([.A77:.A81])" office:value-type="float" office:value="1348621560" calcext:value-type="float">
            <text:p>1348621560</text:p>
          </table:table-cell>
          <table:table-cell table:formula="of:==PRODUCT([.A77:.A82])" office:value-type="float" office:value="86311779840" calcext:value-type="float">
            <text:p>86311779840</text:p>
          </table:table-cell>
          <table:table-cell table:formula="of:=PRODUCT([.A77:.A83])" office:value-type="float" office:value="5437642129920" calcext:value-type="float">
            <text:p>5437642129920</text:p>
          </table:table-cell>
          <table:table-cell table:formula="of:=[.A77]*[.A78]*[.A79]*[.A80]*[.A81]*[.A82]*[.A83]*[.A84]" office:value-type="float" office:value="337133812055040" calcext:value-type="float">
            <text:p>337133812055040</text:p>
          </table:table-cell>
          <table:table-cell table:formula="of:=PRODUCT([.A77:.A85])" office:value-type="float" office:value="2.05651625353574E+016" calcext:value-type="float">
            <text:p>20565162535357400</text:p>
          </table:table-cell>
          <table:table-cell table:formula="of:=PRODUCT([.A77:.A86])" office:value-type="float" office:value="1.23390975212145E+018" calcext:value-type="float">
            <text:p>1233909752121450000</text:p>
          </table:table-cell>
          <table:table-cell table:formula="of:=PRODUCT([.A77:.A87])" office:value-type="float" office:value="7.28006753751653E+019" calcext:value-type="float">
            <text:p>72800675375165300000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PRODUCT([.A78:.A80])" office:value-type="float" office:value="300696" calcext:value-type="float">
            <text:p>300696</text:p>
          </table:table-cell>
          <table:table-cell table:formula="of:=PRODUCT([.A78:.A81])" office:value-type="float" office:value="19545240" calcext:value-type="float">
            <text:p>19545240</text:p>
          </table:table-cell>
          <table:table-cell table:formula="of:==PRODUCT([.A78:.A82])" office:value-type="float" office:value="1250895360" calcext:value-type="float">
            <text:p>1250895360</text:p>
          </table:table-cell>
          <table:table-cell table:formula="of:==PRODUCT([.A78:.A83])" office:value-type="float" office:value="78806407680" calcext:value-type="float">
            <text:p>78806407680</text:p>
          </table:table-cell>
          <table:table-cell table:formula="of:=PRODUCT([.A78:.A84])" office:value-type="float" office:value="4885997276160" calcext:value-type="float">
            <text:p>4885997276160</text:p>
          </table:table-cell>
          <table:table-cell table:formula="of:=[.A78]*[.A79]*[.A80]*[.A81]*[.A82]*[.A83]*[.A84]*[.A85]" office:value-type="float" office:value="298045833845760" calcext:value-type="float">
            <text:p>298045833845760</text:p>
          </table:table-cell>
          <table:table-cell table:formula="of:=PRODUCT([.A78:.A86])" office:value-type="float" office:value="1.78827500307456E+016" calcext:value-type="float">
            <text:p>17882750030745600</text:p>
          </table:table-cell>
          <table:table-cell table:formula="of:=PRODUCT([.A78:.A87])" office:value-type="float" office:value="1.05508225181399E+018" calcext:value-type="float">
            <text:p>1055082251813990000</text:p>
          </table:table-cell>
          <table:table-cell table:formula="of:=PRODUCT([.A78:.A88])" office:value-type="float" office:value="6.11947706052114E+019" calcext:value-type="float">
            <text:p>61194770605211400000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PRODUCT([.A79:.A81])" office:value-type="float" office:value="287430" calcext:value-type="float">
            <text:p>287430</text:p>
          </table:table-cell>
          <table:table-cell table:formula="of:=PRODUCT([.A79:.A82])" office:value-type="float" office:value="18395520" calcext:value-type="float">
            <text:p>18395520</text:p>
          </table:table-cell>
          <table:table-cell table:formula="of:==PRODUCT([.A79:.A83])" office:value-type="float" office:value="1158917760" calcext:value-type="float">
            <text:p>1158917760</text:p>
          </table:table-cell>
          <table:table-cell table:formula="of:==PRODUCT([.A79:.A84])" office:value-type="float" office:value="71852901120" calcext:value-type="float">
            <text:p>71852901120</text:p>
          </table:table-cell>
          <table:table-cell table:formula="of:=PRODUCT([.A79:.A85])" office:value-type="float" office:value="4383026968320" calcext:value-type="float">
            <text:p>4383026968320</text:p>
          </table:table-cell>
          <table:table-cell table:formula="of:=[.A79]*[.A80]*[.A81]*[.A82]*[.A83]*[.A84]*[.A85]*[.A86]" office:value-type="float" office:value="262981618099200" calcext:value-type="float">
            <text:p>262981618099200</text:p>
          </table:table-cell>
          <table:table-cell table:formula="of:=PRODUCT([.A79:.A87])" office:value-type="float" office:value="1.55159154678528E+016" calcext:value-type="float">
            <text:p>15515915467852800</text:p>
          </table:table-cell>
          <table:table-cell table:formula="of:=PRODUCT([.A79:.A88])" office:value-type="float" office:value="8.99923097135462E+017" calcext:value-type="float">
            <text:p>899923097135462000</text:p>
          </table:table-cell>
          <table:table-cell table:formula="of:=PRODUCT([.A79:.A89])" office:value-type="float" office:value="5.12956165367214E+019" calcext:value-type="float">
            <text:p>51295616536721400000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PRODUCT([.A80:.A82])" office:value-type="float" office:value="274560" calcext:value-type="float">
            <text:p>274560</text:p>
          </table:table-cell>
          <table:table-cell table:formula="of:=PRODUCT([.A80:.A83])" office:value-type="float" office:value="17297280" calcext:value-type="float">
            <text:p>17297280</text:p>
          </table:table-cell>
          <table:table-cell table:formula="of:==PRODUCT([.A80:.A84])" office:value-type="float" office:value="1072431360" calcext:value-type="float">
            <text:p>1072431360</text:p>
          </table:table-cell>
          <table:table-cell table:formula="of:==PRODUCT([.A80:.A85])" office:value-type="float" office:value="65418312960" calcext:value-type="float">
            <text:p>65418312960</text:p>
          </table:table-cell>
          <table:table-cell table:formula="of:=PRODUCT([.A80:.A86])" office:value-type="float" office:value="3925098777600" calcext:value-type="float">
            <text:p>3925098777600</text:p>
          </table:table-cell>
          <table:table-cell table:formula="of:=[.A80]*[.A81]*[.A82]*[.A83]*[.A84]*[.A85]*[.A86]*[.A87]" office:value-type="float" office:value="231580827878400" calcext:value-type="float">
            <text:p>231580827878400</text:p>
          </table:table-cell>
          <table:table-cell table:formula="of:=PRODUCT([.A80:.A88])" office:value-type="float" office:value="1.34316880169472E+016" calcext:value-type="float">
            <text:p>13431688016947200</text:p>
          </table:table-cell>
          <table:table-cell table:formula="of:=PRODUCT([.A80:.A89])" office:value-type="float" office:value="7.6560621696599E+017" calcext:value-type="float">
            <text:p>765606216965990000</text:p>
          </table:table-cell>
          <table:table-cell table:formula="of:=PRODUCT([.A80:.A90])" office:value-type="float" office:value="4.28739481500955E+019" calcext:value-type="float">
            <text:p>42873948150095500000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PRODUCT([.A81:.A83])" office:value-type="float" office:value="262080" calcext:value-type="float">
            <text:p>262080</text:p>
          </table:table-cell>
          <table:table-cell table:formula="of:=PRODUCT([.A81:.A84])" office:value-type="float" office:value="16248960" calcext:value-type="float">
            <text:p>16248960</text:p>
          </table:table-cell>
          <table:table-cell table:formula="of:==PRODUCT([.A81:.A85])" office:value-type="float" office:value="991186560" calcext:value-type="float">
            <text:p>991186560</text:p>
          </table:table-cell>
          <table:table-cell table:formula="of:==PRODUCT([.A81:.A86])" office:value-type="float" office:value="59471193600" calcext:value-type="float">
            <text:p>59471193600</text:p>
          </table:table-cell>
          <table:table-cell table:formula="of:=PRODUCT([.A81:.A87])" office:value-type="float" office:value="3508800422400" calcext:value-type="float">
            <text:p>3508800422400</text:p>
          </table:table-cell>
          <table:table-cell table:formula="of:=[.A81]*[.A82]*[.A83]*[.A84]*[.A85]*[.A86]*[.A87]*[.A88]" office:value-type="float" office:value="203510424499200" calcext:value-type="float">
            <text:p>203510424499200</text:p>
          </table:table-cell>
          <table:table-cell table:formula="of:=PRODUCT([.A81:.A89])" office:value-type="float" office:value="1.16000941964544E+016" calcext:value-type="float">
            <text:p>11600094196454400</text:p>
          </table:table-cell>
          <table:table-cell table:formula="of:=PRODUCT([.A81:.A90])" office:value-type="float" office:value="6.49605275001446E+017" calcext:value-type="float">
            <text:p>649605275001446000</text:p>
          </table:table-cell>
          <table:table-cell table:formula="of:=PRODUCT([.A81:.A91])" office:value-type="float" office:value="3.57282901250796E+019" calcext:value-type="float">
            <text:p>35728290125079600000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PRODUCT([.A82:.A84])" office:value-type="float" office:value="249984" calcext:value-type="float">
            <text:p>249984</text:p>
          </table:table-cell>
          <table:table-cell table:formula="of:=PRODUCT([.A82:.A85])" office:value-type="float" office:value="15249024" calcext:value-type="float">
            <text:p>15249024</text:p>
          </table:table-cell>
          <table:table-cell table:formula="of:==PRODUCT([.A82:.A86])" office:value-type="float" office:value="914941440" calcext:value-type="float">
            <text:p>914941440</text:p>
          </table:table-cell>
          <table:table-cell table:formula="of:==PRODUCT([.A82:.A87])" office:value-type="float" office:value="53981544960" calcext:value-type="float">
            <text:p>53981544960</text:p>
          </table:table-cell>
          <table:table-cell table:formula="of:=PRODUCT([.A82:.A88])" office:value-type="float" office:value="3130929607680" calcext:value-type="float">
            <text:p>3130929607680</text:p>
          </table:table-cell>
          <table:table-cell table:formula="of:=[.A82]*[.A83]*[.A84]*[.A85]*[.A86]*[.A87]*[.A88]*[.A89]" office:value-type="float" office:value="178462987637760" calcext:value-type="float">
            <text:p>178462987637760</text:p>
          </table:table-cell>
          <table:table-cell table:formula="of:=PRODUCT([.A82:.A90])" office:value-type="float" office:value="9.99392730771456E+015" calcext:value-type="float">
            <text:p>9993927307714560</text:p>
          </table:table-cell>
          <table:table-cell table:formula="of:=PRODUCT([.A82:.A91])" office:value-type="float" office:value="5.49666001924301E+017" calcext:value-type="float">
            <text:p>549666001924301000</text:p>
          </table:table-cell>
          <table:table-cell table:formula="of:=PRODUCT([.A82:.A92])" office:value-type="float" office:value="2.96819641039122E+019" calcext:value-type="float">
            <text:p>29681964103912200000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PRODUCT([.A83:.A85])" office:value-type="float" office:value="238266" calcext:value-type="float">
            <text:p>238266</text:p>
          </table:table-cell>
          <table:table-cell table:formula="of:=PRODUCT([.A83:.A86])" office:value-type="float" office:value="14295960" calcext:value-type="float">
            <text:p>14295960</text:p>
          </table:table-cell>
          <table:table-cell table:formula="of:==PRODUCT([.A83:.A87])" office:value-type="float" office:value="843461640" calcext:value-type="float">
            <text:p>843461640</text:p>
          </table:table-cell>
          <table:table-cell table:formula="of:==PRODUCT([.A83:.A88])" office:value-type="float" office:value="48920775120" calcext:value-type="float">
            <text:p>48920775120</text:p>
          </table:table-cell>
          <table:table-cell table:formula="of:=PRODUCT([.A83:.A89])" office:value-type="float" office:value="2788484181840" calcext:value-type="float">
            <text:p>2788484181840</text:p>
          </table:table-cell>
          <table:table-cell table:formula="of:=[.A83]*[.A84]*[.A85]*[.A86]*[.A87]*[.A88]*[.A89]*[.A90]" office:value-type="float" office:value="156155114183040" calcext:value-type="float">
            <text:p>156155114183040</text:p>
          </table:table-cell>
          <table:table-cell table:formula="of:=PRODUCT([.A83:.A91])" office:value-type="float" office:value="8.5885312800672E+015" calcext:value-type="float">
            <text:p>8588531280067200</text:p>
          </table:table-cell>
          <table:table-cell table:formula="of:=PRODUCT([.A83:.A92])" office:value-type="float" office:value="4.63780689123629E+017" calcext:value-type="float">
            <text:p>463780689123629000</text:p>
          </table:table-cell>
          <table:table-cell table:formula="of:=PRODUCT([.A83:.A93])" office:value-type="float" office:value="2.45803765235523E+019" calcext:value-type="float">
            <text:p>24580376523552300000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PRODUCT([.A84:.A86])" office:value-type="float" office:value="226920" calcext:value-type="float">
            <text:p>226920</text:p>
          </table:table-cell>
          <table:table-cell table:formula="of:=PRODUCT([.A84:.A87])" office:value-type="float" office:value="13388280" calcext:value-type="float">
            <text:p>13388280</text:p>
          </table:table-cell>
          <table:table-cell table:formula="of:==PRODUCT([.A84:.A88])" office:value-type="float" office:value="776520240" calcext:value-type="float">
            <text:p>776520240</text:p>
          </table:table-cell>
          <table:table-cell table:formula="of:==PRODUCT([.A84:.A89])" office:value-type="float" office:value="44261653680" calcext:value-type="float">
            <text:p>44261653680</text:p>
          </table:table-cell>
          <table:table-cell table:formula="of:=PRODUCT([.A84:.A90])" office:value-type="float" office:value="2478652606080" calcext:value-type="float">
            <text:p>2478652606080</text:p>
          </table:table-cell>
          <table:table-cell table:formula="of:=[.A84]*[.A85]*[.A86]*[.A87]*[.A88]*[.A89]*[.A90]*[.A91]" office:value-type="float" office:value="136325893334400" calcext:value-type="float">
            <text:p>136325893334400</text:p>
          </table:table-cell>
          <table:table-cell table:formula="of:=PRODUCT([.A84:.A92])" office:value-type="float" office:value="7.3615982400576E+015" calcext:value-type="float">
            <text:p>7361598240057600</text:p>
          </table:table-cell>
          <table:table-cell table:formula="of:=PRODUCT([.A84:.A93])" office:value-type="float" office:value="3.90164706723053E+017" calcext:value-type="float">
            <text:p>390164706723053000</text:p>
          </table:table-cell>
          <table:table-cell table:formula="of:=PRODUCT([.A84:.A94])" office:value-type="float" office:value="2.02885647495987E+019" calcext:value-type="float">
            <text:p>20288564749598700000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PRODUCT([.A85:.A87])" office:value-type="float" office:value="215940" calcext:value-type="float">
            <text:p>215940</text:p>
          </table:table-cell>
          <table:table-cell table:formula="of:=PRODUCT([.A85:.A88])" office:value-type="float" office:value="12524520" calcext:value-type="float">
            <text:p>12524520</text:p>
          </table:table-cell>
          <table:table-cell table:formula="of:==PRODUCT([.A85:.A89])" office:value-type="float" office:value="713897640" calcext:value-type="float">
            <text:p>713897640</text:p>
          </table:table-cell>
          <table:table-cell table:formula="of:==PRODUCT([.A85:.A90])" office:value-type="float" office:value="39978267840" calcext:value-type="float">
            <text:p>39978267840</text:p>
          </table:table-cell>
          <table:table-cell table:formula="of:=PRODUCT([.A85:.A91])" office:value-type="float" office:value="2198804731200" calcext:value-type="float">
            <text:p>2198804731200</text:p>
          </table:table-cell>
          <table:table-cell table:formula="of:=[.A85]*[.A86]*[.A87]*[.A88]*[.A89]*[.A90]*[.A91]*[.A92]" office:value-type="float" office:value="118735455484800" calcext:value-type="float">
            <text:p>118735455484800</text:p>
          </table:table-cell>
          <table:table-cell table:formula="of:=PRODUCT([.A85:.A93])" office:value-type="float" office:value="6.2929791406944E+015" calcext:value-type="float">
            <text:p>6292979140694400</text:p>
          </table:table-cell>
          <table:table-cell table:formula="of:=PRODUCT([.A85:.A94])" office:value-type="float" office:value="3.27234915316109E+017" calcext:value-type="float">
            <text:p>327234915316109000</text:p>
          </table:table-cell>
          <table:table-cell table:formula="of:=PRODUCT([.A85:.A95])" office:value-type="float" office:value="1.66889806811215E+019" calcext:value-type="float">
            <text:p>16688980681121500000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PRODUCT([.A86:.A88])" office:value-type="float" office:value="205320" calcext:value-type="float">
            <text:p>205320</text:p>
          </table:table-cell>
          <table:table-cell table:formula="of:=PRODUCT([.A86:.A89])" office:value-type="float" office:value="11703240" calcext:value-type="float">
            <text:p>11703240</text:p>
          </table:table-cell>
          <table:table-cell table:formula="of:==PRODUCT([.A86:.A90])" office:value-type="float" office:value="655381440" calcext:value-type="float">
            <text:p>655381440</text:p>
          </table:table-cell>
          <table:table-cell table:formula="of:==PRODUCT([.A86:.A91])" office:value-type="float" office:value="36045979200" calcext:value-type="float">
            <text:p>36045979200</text:p>
          </table:table-cell>
          <table:table-cell table:formula="of:=PRODUCT([.A86:.A92])" office:value-type="float" office:value="1946482876800" calcext:value-type="float">
            <text:p>1946482876800</text:p>
          </table:table-cell>
          <table:table-cell table:formula="of:=[.A86]*[.A87]*[.A88]*[.A89]*[.A90]*[.A91]*[.A92]*[.A93]" office:value-type="float" office:value="103163592470400" calcext:value-type="float">
            <text:p>103163592470400</text:p>
          </table:table-cell>
          <table:table-cell table:formula="of:=PRODUCT([.A86:.A94])" office:value-type="float" office:value="5.3645068084608E+015" calcext:value-type="float">
            <text:p>5364506808460800</text:p>
          </table:table-cell>
          <table:table-cell table:formula="of:=PRODUCT([.A86:.A95])" office:value-type="float" office:value="2.73589847231501E+017" calcext:value-type="float">
            <text:p>273589847231501000</text:p>
          </table:table-cell>
          <table:table-cell table:formula="of:=PRODUCT([.A86:.A96])" office:value-type="float" office:value="1.3679492361575E+019" calcext:value-type="float">
            <text:p>13679492361575000000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PRODUCT([.A87:.A89])" office:value-type="float" office:value="195054" calcext:value-type="float">
            <text:p>195054</text:p>
          </table:table-cell>
          <table:table-cell table:formula="of:=PRODUCT([.A87:.A90])" office:value-type="float" office:value="10923024" calcext:value-type="float">
            <text:p>10923024</text:p>
          </table:table-cell>
          <table:table-cell table:formula="of:==PRODUCT([.A87:.A91])" office:value-type="float" office:value="600766320" calcext:value-type="float">
            <text:p>600766320</text:p>
          </table:table-cell>
          <table:table-cell table:formula="of:==PRODUCT([.A87:.A92])" office:value-type="float" office:value="32441381280" calcext:value-type="float">
            <text:p>32441381280</text:p>
          </table:table-cell>
          <table:table-cell table:formula="of:=PRODUCT([.A87:.A93])" office:value-type="float" office:value="1719393207840" calcext:value-type="float">
            <text:p>1719393207840</text:p>
          </table:table-cell>
          <table:table-cell table:formula="of:=[.A87]*[.A88]*[.A89]*[.A90]*[.A91]*[.A92]*[.A93]*[.A94]" office:value-type="float" office:value="89408446807680" calcext:value-type="float">
            <text:p>89408446807680</text:p>
          </table:table-cell>
          <table:table-cell table:formula="of:=PRODUCT([.A87:.A95])" office:value-type="float" office:value="4.55983078719168E+015" calcext:value-type="float">
            <text:p>4559830787191680</text:p>
          </table:table-cell>
          <table:table-cell table:formula="of:=PRODUCT([.A87:.A96])" office:value-type="float" office:value="2.27991539359584E+017" calcext:value-type="float">
            <text:p>227991539359584000</text:p>
          </table:table-cell>
          <table:table-cell table:formula="of:=PRODUCT([.A87:.A97])" office:value-type="float" office:value="1.11715854286196E+019" calcext:value-type="float">
            <text:p>11171585428619600000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PRODUCT([.A88:.A90])" office:value-type="float" office:value="185136" calcext:value-type="float">
            <text:p>185136</text:p>
          </table:table-cell>
          <table:table-cell table:formula="of:=PRODUCT([.A88:.A91])" office:value-type="float" office:value="10182480" calcext:value-type="float">
            <text:p>10182480</text:p>
          </table:table-cell>
          <table:table-cell table:formula="of:==PRODUCT([.A88:.A92])" office:value-type="float" office:value="549853920" calcext:value-type="float">
            <text:p>549853920</text:p>
          </table:table-cell>
          <table:table-cell table:formula="of:==PRODUCT([.A88:.A93])" office:value-type="float" office:value="29142257760" calcext:value-type="float">
            <text:p>29142257760</text:p>
          </table:table-cell>
          <table:table-cell table:formula="of:=PRODUCT([.A88:.A94])" office:value-type="float" office:value="1515397403520" calcext:value-type="float">
            <text:p>1515397403520</text:p>
          </table:table-cell>
          <table:table-cell table:formula="of:=[.A88]*[.A89]*[.A90]*[.A91]*[.A92]*[.A93]*[.A94]*[.A95]" office:value-type="float" office:value="77285267579520" calcext:value-type="float">
            <text:p>77285267579520</text:p>
          </table:table-cell>
          <table:table-cell table:formula="of:=PRODUCT([.A88:.A96])" office:value-type="float" office:value="3.864263378976E+015" calcext:value-type="float">
            <text:p>3864263378976000</text:p>
          </table:table-cell>
          <table:table-cell table:formula="of:=PRODUCT([.A88:.A97])" office:value-type="float" office:value="1.89348905569824E+017" calcext:value-type="float">
            <text:p>189348905569824000</text:p>
          </table:table-cell>
          <table:table-cell table:formula="of:=PRODUCT([.A88:.A98])" office:value-type="float" office:value="9.08874746735155E+018" calcext:value-type="float">
            <text:p>9088747467351550000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PRODUCT([.A89:.A91])" office:value-type="float" office:value="175560" calcext:value-type="float">
            <text:p>175560</text:p>
          </table:table-cell>
          <table:table-cell table:formula="of:=PRODUCT([.A89:.A92])" office:value-type="float" office:value="9480240" calcext:value-type="float">
            <text:p>9480240</text:p>
          </table:table-cell>
          <table:table-cell table:formula="of:==PRODUCT([.A89:.A93])" office:value-type="float" office:value="502452720" calcext:value-type="float">
            <text:p>502452720</text:p>
          </table:table-cell>
          <table:table-cell table:formula="of:==PRODUCT([.A89:.A94])" office:value-type="float" office:value="26127541440" calcext:value-type="float">
            <text:p>26127541440</text:p>
          </table:table-cell>
          <table:table-cell table:formula="of:=PRODUCT([.A89:.A95])" office:value-type="float" office:value="1332504613440" calcext:value-type="float">
            <text:p>1332504613440</text:p>
          </table:table-cell>
          <table:table-cell table:formula="of:=[.A89]*[.A90]*[.A91]*[.A92]*[.A93]*[.A94]*[.A95]*[.A96]" office:value-type="float" office:value="66625230672000" calcext:value-type="float">
            <text:p>66625230672000</text:p>
          </table:table-cell>
          <table:table-cell table:formula="of:=PRODUCT([.A89:.A97])" office:value-type="float" office:value="3.264636302928E+015" calcext:value-type="float">
            <text:p>3264636302928000</text:p>
          </table:table-cell>
          <table:table-cell table:formula="of:=PRODUCT([.A89:.A98])" office:value-type="float" office:value="1.56702542540544E+017" calcext:value-type="float">
            <text:p>156702542540544000</text:p>
          </table:table-cell>
          <table:table-cell table:formula="of:=PRODUCT([.A89:.A99])" office:value-type="float" office:value="7.36501949940557E+018" calcext:value-type="float">
            <text:p>7365019499405570000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PRODUCT([.A90:.A92])" office:value-type="float" office:value="166320" calcext:value-type="float">
            <text:p>166320</text:p>
          </table:table-cell>
          <table:table-cell table:formula="of:=PRODUCT([.A90:.A93])" office:value-type="float" office:value="8814960" calcext:value-type="float">
            <text:p>8814960</text:p>
          </table:table-cell>
          <table:table-cell table:formula="of:==PRODUCT([.A90:.A94])" office:value-type="float" office:value="458377920" calcext:value-type="float">
            <text:p>458377920</text:p>
          </table:table-cell>
          <table:table-cell table:formula="of:==PRODUCT([.A90:.A95])" office:value-type="float" office:value="23377273920" calcext:value-type="float">
            <text:p>23377273920</text:p>
          </table:table-cell>
          <table:table-cell table:formula="of:=PRODUCT([.A90:.A96])" office:value-type="float" office:value="1168863696000" calcext:value-type="float">
            <text:p>1168863696000</text:p>
          </table:table-cell>
          <table:table-cell table:formula="of:=[.A90]*[.A91]*[.A92]*[.A93]*[.A94]*[.A95]*[.A96]*[.A97]" office:value-type="float" office:value="57274321104000" calcext:value-type="float">
            <text:p>57274321104000</text:p>
          </table:table-cell>
          <table:table-cell table:formula="of:=PRODUCT([.A90:.A98])" office:value-type="float" office:value="2.749167412992E+015" calcext:value-type="float">
            <text:p>2749167412992000</text:p>
          </table:table-cell>
          <table:table-cell table:formula="of:=PRODUCT([.A90:.A99])" office:value-type="float" office:value="1.29210868410624E+017" calcext:value-type="float">
            <text:p>129210868410624000</text:p>
          </table:table-cell>
          <table:table-cell table:formula="of:=PRODUCT([.A90:.A100])" office:value-type="float" office:value="5.9436999468887E+018" calcext:value-type="float">
            <text:p>5943699946888700000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PRODUCT([.A91:.A93])" office:value-type="float" office:value="157410" calcext:value-type="float">
            <text:p>157410</text:p>
          </table:table-cell>
          <table:table-cell table:formula="of:=PRODUCT([.A91:.A94])" office:value-type="float" office:value="8185320" calcext:value-type="float">
            <text:p>8185320</text:p>
          </table:table-cell>
          <table:table-cell table:formula="of:==PRODUCT([.A91:.A95])" office:value-type="float" office:value="417451320" calcext:value-type="float">
            <text:p>417451320</text:p>
          </table:table-cell>
          <table:table-cell table:formula="of:==PRODUCT([.A91:.A96])" office:value-type="float" office:value="20872566000" calcext:value-type="float">
            <text:p>20872566000</text:p>
          </table:table-cell>
          <table:table-cell table:formula="of:=PRODUCT([.A91:.A97])" office:value-type="float" office:value="1022755734000" calcext:value-type="float">
            <text:p>1022755734000</text:p>
          </table:table-cell>
          <table:table-cell table:formula="of:=[.A91]*[.A92]*[.A93]*[.A94]*[.A95]*[.A96]*[.A97]*[.A98]" office:value-type="float" office:value="49092275232000" calcext:value-type="float">
            <text:p>49092275232000</text:p>
          </table:table-cell>
          <table:table-cell table:formula="of:=PRODUCT([.A91:.A99])" office:value-type="float" office:value="2.307336935904E+015" calcext:value-type="float">
            <text:p>2307336935904000</text:p>
          </table:table-cell>
          <table:table-cell table:formula="of:=PRODUCT([.A91:.A100])" office:value-type="float" office:value="1.06137499051584E+017" calcext:value-type="float">
            <text:p>106137499051584000</text:p>
          </table:table-cell>
          <table:table-cell table:formula="of:=PRODUCT([.A91:.A101])" office:value-type="float" office:value="4.77618745732128E+018" calcext:value-type="float">
            <text:p>4776187457321280000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PRODUCT([.A92:.A94])" office:value-type="float" office:value="148824" calcext:value-type="float">
            <text:p>148824</text:p>
          </table:table-cell>
          <table:table-cell table:formula="of:=PRODUCT([.A92:.A95])" office:value-type="float" office:value="7590024" calcext:value-type="float">
            <text:p>7590024</text:p>
          </table:table-cell>
          <table:table-cell table:formula="of:==PRODUCT([.A92:.A96])" office:value-type="float" office:value="379501200" calcext:value-type="float">
            <text:p>379501200</text:p>
          </table:table-cell>
          <table:table-cell table:formula="of:==PRODUCT([.A92:.A97])" office:value-type="float" office:value="18595558800" calcext:value-type="float">
            <text:p>18595558800</text:p>
          </table:table-cell>
          <table:table-cell table:formula="of:=PRODUCT([.A92:.A98])" office:value-type="float" office:value="892586822400" calcext:value-type="float">
            <text:p>892586822400</text:p>
          </table:table-cell>
          <table:table-cell table:formula="of:=[.A92]*[.A93]*[.A94]*[.A95]*[.A96]*[.A97]*[.A98]*[.A99]" office:value-type="float" office:value="41951580652800" calcext:value-type="float">
            <text:p>41951580652800</text:p>
          </table:table-cell>
          <table:table-cell table:formula="of:=PRODUCT([.A92:.A100])" office:value-type="float" office:value="1.9297727100288E+015" calcext:value-type="float">
            <text:p>1929772710028800</text:p>
          </table:table-cell>
          <table:table-cell table:formula="of:=PRODUCT([.A92:.A101])" office:value-type="float" office:value="8.6839771951296E+016" calcext:value-type="float">
            <text:p>86839771951296000</text:p>
          </table:table-cell>
          <table:table-cell table:formula="of:=PRODUCT([.A92:.A102])" office:value-type="float" office:value="3.82094996585702E+018" calcext:value-type="float">
            <text:p>3820949965857020000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PRODUCT([.A93:.A95])" office:value-type="float" office:value="140556" calcext:value-type="float">
            <text:p>140556</text:p>
          </table:table-cell>
          <table:table-cell table:formula="of:=PRODUCT([.A93:.A96])" office:value-type="float" office:value="7027800" calcext:value-type="float">
            <text:p>7027800</text:p>
          </table:table-cell>
          <table:table-cell table:formula="of:==PRODUCT([.A93:.A97])" office:value-type="float" office:value="344362200" calcext:value-type="float">
            <text:p>344362200</text:p>
          </table:table-cell>
          <table:table-cell table:formula="of:==PRODUCT([.A93:.A98])" office:value-type="float" office:value="16529385600" calcext:value-type="float">
            <text:p>16529385600</text:p>
          </table:table-cell>
          <table:table-cell table:formula="of:=PRODUCT([.A93:.A99])" office:value-type="float" office:value="776881123200" calcext:value-type="float">
            <text:p>776881123200</text:p>
          </table:table-cell>
          <table:table-cell table:formula="of:=[.A93]*[.A94]*[.A95]*[.A96]*[.A97]*[.A98]*[.A99]*[.A100]" office:value-type="float" office:value="35736531667200" calcext:value-type="float">
            <text:p>35736531667200</text:p>
          </table:table-cell>
          <table:table-cell table:formula="of:=PRODUCT([.A93:.A101])" office:value-type="float" office:value="1.608143925024E+015" calcext:value-type="float">
            <text:p>1608143925024000</text:p>
          </table:table-cell>
          <table:table-cell table:formula="of:=PRODUCT([.A93:.A102])" office:value-type="float" office:value="7.0758332701056E+016" calcext:value-type="float">
            <text:p>70758332701056000</text:p>
          </table:table-cell>
          <table:table-cell table:formula="of:=PRODUCT([.A93:.A103])" office:value-type="float" office:value="3.04260830614541E+018" calcext:value-type="float">
            <text:p>3042608306145410000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PRODUCT([.A94:.A96])" office:value-type="float" office:value="132600" calcext:value-type="float">
            <text:p>132600</text:p>
          </table:table-cell>
          <table:table-cell table:formula="of:=PRODUCT([.A94:.A97])" office:value-type="float" office:value="6497400" calcext:value-type="float">
            <text:p>6497400</text:p>
          </table:table-cell>
          <table:table-cell table:formula="of:==PRODUCT([.A94:.A98])" office:value-type="float" office:value="311875200" calcext:value-type="float">
            <text:p>311875200</text:p>
          </table:table-cell>
          <table:table-cell table:formula="of:==PRODUCT([.A94:.A99])" office:value-type="float" office:value="14658134400" calcext:value-type="float">
            <text:p>14658134400</text:p>
          </table:table-cell>
          <table:table-cell table:formula="of:=PRODUCT([.A94:.A100])" office:value-type="float" office:value="674274182400" calcext:value-type="float">
            <text:p>674274182400</text:p>
          </table:table-cell>
          <table:table-cell table:formula="of:=[.A94]*[.A95]*[.A96]*[.A97]*[.A98]*[.A99]*[.A100]*[.A101]" office:value-type="float" office:value="30342338208000" calcext:value-type="float">
            <text:p>30342338208000</text:p>
          </table:table-cell>
          <table:table-cell table:formula="of:=PRODUCT([.A94:.A102])" office:value-type="float" office:value="1.335062881152E+015" calcext:value-type="float">
            <text:p>1335062881152000</text:p>
          </table:table-cell>
          <table:table-cell table:formula="of:=PRODUCT([.A94:.A103])" office:value-type="float" office:value="5.7407703889536E+016" calcext:value-type="float">
            <text:p>57407703889536000</text:p>
          </table:table-cell>
          <table:table-cell table:formula="of:=PRODUCT([.A94:.A104])" office:value-type="float" office:value="2.41112356336051E+018" calcext:value-type="float">
            <text:p>2411123563360510000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PRODUCT([.A95:.A97])" office:value-type="float" office:value="124950" calcext:value-type="float">
            <text:p>124950</text:p>
          </table:table-cell>
          <table:table-cell table:formula="of:=PRODUCT([.A95:.A98])" office:value-type="float" office:value="5997600" calcext:value-type="float">
            <text:p>5997600</text:p>
          </table:table-cell>
          <table:table-cell table:formula="of:==PRODUCT([.A95:.A99])" office:value-type="float" office:value="281887200" calcext:value-type="float">
            <text:p>281887200</text:p>
          </table:table-cell>
          <table:table-cell table:formula="of:==PRODUCT([.A95:.A100])" office:value-type="float" office:value="12966811200" calcext:value-type="float">
            <text:p>12966811200</text:p>
          </table:table-cell>
          <table:table-cell table:formula="of:=PRODUCT([.A95:.A101])" office:value-type="float" office:value="583506504000" calcext:value-type="float">
            <text:p>583506504000</text:p>
          </table:table-cell>
          <table:table-cell table:formula="of:=[.A95]*[.A96]*[.A97]*[.A98]*[.A99]*[.A100]*[.A101]*[.A102]" office:value-type="float" office:value="25674286176000" calcext:value-type="float">
            <text:p>25674286176000</text:p>
          </table:table-cell>
          <table:table-cell table:formula="of:=PRODUCT([.A95:.A103])" office:value-type="float" office:value="1.103994305568E+015" calcext:value-type="float">
            <text:p>1103994305568000</text:p>
          </table:table-cell>
          <table:table-cell table:formula="of:=PRODUCT([.A95:.A104])" office:value-type="float" office:value="4.6367760833856E+016" calcext:value-type="float">
            <text:p>46367760833856000</text:p>
          </table:table-cell>
          <table:table-cell table:formula="of:=PRODUCT([.A95:.A105])" office:value-type="float" office:value="1.9010781941881E+018" calcext:value-type="float">
            <text:p>1901078194188100000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PRODUCT([.A96:.A98])" office:value-type="float" office:value="117600" calcext:value-type="float">
            <text:p>117600</text:p>
          </table:table-cell>
          <table:table-cell table:formula="of:=PRODUCT([.A96:.A99])" office:value-type="float" office:value="5527200" calcext:value-type="float">
            <text:p>5527200</text:p>
          </table:table-cell>
          <table:table-cell table:formula="of:==PRODUCT([.A96:.A100])" office:value-type="float" office:value="254251200" calcext:value-type="float">
            <text:p>254251200</text:p>
          </table:table-cell>
          <table:table-cell table:formula="of:==PRODUCT([.A96:.A101])" office:value-type="float" office:value="11441304000" calcext:value-type="float">
            <text:p>11441304000</text:p>
          </table:table-cell>
          <table:table-cell table:formula="of:=PRODUCT([.A96:.A102])" office:value-type="float" office:value="503417376000" calcext:value-type="float">
            <text:p>503417376000</text:p>
          </table:table-cell>
          <table:table-cell table:formula="of:=[.A96]*[.A97]*[.A98]*[.A99]*[.A100]*[.A101]*[.A102]*[.A103]" office:value-type="float" office:value="21646947168000" calcext:value-type="float">
            <text:p>21646947168000</text:p>
          </table:table-cell>
          <table:table-cell table:formula="of:=PRODUCT([.A96:.A104])" office:value-type="float" office:value="909171781056000" calcext:value-type="float">
            <text:p>909171781056000</text:p>
          </table:table-cell>
          <table:table-cell table:formula="of:=PRODUCT([.A96:.A105])" office:value-type="float" office:value="3.7276043023296E+016" calcext:value-type="float">
            <text:p>37276043023296000</text:p>
          </table:table-cell>
          <table:table-cell table:formula="of:=PRODUCT([.A96:.A106])" office:value-type="float" office:value="1.49104172093184E+018" calcext:value-type="float">
            <text:p>1491041720931840000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PRODUCT([.A97:.A99])" office:value-type="float" office:value="110544" calcext:value-type="float">
            <text:p>110544</text:p>
          </table:table-cell>
          <table:table-cell table:formula="of:=PRODUCT([.A97:.A100])" office:value-type="float" office:value="5085024" calcext:value-type="float">
            <text:p>5085024</text:p>
          </table:table-cell>
          <table:table-cell table:formula="of:==PRODUCT([.A97:.A101])" office:value-type="float" office:value="228826080" calcext:value-type="float">
            <text:p>228826080</text:p>
          </table:table-cell>
          <table:table-cell table:formula="of:==PRODUCT([.A97:.A102])" office:value-type="float" office:value="10068347520" calcext:value-type="float">
            <text:p>10068347520</text:p>
          </table:table-cell>
          <table:table-cell table:formula="of:=PRODUCT([.A97:.A103])" office:value-type="float" office:value="432938943360" calcext:value-type="float">
            <text:p>432938943360</text:p>
          </table:table-cell>
          <table:table-cell table:formula="of:=[.A97]*[.A98]*[.A99]*[.A100]*[.A101]*[.A102]*[.A103]*[.A104]" office:value-type="float" office:value="18183435621120" calcext:value-type="float">
            <text:p>18183435621120</text:p>
          </table:table-cell>
          <table:table-cell table:formula="of:=PRODUCT([.A97:.A105])" office:value-type="float" office:value="745520860465920" calcext:value-type="float">
            <text:p>745520860465920</text:p>
          </table:table-cell>
          <table:table-cell table:formula="of:=PRODUCT([.A97:.A106])" office:value-type="float" office:value="2.98208344186368E+016" calcext:value-type="float">
            <text:p>29820834418636800</text:p>
          </table:table-cell>
          <table:table-cell table:formula="of:=PRODUCT([.A97:.A107])" office:value-type="float" office:value="1.16301254232684E+018" calcext:value-type="float">
            <text:p>1163012542326840000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PRODUCT([.A98:.A100])" office:value-type="float" office:value="103776" calcext:value-type="float">
            <text:p>103776</text:p>
          </table:table-cell>
          <table:table-cell table:formula="of:=PRODUCT([.A98:.A101])" office:value-type="float" office:value="4669920" calcext:value-type="float">
            <text:p>4669920</text:p>
          </table:table-cell>
          <table:table-cell table:formula="of:==PRODUCT([.A98:.A102])" office:value-type="float" office:value="205476480" calcext:value-type="float">
            <text:p>205476480</text:p>
          </table:table-cell>
          <table:table-cell table:formula="of:==PRODUCT([.A98:.A103])" office:value-type="float" office:value="8835488640" calcext:value-type="float">
            <text:p>8835488640</text:p>
          </table:table-cell>
          <table:table-cell table:formula="of:=PRODUCT([.A98:.A104])" office:value-type="float" office:value="371090522880" calcext:value-type="float">
            <text:p>371090522880</text:p>
          </table:table-cell>
          <table:table-cell table:formula="of:=[.A98]*[.A99]*[.A100]*[.A101]*[.A102]*[.A103]*[.A104]*[.A105]" office:value-type="float" office:value="15214711438080" calcext:value-type="float">
            <text:p>15214711438080</text:p>
          </table:table-cell>
          <table:table-cell table:formula="of:=PRODUCT([.A98:.A106])" office:value-type="float" office:value="608588457523200" calcext:value-type="float">
            <text:p>608588457523200</text:p>
          </table:table-cell>
          <table:table-cell table:formula="of:=PRODUCT([.A98:.A107])" office:value-type="float" office:value="2.37349498434048E+016" calcext:value-type="float">
            <text:p>23734949843404800</text:p>
          </table:table-cell>
          <table:table-cell table:formula="of:=PRODUCT([.A98:.A108])" office:value-type="float" office:value="9.01928094049382E+017" calcext:value-type="float">
            <text:p>901928094049382000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PRODUCT([.A99:.A101])" office:value-type="float" office:value="97290" calcext:value-type="float">
            <text:p>97290</text:p>
          </table:table-cell>
          <table:table-cell table:formula="of:=PRODUCT([.A99:.A102])" office:value-type="float" office:value="4280760" calcext:value-type="float">
            <text:p>4280760</text:p>
          </table:table-cell>
          <table:table-cell table:formula="of:==PRODUCT([.A99:.A103])" office:value-type="float" office:value="184072680" calcext:value-type="float">
            <text:p>184072680</text:p>
          </table:table-cell>
          <table:table-cell table:formula="of:==PRODUCT([.A99:.A104])" office:value-type="float" office:value="7731052560" calcext:value-type="float">
            <text:p>7731052560</text:p>
          </table:table-cell>
          <table:table-cell table:formula="of:=PRODUCT([.A99:.A105])" office:value-type="float" office:value="316973154960" calcext:value-type="float">
            <text:p>316973154960</text:p>
          </table:table-cell>
          <table:table-cell table:formula="of:=[.A99]*[.A100]*[.A101]*[.A102]*[.A103]*[.A104]*[.A105]*[.A106]" office:value-type="float" office:value="12678926198400" calcext:value-type="float">
            <text:p>12678926198400</text:p>
          </table:table-cell>
          <table:table-cell table:formula="of:=PRODUCT([.A99:.A107])" office:value-type="float" office:value="494478121737600" calcext:value-type="float">
            <text:p>494478121737600</text:p>
          </table:table-cell>
          <table:table-cell table:formula="of:=PRODUCT([.A99:.A108])" office:value-type="float" office:value="1.87901686260288E+016" calcext:value-type="float">
            <text:p>18790168626028800</text:p>
          </table:table-cell>
          <table:table-cell table:formula="of:=PRODUCT([.A99:.A109])" office:value-type="float" office:value="6.95236239163066E+017" calcext:value-type="float">
            <text:p>695236239163066000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PRODUCT([.A100:.A102])" office:value-type="float" office:value="91080" calcext:value-type="float">
            <text:p>91080</text:p>
          </table:table-cell>
          <table:table-cell table:formula="of:=PRODUCT([.A100:.A103])" office:value-type="float" office:value="3916440" calcext:value-type="float">
            <text:p>3916440</text:p>
          </table:table-cell>
          <table:table-cell table:formula="of:==PRODUCT([.A100:.A104])" office:value-type="float" office:value="164490480" calcext:value-type="float">
            <text:p>164490480</text:p>
          </table:table-cell>
          <table:table-cell table:formula="of:==PRODUCT([.A100:.A105])" office:value-type="float" office:value="6744109680" calcext:value-type="float">
            <text:p>6744109680</text:p>
          </table:table-cell>
          <table:table-cell table:formula="of:=PRODUCT([.A100:.A106])" office:value-type="float" office:value="269764387200" calcext:value-type="float">
            <text:p>269764387200</text:p>
          </table:table-cell>
          <table:table-cell table:formula="of:=[.A100]*[.A101]*[.A102]*[.A103]*[.A104]*[.A105]*[.A106]*[.A107]" office:value-type="float" office:value="10520811100800" calcext:value-type="float">
            <text:p>10520811100800</text:p>
          </table:table-cell>
          <table:table-cell table:formula="of:=PRODUCT([.A100:.A108])" office:value-type="float" office:value="399790821830400" calcext:value-type="float">
            <text:p>399790821830400</text:p>
          </table:table-cell>
          <table:table-cell table:formula="of:=PRODUCT([.A100:.A109])" office:value-type="float" office:value="1.47922604077248E+016" calcext:value-type="float">
            <text:p>14792260407724800</text:p>
          </table:table-cell>
          <table:table-cell table:formula="of:=PRODUCT([.A100:.A110])" office:value-type="float" office:value="5.32521374678093E+017" calcext:value-type="float">
            <text:p>532521374678093000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PRODUCT([.A101:.A103])" office:value-type="float" office:value="85140" calcext:value-type="float">
            <text:p>85140</text:p>
          </table:table-cell>
          <table:table-cell table:formula="of:=PRODUCT([.A101:.A104])" office:value-type="float" office:value="3575880" calcext:value-type="float">
            <text:p>3575880</text:p>
          </table:table-cell>
          <table:table-cell table:formula="of:==PRODUCT([.A101:.A105])" office:value-type="float" office:value="146611080" calcext:value-type="float">
            <text:p>146611080</text:p>
          </table:table-cell>
          <table:table-cell table:formula="of:==PRODUCT([.A101:.A106])" office:value-type="float" office:value="5864443200" calcext:value-type="float">
            <text:p>5864443200</text:p>
          </table:table-cell>
          <table:table-cell table:formula="of:=PRODUCT([.A101:.A107])" office:value-type="float" office:value="228713284800" calcext:value-type="float">
            <text:p>228713284800</text:p>
          </table:table-cell>
          <table:table-cell table:formula="of:=[.A101]*[.A102]*[.A103]*[.A104]*[.A105]*[.A106]*[.A107]*[.A108]" office:value-type="float" office:value="8691104822400" calcext:value-type="float">
            <text:p>8691104822400</text:p>
          </table:table-cell>
          <table:table-cell table:formula="of:=PRODUCT([.A101:.A109])" office:value-type="float" office:value="321570878428800" calcext:value-type="float">
            <text:p>321570878428800</text:p>
          </table:table-cell>
          <table:table-cell table:formula="of:=PRODUCT([.A101:.A110])" office:value-type="float" office:value="1.15765516234368E+016" calcext:value-type="float">
            <text:p>11576551623436800</text:p>
          </table:table-cell>
          <table:table-cell table:formula="of:=PRODUCT([.A101:.A111])" office:value-type="float" office:value="4.05179306820288E+017" calcext:value-type="float">
            <text:p>405179306820288000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PRODUCT([.A102:.A104])" office:value-type="float" office:value="79464" calcext:value-type="float">
            <text:p>79464</text:p>
          </table:table-cell>
          <table:table-cell table:formula="of:=PRODUCT([.A102:.A105])" office:value-type="float" office:value="3258024" calcext:value-type="float">
            <text:p>3258024</text:p>
          </table:table-cell>
          <table:table-cell table:formula="of:==PRODUCT([.A102:.A106])" office:value-type="float" office:value="130320960" calcext:value-type="float">
            <text:p>130320960</text:p>
          </table:table-cell>
          <table:table-cell table:formula="of:==PRODUCT([.A102:.A107])" office:value-type="float" office:value="5082517440" calcext:value-type="float">
            <text:p>5082517440</text:p>
          </table:table-cell>
          <table:table-cell table:formula="of:=PRODUCT([.A102:.A108])" office:value-type="float" office:value="193135662720" calcext:value-type="float">
            <text:p>193135662720</text:p>
          </table:table-cell>
          <table:table-cell table:formula="of:=[.A102]*[.A103]*[.A104]*[.A105]*[.A106]*[.A107]*[.A108]*[.A109]" office:value-type="float" office:value="7146019520640" calcext:value-type="float">
            <text:p>7146019520640</text:p>
          </table:table-cell>
          <table:table-cell table:formula="of:=PRODUCT([.A102:.A110])" office:value-type="float" office:value="257256702743040" calcext:value-type="float">
            <text:p>257256702743040</text:p>
          </table:table-cell>
          <table:table-cell table:formula="of:=PRODUCT([.A102:.A111])" office:value-type="float" office:value="9.0039845960064E+015" calcext:value-type="float">
            <text:p>9003984596006400</text:p>
          </table:table-cell>
          <table:table-cell table:formula="of:=PRODUCT([.A102:.A112])" office:value-type="float" office:value="3.06135476264218E+017" calcext:value-type="float">
            <text:p>306135476264218000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PRODUCT([.A103:.A105])" office:value-type="float" office:value="74046" calcext:value-type="float">
            <text:p>74046</text:p>
          </table:table-cell>
          <table:table-cell table:formula="of:=PRODUCT([.A103:.A106])" office:value-type="float" office:value="2961840" calcext:value-type="float">
            <text:p>2961840</text:p>
          </table:table-cell>
          <table:table-cell table:formula="of:==PRODUCT([.A103:.A107])" office:value-type="float" office:value="115511760" calcext:value-type="float">
            <text:p>115511760</text:p>
          </table:table-cell>
          <table:table-cell table:formula="of:==PRODUCT([.A103:.A108])" office:value-type="float" office:value="4389446880" calcext:value-type="float">
            <text:p>4389446880</text:p>
          </table:table-cell>
          <table:table-cell table:formula="of:=PRODUCT([.A103:.A109])" office:value-type="float" office:value="162409534560" calcext:value-type="float">
            <text:p>162409534560</text:p>
          </table:table-cell>
          <table:table-cell table:formula="of:=[.A103]*[.A104]*[.A105]*[.A106]*[.A107]*[.A108]*[.A109]*[.A110]" office:value-type="float" office:value="5846743244160" calcext:value-type="float">
            <text:p>5846743244160</text:p>
          </table:table-cell>
          <table:table-cell table:formula="of:=PRODUCT([.A103:.A111])" office:value-type="float" office:value="204636013545600" calcext:value-type="float">
            <text:p>204636013545600</text:p>
          </table:table-cell>
          <table:table-cell table:formula="of:=PRODUCT([.A103:.A112])" office:value-type="float" office:value="6.9576244605504E+015" calcext:value-type="float">
            <text:p>6957624460550400</text:p>
          </table:table-cell>
          <table:table-cell table:formula="of:=PRODUCT([.A103:.A113])" office:value-type="float" office:value="2.29601607198163E+017" calcext:value-type="float">
            <text:p>229601607198163000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PRODUCT([.A104:.A106])" office:value-type="float" office:value="68880" calcext:value-type="float">
            <text:p>68880</text:p>
          </table:table-cell>
          <table:table-cell table:formula="of:=PRODUCT([.A104:.A107])" office:value-type="float" office:value="2686320" calcext:value-type="float">
            <text:p>2686320</text:p>
          </table:table-cell>
          <table:table-cell table:formula="of:==PRODUCT([.A104:.A108])" office:value-type="float" office:value="102080160" calcext:value-type="float">
            <text:p>102080160</text:p>
          </table:table-cell>
          <table:table-cell table:formula="of:==PRODUCT([.A104:.A109])" office:value-type="float" office:value="3776965920" calcext:value-type="float">
            <text:p>3776965920</text:p>
          </table:table-cell>
          <table:table-cell table:formula="of:=PRODUCT([.A104:.A110])" office:value-type="float" office:value="135970773120" calcext:value-type="float">
            <text:p>135970773120</text:p>
          </table:table-cell>
          <table:table-cell table:formula="of:=[.A104]*[.A105]*[.A106]*[.A107]*[.A108]*[.A109]*[.A110]*[.A111]" office:value-type="float" office:value="4758977059200" calcext:value-type="float">
            <text:p>4758977059200</text:p>
          </table:table-cell>
          <table:table-cell table:formula="of:=PRODUCT([.A104:.A112])" office:value-type="float" office:value="161805220012800" calcext:value-type="float">
            <text:p>161805220012800</text:p>
          </table:table-cell>
          <table:table-cell table:formula="of:=PRODUCT([.A104:.A113])" office:value-type="float" office:value="5.3395722604224E+015" calcext:value-type="float">
            <text:p>5339572260422400</text:p>
          </table:table-cell>
          <table:table-cell table:formula="of:=PRODUCT([.A104:.A114])" office:value-type="float" office:value="1.70866312333517E+017" calcext:value-type="float">
            <text:p>170866312333517000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PRODUCT([.A105:.A107])" office:value-type="float" office:value="63960" calcext:value-type="float">
            <text:p>63960</text:p>
          </table:table-cell>
          <table:table-cell table:formula="of:=PRODUCT([.A105:.A108])" office:value-type="float" office:value="2430480" calcext:value-type="float">
            <text:p>2430480</text:p>
          </table:table-cell>
          <table:table-cell table:formula="of:==PRODUCT([.A105:.A109])" office:value-type="float" office:value="89927760" calcext:value-type="float">
            <text:p>89927760</text:p>
          </table:table-cell>
          <table:table-cell table:formula="of:==PRODUCT([.A105:.A110])" office:value-type="float" office:value="3237399360" calcext:value-type="float">
            <text:p>3237399360</text:p>
          </table:table-cell>
          <table:table-cell table:formula="of:=PRODUCT([.A105:.A111])" office:value-type="float" office:value="113308977600" calcext:value-type="float">
            <text:p>113308977600</text:p>
          </table:table-cell>
          <table:table-cell table:formula="of:=[.A105]*[.A106]*[.A107]*[.A108]*[.A109]*[.A110]*[.A111]*[.A112]" office:value-type="float" office:value="3852505238400" calcext:value-type="float">
            <text:p>3852505238400</text:p>
          </table:table-cell>
          <table:table-cell table:formula="of:=PRODUCT([.A105:.A113])" office:value-type="float" office:value="127132672867200" calcext:value-type="float">
            <text:p>127132672867200</text:p>
          </table:table-cell>
          <table:table-cell table:formula="of:=PRODUCT([.A105:.A114])" office:value-type="float" office:value="4.0682455317504E+015" calcext:value-type="float">
            <text:p>4068245531750400</text:p>
          </table:table-cell>
          <table:table-cell table:formula="of:=PRODUCT([.A105:.A115])" office:value-type="float" office:value="1.26115611484262E+017" calcext:value-type="float">
            <text:p>126115611484262000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PRODUCT([.A106:.A108])" office:value-type="float" office:value="59280" calcext:value-type="float">
            <text:p>59280</text:p>
          </table:table-cell>
          <table:table-cell table:formula="of:=PRODUCT([.A106:.A109])" office:value-type="float" office:value="2193360" calcext:value-type="float">
            <text:p>2193360</text:p>
          </table:table-cell>
          <table:table-cell table:formula="of:==PRODUCT([.A106:.A110])" office:value-type="float" office:value="78960960" calcext:value-type="float">
            <text:p>78960960</text:p>
          </table:table-cell>
          <table:table-cell table:formula="of:==PRODUCT([.A106:.A111])" office:value-type="float" office:value="2763633600" calcext:value-type="float">
            <text:p>2763633600</text:p>
          </table:table-cell>
          <table:table-cell table:formula="of:=PRODUCT([.A106:.A112])" office:value-type="float" office:value="93963542400" calcext:value-type="float">
            <text:p>93963542400</text:p>
          </table:table-cell>
          <table:table-cell table:formula="of:=[.A106]*[.A107]*[.A108]*[.A109]*[.A110]*[.A111]*[.A112]*[.A113]" office:value-type="float" office:value="3100796899200" calcext:value-type="float">
            <text:p>3100796899200</text:p>
          </table:table-cell>
          <table:table-cell table:formula="of:=PRODUCT([.A106:.A114])" office:value-type="float" office:value="99225500774400" calcext:value-type="float">
            <text:p>99225500774400</text:p>
          </table:table-cell>
          <table:table-cell table:formula="of:=PRODUCT([.A106:.A115])" office:value-type="float" office:value="3.0759905240064E+015" calcext:value-type="float">
            <text:p>3075990524006400</text:p>
          </table:table-cell>
          <table:table-cell table:formula="of:=PRODUCT([.A106:.A116])" office:value-type="float" office:value="9.2279715720192E+016" calcext:value-type="float">
            <text:p>92279715720192000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PRODUCT([.A107:.A109])" office:value-type="float" office:value="54834" calcext:value-type="float">
            <text:p>54834</text:p>
          </table:table-cell>
          <table:table-cell table:formula="of:=PRODUCT([.A107:.A110])" office:value-type="float" office:value="1974024" calcext:value-type="float">
            <text:p>1974024</text:p>
          </table:table-cell>
          <table:table-cell table:formula="of:==PRODUCT([.A107:.A111])" office:value-type="float" office:value="69090840" calcext:value-type="float">
            <text:p>69090840</text:p>
          </table:table-cell>
          <table:table-cell table:formula="of:==PRODUCT([.A107:.A112])" office:value-type="float" office:value="2349088560" calcext:value-type="float">
            <text:p>2349088560</text:p>
          </table:table-cell>
          <table:table-cell table:formula="of:=PRODUCT([.A107:.A113])" office:value-type="float" office:value="77519922480" calcext:value-type="float">
            <text:p>77519922480</text:p>
          </table:table-cell>
          <table:table-cell table:formula="of:=[.A107]*[.A108]*[.A109]*[.A110]*[.A111]*[.A112]*[.A113]*[.A114]" office:value-type="float" office:value="2480637519360" calcext:value-type="float">
            <text:p>2480637519360</text:p>
          </table:table-cell>
          <table:table-cell table:formula="of:=PRODUCT([.A107:.A115])" office:value-type="float" office:value="76899763100160" calcext:value-type="float">
            <text:p>76899763100160</text:p>
          </table:table-cell>
          <table:table-cell table:formula="of:=PRODUCT([.A107:.A116])" office:value-type="float" office:value="2.3069928930048E+015" calcext:value-type="float">
            <text:p>2306992893004800</text:p>
          </table:table-cell>
          <table:table-cell table:formula="of:=PRODUCT([.A107:.A117])" office:value-type="float" office:value="6.69027938971392E+016" calcext:value-type="float">
            <text:p>66902793897139200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PRODUCT([.A108:.A110])" office:value-type="float" office:value="50616" calcext:value-type="float">
            <text:p>50616</text:p>
          </table:table-cell>
          <table:table-cell table:formula="of:=PRODUCT([.A108:.A111])" office:value-type="float" office:value="1771560" calcext:value-type="float">
            <text:p>1771560</text:p>
          </table:table-cell>
          <table:table-cell table:formula="of:==PRODUCT([.A108:.A112])" office:value-type="float" office:value="60233040" calcext:value-type="float">
            <text:p>60233040</text:p>
          </table:table-cell>
          <table:table-cell table:formula="of:==PRODUCT([.A108:.A113])" office:value-type="float" office:value="1987690320" calcext:value-type="float">
            <text:p>1987690320</text:p>
          </table:table-cell>
          <table:table-cell table:formula="of:=PRODUCT([.A108:.A114])" office:value-type="float" office:value="63606090240" calcext:value-type="float">
            <text:p>63606090240</text:p>
          </table:table-cell>
          <table:table-cell table:formula="of:=[.A108]*[.A109]*[.A110]*[.A111]*[.A112]*[.A113]*[.A114]*[.A115]" office:value-type="float" office:value="1971788797440" calcext:value-type="float">
            <text:p>1971788797440</text:p>
          </table:table-cell>
          <table:table-cell table:formula="of:=PRODUCT([.A108:.A116])" office:value-type="float" office:value="59153663923200" calcext:value-type="float">
            <text:p>59153663923200</text:p>
          </table:table-cell>
          <table:table-cell table:formula="of:=PRODUCT([.A108:.A117])" office:value-type="float" office:value="1.7154562537728E+015" calcext:value-type="float">
            <text:p>1715456253772800</text:p>
          </table:table-cell>
          <table:table-cell table:formula="of:=PRODUCT([.A108:.A118])" office:value-type="float" office:value="4.80327751056384E+016" calcext:value-type="float">
            <text:p>48032775105638400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PRODUCT([.A109:.A111])" office:value-type="float" office:value="46620" calcext:value-type="float">
            <text:p>46620</text:p>
          </table:table-cell>
          <table:table-cell table:formula="of:=PRODUCT([.A109:.A112])" office:value-type="float" office:value="1585080" calcext:value-type="float">
            <text:p>1585080</text:p>
          </table:table-cell>
          <table:table-cell table:formula="of:==PRODUCT([.A109:.A113])" office:value-type="float" office:value="52307640" calcext:value-type="float">
            <text:p>52307640</text:p>
          </table:table-cell>
          <table:table-cell table:formula="of:==PRODUCT([.A109:.A114])" office:value-type="float" office:value="1673844480" calcext:value-type="float">
            <text:p>1673844480</text:p>
          </table:table-cell>
          <table:table-cell table:formula="of:=PRODUCT([.A109:.A115])" office:value-type="float" office:value="51889178880" calcext:value-type="float">
            <text:p>51889178880</text:p>
          </table:table-cell>
          <table:table-cell table:formula="of:=[.A109]*[.A110]*[.A111]*[.A112]*[.A113]*[.A114]*[.A115]*[.A116]" office:value-type="float" office:value="1556675366400" calcext:value-type="float">
            <text:p>1556675366400</text:p>
          </table:table-cell>
          <table:table-cell table:formula="of:=PRODUCT([.A109:.A117])" office:value-type="float" office:value="45143585625600" calcext:value-type="float">
            <text:p>45143585625600</text:p>
          </table:table-cell>
          <table:table-cell table:formula="of:=PRODUCT([.A109:.A118])" office:value-type="float" office:value="1.2640203975168E+015" calcext:value-type="float">
            <text:p>1264020397516800</text:p>
          </table:table-cell>
          <table:table-cell table:formula="of:=PRODUCT([.A109:.A119])" office:value-type="float" office:value="3.41285507329536E+016" calcext:value-type="float">
            <text:p>34128550732953600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PRODUCT([.A110:.A112])" office:value-type="float" office:value="42840" calcext:value-type="float">
            <text:p>42840</text:p>
          </table:table-cell>
          <table:table-cell table:formula="of:=PRODUCT([.A110:.A113])" office:value-type="float" office:value="1413720" calcext:value-type="float">
            <text:p>1413720</text:p>
          </table:table-cell>
          <table:table-cell table:formula="of:==PRODUCT([.A110:.A114])" office:value-type="float" office:value="45239040" calcext:value-type="float">
            <text:p>45239040</text:p>
          </table:table-cell>
          <table:table-cell table:formula="of:==PRODUCT([.A110:.A115])" office:value-type="float" office:value="1402410240" calcext:value-type="float">
            <text:p>1402410240</text:p>
          </table:table-cell>
          <table:table-cell table:formula="of:=PRODUCT([.A110:.A116])" office:value-type="float" office:value="42072307200" calcext:value-type="float">
            <text:p>42072307200</text:p>
          </table:table-cell>
          <table:table-cell table:formula="of:=[.A110]*[.A111]*[.A112]*[.A113]*[.A114]*[.A115]*[.A116]*[.A117]" office:value-type="float" office:value="1220096908800" calcext:value-type="float">
            <text:p>1220096908800</text:p>
          </table:table-cell>
          <table:table-cell table:formula="of:=PRODUCT([.A110:.A118])" office:value-type="float" office:value="34162713446400" calcext:value-type="float">
            <text:p>34162713446400</text:p>
          </table:table-cell>
          <table:table-cell table:formula="of:=PRODUCT([.A110:.A119])" office:value-type="float" office:value="922393263052800" calcext:value-type="float">
            <text:p>922393263052800</text:p>
          </table:table-cell>
          <table:table-cell table:formula="of:=PRODUCT([.A110:.A120])" office:value-type="float" office:value="2.39822248393728E+016" calcext:value-type="float">
            <text:p>23982224839372800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PRODUCT([.A111:.A113])" office:value-type="float" office:value="39270" calcext:value-type="float">
            <text:p>39270</text:p>
          </table:table-cell>
          <table:table-cell table:formula="of:=PRODUCT([.A111:.A114])" office:value-type="float" office:value="1256640" calcext:value-type="float">
            <text:p>1256640</text:p>
          </table:table-cell>
          <table:table-cell table:formula="of:==PRODUCT([.A111:.A115])" office:value-type="float" office:value="38955840" calcext:value-type="float">
            <text:p>38955840</text:p>
          </table:table-cell>
          <table:table-cell table:formula="of:==PRODUCT([.A111:.A116])" office:value-type="float" office:value="1168675200" calcext:value-type="float">
            <text:p>1168675200</text:p>
          </table:table-cell>
          <table:table-cell table:formula="of:=PRODUCT([.A111:.A117])" office:value-type="float" office:value="33891580800" calcext:value-type="float">
            <text:p>33891580800</text:p>
          </table:table-cell>
          <table:table-cell table:formula="of:=[.A111]*[.A112]*[.A113]*[.A114]*[.A115]*[.A116]*[.A117]*[.A118]" office:value-type="float" office:value="948964262400" calcext:value-type="float">
            <text:p>948964262400</text:p>
          </table:table-cell>
          <table:table-cell table:formula="of:=PRODUCT([.A111:.A119])" office:value-type="float" office:value="25622035084800" calcext:value-type="float">
            <text:p>25622035084800</text:p>
          </table:table-cell>
          <table:table-cell table:formula="of:=PRODUCT([.A111:.A120])" office:value-type="float" office:value="666172912204800" calcext:value-type="float">
            <text:p>666172912204800</text:p>
          </table:table-cell>
          <table:table-cell table:formula="of:=PRODUCT([.A111:.A121])" office:value-type="float" office:value="1.665432280512E+016" calcext:value-type="float">
            <text:p>16654322805120000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PRODUCT([.A112:.A114])" office:value-type="float" office:value="35904" calcext:value-type="float">
            <text:p>35904</text:p>
          </table:table-cell>
          <table:table-cell table:formula="of:=PRODUCT([.A112:.A115])" office:value-type="float" office:value="1113024" calcext:value-type="float">
            <text:p>1113024</text:p>
          </table:table-cell>
          <table:table-cell table:formula="of:==PRODUCT([.A112:.A116])" office:value-type="float" office:value="33390720" calcext:value-type="float">
            <text:p>33390720</text:p>
          </table:table-cell>
          <table:table-cell table:formula="of:==PRODUCT([.A112:.A117])" office:value-type="float" office:value="968330880" calcext:value-type="float">
            <text:p>968330880</text:p>
          </table:table-cell>
          <table:table-cell table:formula="of:=PRODUCT([.A112:.A118])" office:value-type="float" office:value="27113264640" calcext:value-type="float">
            <text:p>27113264640</text:p>
          </table:table-cell>
          <table:table-cell table:formula="of:=[.A112]*[.A113]*[.A114]*[.A115]*[.A116]*[.A117]*[.A118]*[.A119]" office:value-type="float" office:value="732058145280" calcext:value-type="float">
            <text:p>732058145280</text:p>
          </table:table-cell>
          <table:table-cell table:formula="of:=PRODUCT([.A112:.A120])" office:value-type="float" office:value="19033511777280" calcext:value-type="float">
            <text:p>19033511777280</text:p>
          </table:table-cell>
          <table:table-cell table:formula="of:=PRODUCT([.A112:.A121])" office:value-type="float" office:value="475837794432000" calcext:value-type="float">
            <text:p>475837794432000</text:p>
          </table:table-cell>
          <table:table-cell table:formula="of:=PRODUCT([.A112:.A122])" office:value-type="float" office:value="1.1420107066368E+016" calcext:value-type="float">
            <text:p>11420107066368000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PRODUCT([.A113:.A115])" office:value-type="float" office:value="32736" calcext:value-type="float">
            <text:p>32736</text:p>
          </table:table-cell>
          <table:table-cell table:formula="of:=PRODUCT([.A113:.A116])" office:value-type="float" office:value="982080" calcext:value-type="float">
            <text:p>982080</text:p>
          </table:table-cell>
          <table:table-cell table:formula="of:==PRODUCT([.A113:.A117])" office:value-type="float" office:value="28480320" calcext:value-type="float">
            <text:p>28480320</text:p>
          </table:table-cell>
          <table:table-cell table:formula="of:==PRODUCT([.A113:.A118])" office:value-type="float" office:value="797448960" calcext:value-type="float">
            <text:p>797448960</text:p>
          </table:table-cell>
          <table:table-cell table:formula="of:=PRODUCT([.A113:.A119])" office:value-type="float" office:value="21531121920" calcext:value-type="float">
            <text:p>21531121920</text:p>
          </table:table-cell>
          <table:table-cell table:formula="of:=[.A113]*[.A114]*[.A115]*[.A116]*[.A117]*[.A118]*[.A119]*[.A120]" office:value-type="float" office:value="559809169920" calcext:value-type="float">
            <text:p>559809169920</text:p>
          </table:table-cell>
          <table:table-cell table:formula="of:=PRODUCT([.A113:.A121])" office:value-type="float" office:value="13995229248000" calcext:value-type="float">
            <text:p>13995229248000</text:p>
          </table:table-cell>
          <table:table-cell table:formula="of:=PRODUCT([.A113:.A122])" office:value-type="float" office:value="335885501952000" calcext:value-type="float">
            <text:p>335885501952000</text:p>
          </table:table-cell>
          <table:table-cell table:formula="of:=PRODUCT([.A113:.A123])" office:value-type="float" office:value="7.725366544896E+015" calcext:value-type="float">
            <text:p>7725366544896000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PRODUCT([.A114:.A116])" office:value-type="float" office:value="29760" calcext:value-type="float">
            <text:p>29760</text:p>
          </table:table-cell>
          <table:table-cell table:formula="of:=PRODUCT([.A114:.A117])" office:value-type="float" office:value="863040" calcext:value-type="float">
            <text:p>863040</text:p>
          </table:table-cell>
          <table:table-cell table:formula="of:==PRODUCT([.A114:.A118])" office:value-type="float" office:value="24165120" calcext:value-type="float">
            <text:p>24165120</text:p>
          </table:table-cell>
          <table:table-cell table:formula="of:==PRODUCT([.A114:.A119])" office:value-type="float" office:value="652458240" calcext:value-type="float">
            <text:p>652458240</text:p>
          </table:table-cell>
          <table:table-cell table:formula="of:=PRODUCT([.A114:.A120])" office:value-type="float" office:value="16963914240" calcext:value-type="float">
            <text:p>16963914240</text:p>
          </table:table-cell>
          <table:table-cell table:formula="of:=[.A114]*[.A115]*[.A116]*[.A117]*[.A118]*[.A119]*[.A120]*[.A121]" office:value-type="float" office:value="424097856000" calcext:value-type="float">
            <text:p>424097856000</text:p>
          </table:table-cell>
          <table:table-cell table:formula="of:=PRODUCT([.A114:.A122])" office:value-type="float" office:value="10178348544000" calcext:value-type="float">
            <text:p>10178348544000</text:p>
          </table:table-cell>
          <table:table-cell table:formula="of:=PRODUCT([.A114:.A123])" office:value-type="float" office:value="234102016512000" calcext:value-type="float">
            <text:p>234102016512000</text:p>
          </table:table-cell>
          <table:table-cell table:formula="of:=PRODUCT([.A114:.A124])" office:value-type="float" office:value="5.150244363264E+015" calcext:value-type="float">
            <text:p>5150244363264000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PRODUCT([.A115:.A117])" office:value-type="float" office:value="26970" calcext:value-type="float">
            <text:p>26970</text:p>
          </table:table-cell>
          <table:table-cell table:formula="of:=PRODUCT([.A115:.A118])" office:value-type="float" office:value="755160" calcext:value-type="float">
            <text:p>755160</text:p>
          </table:table-cell>
          <table:table-cell table:formula="of:==PRODUCT([.A115:.A119])" office:value-type="float" office:value="20389320" calcext:value-type="float">
            <text:p>20389320</text:p>
          </table:table-cell>
          <table:table-cell table:formula="of:==PRODUCT([.A115:.A120])" office:value-type="float" office:value="530122320" calcext:value-type="float">
            <text:p>530122320</text:p>
          </table:table-cell>
          <table:table-cell table:formula="of:=PRODUCT([.A115:.A121])" office:value-type="float" office:value="13253058000" calcext:value-type="float">
            <text:p>13253058000</text:p>
          </table:table-cell>
          <table:table-cell table:formula="of:=[.A115]*[.A116]*[.A117]*[.A118]*[.A119]*[.A120]*[.A121]*[.A122]" office:value-type="float" office:value="318073392000" calcext:value-type="float">
            <text:p>318073392000</text:p>
          </table:table-cell>
          <table:table-cell table:formula="of:=PRODUCT([.A115:.A123])" office:value-type="float" office:value="7315688016000" calcext:value-type="float">
            <text:p>7315688016000</text:p>
          </table:table-cell>
          <table:table-cell table:formula="of:=PRODUCT([.A115:.A124])" office:value-type="float" office:value="160945136352000" calcext:value-type="float">
            <text:p>160945136352000</text:p>
          </table:table-cell>
          <table:table-cell table:formula="of:=PRODUCT([.A115:.A125])" office:value-type="float" office:value="3.379847863392E+015" calcext:value-type="float">
            <text:p>3379847863392000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PRODUCT([.A116:.A118])" office:value-type="float" office:value="24360" calcext:value-type="float">
            <text:p>24360</text:p>
          </table:table-cell>
          <table:table-cell table:formula="of:=PRODUCT([.A116:.A119])" office:value-type="float" office:value="657720" calcext:value-type="float">
            <text:p>657720</text:p>
          </table:table-cell>
          <table:table-cell table:formula="of:==PRODUCT([.A116:.A120])" office:value-type="float" office:value="17100720" calcext:value-type="float">
            <text:p>17100720</text:p>
          </table:table-cell>
          <table:table-cell table:formula="of:==PRODUCT([.A116:.A121])" office:value-type="float" office:value="427518000" calcext:value-type="float">
            <text:p>427518000</text:p>
          </table:table-cell>
          <table:table-cell table:formula="of:=PRODUCT([.A116:.A122])" office:value-type="float" office:value="10260432000" calcext:value-type="float">
            <text:p>10260432000</text:p>
          </table:table-cell>
          <table:table-cell table:formula="of:=[.A116]*[.A117]*[.A118]*[.A119]*[.A120]*[.A121]*[.A122]*[.A123]" office:value-type="float" office:value="235989936000" calcext:value-type="float">
            <text:p>235989936000</text:p>
          </table:table-cell>
          <table:table-cell table:formula="of:=PRODUCT([.A116:.A124])" office:value-type="float" office:value="5191778592000" calcext:value-type="float">
            <text:p>5191778592000</text:p>
          </table:table-cell>
          <table:table-cell table:formula="of:=PRODUCT([.A116:.A125])" office:value-type="float" office:value="109027350432000" calcext:value-type="float">
            <text:p>109027350432000</text:p>
          </table:table-cell>
          <table:table-cell table:formula="of:=PRODUCT([.A116:.A126])" office:value-type="float" office:value="2.18054700864E+015" calcext:value-type="float">
            <text:p>2180547008640000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PRODUCT([.A117:.A119])" office:value-type="float" office:value="21924" calcext:value-type="float">
            <text:p>21924</text:p>
          </table:table-cell>
          <table:table-cell table:formula="of:=PRODUCT([.A117:.A120])" office:value-type="float" office:value="570024" calcext:value-type="float">
            <text:p>570024</text:p>
          </table:table-cell>
          <table:table-cell table:formula="of:==PRODUCT([.A117:.A121])" office:value-type="float" office:value="14250600" calcext:value-type="float">
            <text:p>14250600</text:p>
          </table:table-cell>
          <table:table-cell table:formula="of:==PRODUCT([.A117:.A122])" office:value-type="float" office:value="342014400" calcext:value-type="float">
            <text:p>342014400</text:p>
          </table:table-cell>
          <table:table-cell table:formula="of:=PRODUCT([.A117:.A123])" office:value-type="float" office:value="7866331200" calcext:value-type="float">
            <text:p>7866331200</text:p>
          </table:table-cell>
          <table:table-cell table:formula="of:=[.A117]*[.A118]*[.A119]*[.A120]*[.A121]*[.A122]*[.A123]*[.A124]" office:value-type="float" office:value="173059286400" calcext:value-type="float">
            <text:p>173059286400</text:p>
          </table:table-cell>
          <table:table-cell table:formula="of:=PRODUCT([.A117:.A125])" office:value-type="float" office:value="3634245014400" calcext:value-type="float">
            <text:p>3634245014400</text:p>
          </table:table-cell>
          <table:table-cell table:formula="of:=PRODUCT([.A117:.A126])" office:value-type="float" office:value="72684900288000" calcext:value-type="float">
            <text:p>72684900288000</text:p>
          </table:table-cell>
          <table:table-cell table:formula="of:=PRODUCT([.A117:.A127])" office:value-type="float" office:value="1.381013105472E+015" calcext:value-type="float">
            <text:p>1381013105472000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PRODUCT([.A118:.A120])" office:value-type="float" office:value="19656" calcext:value-type="float">
            <text:p>19656</text:p>
          </table:table-cell>
          <table:table-cell table:formula="of:=PRODUCT([.A118:.A121])" office:value-type="float" office:value="491400" calcext:value-type="float">
            <text:p>491400</text:p>
          </table:table-cell>
          <table:table-cell table:formula="of:==PRODUCT([.A118:.A122])" office:value-type="float" office:value="11793600" calcext:value-type="float">
            <text:p>11793600</text:p>
          </table:table-cell>
          <table:table-cell table:formula="of:==PRODUCT([.A118:.A123])" office:value-type="float" office:value="271252800" calcext:value-type="float">
            <text:p>271252800</text:p>
          </table:table-cell>
          <table:table-cell table:formula="of:=PRODUCT([.A118:.A124])" office:value-type="float" office:value="5967561600" calcext:value-type="float">
            <text:p>5967561600</text:p>
          </table:table-cell>
          <table:table-cell table:formula="of:=[.A118]*[.A119]*[.A120]*[.A121]*[.A122]*[.A123]*[.A124]*[.A125]" office:value-type="float" office:value="125318793600" calcext:value-type="float">
            <text:p>125318793600</text:p>
          </table:table-cell>
          <table:table-cell table:formula="of:=PRODUCT([.A118:.A126])" office:value-type="float" office:value="2506375872000" calcext:value-type="float">
            <text:p>2506375872000</text:p>
          </table:table-cell>
          <table:table-cell table:formula="of:=PRODUCT([.A118:.A127])" office:value-type="float" office:value="47621141568000" calcext:value-type="float">
            <text:p>47621141568000</text:p>
          </table:table-cell>
          <table:table-cell table:formula="of:=PRODUCT([.A118:.A128])" office:value-type="float" office:value="857180548224000" calcext:value-type="float">
            <text:p>857180548224000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PRODUCT([.A119:.A121])" office:value-type="float" office:value="17550" calcext:value-type="float">
            <text:p>17550</text:p>
          </table:table-cell>
          <table:table-cell table:formula="of:=PRODUCT([.A119:.A122])" office:value-type="float" office:value="421200" calcext:value-type="float">
            <text:p>421200</text:p>
          </table:table-cell>
          <table:table-cell table:formula="of:==PRODUCT([.A119:.A123])" office:value-type="float" office:value="9687600" calcext:value-type="float">
            <text:p>9687600</text:p>
          </table:table-cell>
          <table:table-cell table:formula="of:==PRODUCT([.A119:.A124])" office:value-type="float" office:value="213127200" calcext:value-type="float">
            <text:p>213127200</text:p>
          </table:table-cell>
          <table:table-cell table:formula="of:=PRODUCT([.A119:.A125])" office:value-type="float" office:value="4475671200" calcext:value-type="float">
            <text:p>4475671200</text:p>
          </table:table-cell>
          <table:table-cell table:formula="of:=[.A119]*[.A120]*[.A121]*[.A122]*[.A123]*[.A124]*[.A125]*[.A126]" office:value-type="float" office:value="89513424000" calcext:value-type="float">
            <text:p>89513424000</text:p>
          </table:table-cell>
          <table:table-cell table:formula="of:=PRODUCT([.A119:.A127])" office:value-type="float" office:value="1700755056000" calcext:value-type="float">
            <text:p>1700755056000</text:p>
          </table:table-cell>
          <table:table-cell table:formula="of:=PRODUCT([.A119:.A128])" office:value-type="float" office:value="30613591008000" calcext:value-type="float">
            <text:p>30613591008000</text:p>
          </table:table-cell>
          <table:table-cell table:formula="of:=PRODUCT([.A119:.A129])" office:value-type="float" office:value="520431047136000" calcext:value-type="float">
            <text:p>520431047136000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PRODUCT([.A120:.A122])" office:value-type="float" office:value="15600" calcext:value-type="float">
            <text:p>15600</text:p>
          </table:table-cell>
          <table:table-cell table:formula="of:=PRODUCT([.A120:.A123])" office:value-type="float" office:value="358800" calcext:value-type="float">
            <text:p>358800</text:p>
          </table:table-cell>
          <table:table-cell table:formula="of:==PRODUCT([.A120:.A124])" office:value-type="float" office:value="7893600" calcext:value-type="float">
            <text:p>7893600</text:p>
          </table:table-cell>
          <table:table-cell table:formula="of:==PRODUCT([.A120:.A125])" office:value-type="float" office:value="165765600" calcext:value-type="float">
            <text:p>165765600</text:p>
          </table:table-cell>
          <table:table-cell table:formula="of:=PRODUCT([.A120:.A126])" office:value-type="float" office:value="3315312000" calcext:value-type="float">
            <text:p>3315312000</text:p>
          </table:table-cell>
          <table:table-cell table:formula="of:=[.A120]*[.A121]*[.A122]*[.A123]*[.A124]*[.A125]*[.A126]*[.A127]" office:value-type="float" office:value="62990928000" calcext:value-type="float">
            <text:p>62990928000</text:p>
          </table:table-cell>
          <table:table-cell table:formula="of:=PRODUCT([.A120:.A128])" office:value-type="float" office:value="1133836704000" calcext:value-type="float">
            <text:p>1133836704000</text:p>
          </table:table-cell>
          <table:table-cell table:formula="of:=PRODUCT([.A120:.A129])" office:value-type="float" office:value="19275223968000" calcext:value-type="float">
            <text:p>19275223968000</text:p>
          </table:table-cell>
          <table:table-cell table:formula="of:=PRODUCT([.A120:.A130])" office:value-type="float" office:value="308403583488000" calcext:value-type="float">
            <text:p>308403583488000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PRODUCT([.A121:.A123])" office:value-type="float" office:value="13800" calcext:value-type="float">
            <text:p>13800</text:p>
          </table:table-cell>
          <table:table-cell table:formula="of:=PRODUCT([.A121:.A124])" office:value-type="float" office:value="303600" calcext:value-type="float">
            <text:p>303600</text:p>
          </table:table-cell>
          <table:table-cell table:formula="of:==PRODUCT([.A121:.A125])" office:value-type="float" office:value="6375600" calcext:value-type="float">
            <text:p>6375600</text:p>
          </table:table-cell>
          <table:table-cell table:formula="of:==PRODUCT([.A121:.A126])" office:value-type="float" office:value="127512000" calcext:value-type="float">
            <text:p>127512000</text:p>
          </table:table-cell>
          <table:table-cell table:formula="of:=PRODUCT([.A121:.A127])" office:value-type="float" office:value="2422728000" calcext:value-type="float">
            <text:p>2422728000</text:p>
          </table:table-cell>
          <table:table-cell table:formula="of:=[.A121]*[.A122]*[.A123]*[.A124]*[.A125]*[.A126]*[.A127]*[.A128]" office:value-type="float" office:value="43609104000" calcext:value-type="float">
            <text:p>43609104000</text:p>
          </table:table-cell>
          <table:table-cell table:formula="of:=PRODUCT([.A121:.A129])" office:value-type="float" office:value="741354768000" calcext:value-type="float">
            <text:p>741354768000</text:p>
          </table:table-cell>
          <table:table-cell table:formula="of:=PRODUCT([.A121:.A130])" office:value-type="float" office:value="11861676288000" calcext:value-type="float">
            <text:p>11861676288000</text:p>
          </table:table-cell>
          <table:table-cell table:formula="of:=PRODUCT([.A121:.A131])" office:value-type="float" office:value="177925144320000" calcext:value-type="float">
            <text:p>177925144320000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PRODUCT([.A122:.A124])" office:value-type="float" office:value="12144" calcext:value-type="float">
            <text:p>12144</text:p>
          </table:table-cell>
          <table:table-cell table:formula="of:=PRODUCT([.A122:.A125])" office:value-type="float" office:value="255024" calcext:value-type="float">
            <text:p>255024</text:p>
          </table:table-cell>
          <table:table-cell table:formula="of:==PRODUCT([.A122:.A126])" office:value-type="float" office:value="5100480" calcext:value-type="float">
            <text:p>5100480</text:p>
          </table:table-cell>
          <table:table-cell table:formula="of:==PRODUCT([.A122:.A127])" office:value-type="float" office:value="96909120" calcext:value-type="float">
            <text:p>96909120</text:p>
          </table:table-cell>
          <table:table-cell table:formula="of:=PRODUCT([.A122:.A128])" office:value-type="float" office:value="1744364160" calcext:value-type="float">
            <text:p>1744364160</text:p>
          </table:table-cell>
          <table:table-cell table:formula="of:=[.A122]*[.A123]*[.A124]*[.A125]*[.A126]*[.A127]*[.A128]*[.A129]" office:value-type="float" office:value="29654190720" calcext:value-type="float">
            <text:p>29654190720</text:p>
          </table:table-cell>
          <table:table-cell table:formula="of:=PRODUCT([.A122:.A130])" office:value-type="float" office:value="474467051520" calcext:value-type="float">
            <text:p>474467051520</text:p>
          </table:table-cell>
          <table:table-cell table:formula="of:=PRODUCT([.A122:.A131])" office:value-type="float" office:value="7117005772800" calcext:value-type="float">
            <text:p>7117005772800</text:p>
          </table:table-cell>
          <table:table-cell table:formula="of:=PRODUCT([.A122:.A132])" office:value-type="float" office:value="99638080819200" calcext:value-type="float">
            <text:p>99638080819200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PRODUCT([.A123:.A125])" office:value-type="float" office:value="10626" calcext:value-type="float">
            <text:p>10626</text:p>
          </table:table-cell>
          <table:table-cell table:formula="of:=PRODUCT([.A123:.A126])" office:value-type="float" office:value="212520" calcext:value-type="float">
            <text:p>212520</text:p>
          </table:table-cell>
          <table:table-cell table:formula="of:==PRODUCT([.A123:.A127])" office:value-type="float" office:value="4037880" calcext:value-type="float">
            <text:p>4037880</text:p>
          </table:table-cell>
          <table:table-cell table:formula="of:==PRODUCT([.A123:.A128])" office:value-type="float" office:value="72681840" calcext:value-type="float">
            <text:p>72681840</text:p>
          </table:table-cell>
          <table:table-cell table:formula="of:=PRODUCT([.A123:.A129])" office:value-type="float" office:value="1235591280" calcext:value-type="float">
            <text:p>1235591280</text:p>
          </table:table-cell>
          <table:table-cell table:formula="of:=[.A123]*[.A124]*[.A125]*[.A126]*[.A127]*[.A128]*[.A129]*[.A130]" office:value-type="float" office:value="19769460480" calcext:value-type="float">
            <text:p>19769460480</text:p>
          </table:table-cell>
          <table:table-cell table:formula="of:=PRODUCT([.A123:.A131])" office:value-type="float" office:value="296541907200" calcext:value-type="float">
            <text:p>296541907200</text:p>
          </table:table-cell>
          <table:table-cell table:formula="of:=PRODUCT([.A123:.A132])" office:value-type="float" office:value="4151586700800" calcext:value-type="float">
            <text:p>4151586700800</text:p>
          </table:table-cell>
          <table:table-cell table:formula="of:=PRODUCT([.A123:.A133])" office:value-type="float" office:value="53970627110400" calcext:value-type="float">
            <text:p>53970627110400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PRODUCT([.A124:.A126])" office:value-type="float" office:value="9240" calcext:value-type="float">
            <text:p>9240</text:p>
          </table:table-cell>
          <table:table-cell table:formula="of:=PRODUCT([.A124:.A127])" office:value-type="float" office:value="175560" calcext:value-type="float">
            <text:p>175560</text:p>
          </table:table-cell>
          <table:table-cell table:formula="of:==PRODUCT([.A124:.A128])" office:value-type="float" office:value="3160080" calcext:value-type="float">
            <text:p>3160080</text:p>
          </table:table-cell>
          <table:table-cell table:formula="of:==PRODUCT([.A124:.A129])" office:value-type="float" office:value="53721360" calcext:value-type="float">
            <text:p>53721360</text:p>
          </table:table-cell>
          <table:table-cell table:formula="of:=PRODUCT([.A124:.A130])" office:value-type="float" office:value="859541760" calcext:value-type="float">
            <text:p>859541760</text:p>
          </table:table-cell>
          <table:table-cell table:formula="of:=[.A124]*[.A125]*[.A126]*[.A127]*[.A128]*[.A129]*[.A130]*[.A131]" office:value-type="float" office:value="12893126400" calcext:value-type="float">
            <text:p>12893126400</text:p>
          </table:table-cell>
          <table:table-cell table:formula="of:=PRODUCT([.A124:.A132])" office:value-type="float" office:value="180503769600" calcext:value-type="float">
            <text:p>180503769600</text:p>
          </table:table-cell>
          <table:table-cell table:formula="of:=PRODUCT([.A124:.A133])" office:value-type="float" office:value="2346549004800" calcext:value-type="float">
            <text:p>2346549004800</text:p>
          </table:table-cell>
          <table:table-cell table:formula="of:=PRODUCT([.A124:.A134])" office:value-type="float" office:value="28158588057600" calcext:value-type="float">
            <text:p>28158588057600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PRODUCT([.A125:.A127])" office:value-type="float" office:value="7980" calcext:value-type="float">
            <text:p>7980</text:p>
          </table:table-cell>
          <table:table-cell table:formula="of:=PRODUCT([.A125:.A128])" office:value-type="float" office:value="143640" calcext:value-type="float">
            <text:p>143640</text:p>
          </table:table-cell>
          <table:table-cell table:formula="of:==PRODUCT([.A125:.A129])" office:value-type="float" office:value="2441880" calcext:value-type="float">
            <text:p>2441880</text:p>
          </table:table-cell>
          <table:table-cell table:formula="of:==PRODUCT([.A125:.A130])" office:value-type="float" office:value="39070080" calcext:value-type="float">
            <text:p>39070080</text:p>
          </table:table-cell>
          <table:table-cell table:formula="of:=PRODUCT([.A125:.A131])" office:value-type="float" office:value="586051200" calcext:value-type="float">
            <text:p>586051200</text:p>
          </table:table-cell>
          <table:table-cell table:formula="of:=[.A125]*[.A126]*[.A127]*[.A128]*[.A129]*[.A130]*[.A131]*[.A132]" office:value-type="float" office:value="8204716800" calcext:value-type="float">
            <text:p>8204716800</text:p>
          </table:table-cell>
          <table:table-cell table:formula="of:=PRODUCT([.A125:.A133])" office:value-type="float" office:value="106661318400" calcext:value-type="float">
            <text:p>106661318400</text:p>
          </table:table-cell>
          <table:table-cell table:formula="of:=PRODUCT([.A125:.A134])" office:value-type="float" office:value="1279935820800" calcext:value-type="float">
            <text:p>1279935820800</text:p>
          </table:table-cell>
          <table:table-cell table:formula="of:=PRODUCT([.A125:.A135])" office:value-type="float" office:value="14079294028800" calcext:value-type="float">
            <text:p>14079294028800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PRODUCT([.A126:.A128])" office:value-type="float" office:value="6840" calcext:value-type="float">
            <text:p>6840</text:p>
          </table:table-cell>
          <table:table-cell table:formula="of:=PRODUCT([.A126:.A129])" office:value-type="float" office:value="116280" calcext:value-type="float">
            <text:p>116280</text:p>
          </table:table-cell>
          <table:table-cell table:formula="of:==PRODUCT([.A126:.A130])" office:value-type="float" office:value="1860480" calcext:value-type="float">
            <text:p>1860480</text:p>
          </table:table-cell>
          <table:table-cell table:formula="of:==PRODUCT([.A126:.A131])" office:value-type="float" office:value="27907200" calcext:value-type="float">
            <text:p>27907200</text:p>
          </table:table-cell>
          <table:table-cell table:formula="of:=PRODUCT([.A126:.A132])" office:value-type="float" office:value="390700800" calcext:value-type="float">
            <text:p>390700800</text:p>
          </table:table-cell>
          <table:table-cell table:formula="of:=[.A126]*[.A127]*[.A128]*[.A129]*[.A130]*[.A131]*[.A132]*[.A133]" office:value-type="float" office:value="5079110400" calcext:value-type="float">
            <text:p>5079110400</text:p>
          </table:table-cell>
          <table:table-cell table:formula="of:=PRODUCT([.A126:.A134])" office:value-type="float" office:value="60949324800" calcext:value-type="float">
            <text:p>60949324800</text:p>
          </table:table-cell>
          <table:table-cell table:formula="of:=PRODUCT([.A126:.A135])" office:value-type="float" office:value="670442572800" calcext:value-type="float">
            <text:p>670442572800</text:p>
          </table:table-cell>
          <table:table-cell table:formula="of:=PRODUCT([.A126:.A136])" office:value-type="float" office:value="6704425728000" calcext:value-type="float">
            <text:p>6704425728000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PRODUCT([.A127:.A129])" office:value-type="float" office:value="5814" calcext:value-type="float">
            <text:p>5814</text:p>
          </table:table-cell>
          <table:table-cell table:formula="of:=PRODUCT([.A127:.A130])" office:value-type="float" office:value="93024" calcext:value-type="float">
            <text:p>93024</text:p>
          </table:table-cell>
          <table:table-cell table:formula="of:==PRODUCT([.A127:.A131])" office:value-type="float" office:value="1395360" calcext:value-type="float">
            <text:p>1395360</text:p>
          </table:table-cell>
          <table:table-cell table:formula="of:==PRODUCT([.A127:.A132])" office:value-type="float" office:value="19535040" calcext:value-type="float">
            <text:p>19535040</text:p>
          </table:table-cell>
          <table:table-cell table:formula="of:=PRODUCT([.A127:.A133])" office:value-type="float" office:value="253955520" calcext:value-type="float">
            <text:p>253955520</text:p>
          </table:table-cell>
          <table:table-cell table:formula="of:=[.A127]*[.A128]*[.A129]*[.A130]*[.A131]*[.A132]*[.A133]*[.A134]" office:value-type="float" office:value="3047466240" calcext:value-type="float">
            <text:p>3047466240</text:p>
          </table:table-cell>
          <table:table-cell table:formula="of:=PRODUCT([.A127:.A135])" office:value-type="float" office:value="33522128640" calcext:value-type="float">
            <text:p>33522128640</text:p>
          </table:table-cell>
          <table:table-cell table:formula="of:=PRODUCT([.A127:.A136])" office:value-type="float" office:value="335221286400" calcext:value-type="float">
            <text:p>335221286400</text:p>
          </table:table-cell>
          <table:table-cell table:formula="of:=PRODUCT([.A127:.A137])" office:value-type="float" office:value="3016991577600" calcext:value-type="float">
            <text:p>3016991577600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PRODUCT([.A128:.A130])" office:value-type="float" office:value="4896" calcext:value-type="float">
            <text:p>4896</text:p>
          </table:table-cell>
          <table:table-cell table:formula="of:=PRODUCT([.A128:.A131])" office:value-type="float" office:value="73440" calcext:value-type="float">
            <text:p>73440</text:p>
          </table:table-cell>
          <table:table-cell table:formula="of:==PRODUCT([.A128:.A132])" office:value-type="float" office:value="1028160" calcext:value-type="float">
            <text:p>1028160</text:p>
          </table:table-cell>
          <table:table-cell table:formula="of:==PRODUCT([.A128:.A133])" office:value-type="float" office:value="13366080" calcext:value-type="float">
            <text:p>13366080</text:p>
          </table:table-cell>
          <table:table-cell table:formula="of:=PRODUCT([.A128:.A134])" office:value-type="float" office:value="160392960" calcext:value-type="float">
            <text:p>160392960</text:p>
          </table:table-cell>
          <table:table-cell table:formula="of:=[.A128]*[.A129]*[.A130]*[.A131]*[.A132]*[.A133]*[.A134]*[.A135]" office:value-type="float" office:value="1764322560" calcext:value-type="float">
            <text:p>1764322560</text:p>
          </table:table-cell>
          <table:table-cell table:formula="of:=PRODUCT([.A128:.A136])" office:value-type="float" office:value="17643225600" calcext:value-type="float">
            <text:p>17643225600</text:p>
          </table:table-cell>
          <table:table-cell table:formula="of:=PRODUCT([.A128:.A137])" office:value-type="float" office:value="158789030400" calcext:value-type="float">
            <text:p>158789030400</text:p>
          </table:table-cell>
          <table:table-cell table:formula="of:=PRODUCT([.A128:.A138])" office:value-type="float" office:value="1270312243200" calcext:value-type="float">
            <text:p>1270312243200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PRODUCT([.A129:.A131])" office:value-type="float" office:value="4080" calcext:value-type="float">
            <text:p>4080</text:p>
          </table:table-cell>
          <table:table-cell table:formula="of:=PRODUCT([.A129:.A132])" office:value-type="float" office:value="57120" calcext:value-type="float">
            <text:p>57120</text:p>
          </table:table-cell>
          <table:table-cell table:formula="of:==PRODUCT([.A129:.A133])" office:value-type="float" office:value="742560" calcext:value-type="float">
            <text:p>742560</text:p>
          </table:table-cell>
          <table:table-cell table:formula="of:==PRODUCT([.A129:.A134])" office:value-type="float" office:value="8910720" calcext:value-type="float">
            <text:p>8910720</text:p>
          </table:table-cell>
          <table:table-cell table:formula="of:=PRODUCT([.A129:.A135])" office:value-type="float" office:value="98017920" calcext:value-type="float">
            <text:p>98017920</text:p>
          </table:table-cell>
          <table:table-cell table:formula="of:=[.A129]*[.A130]*[.A131]*[.A132]*[.A133]*[.A134]*[.A135]*[.A136]" office:value-type="float" office:value="980179200" calcext:value-type="float">
            <text:p>980179200</text:p>
          </table:table-cell>
          <table:table-cell table:formula="of:=PRODUCT([.A129:.A137])" office:value-type="float" office:value="8821612800" calcext:value-type="float">
            <text:p>8821612800</text:p>
          </table:table-cell>
          <table:table-cell table:formula="of:=PRODUCT([.A129:.A138])" office:value-type="float" office:value="70572902400" calcext:value-type="float">
            <text:p>70572902400</text:p>
          </table:table-cell>
          <table:table-cell table:formula="of:=PRODUCT([.A129:.A139])" office:value-type="float" office:value="494010316800" calcext:value-type="float">
            <text:p>494010316800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PRODUCT([.A130:.A132])" office:value-type="float" office:value="3360" calcext:value-type="float">
            <text:p>3360</text:p>
          </table:table-cell>
          <table:table-cell table:formula="of:=PRODUCT([.A130:.A133])" office:value-type="float" office:value="43680" calcext:value-type="float">
            <text:p>43680</text:p>
          </table:table-cell>
          <table:table-cell table:formula="of:==PRODUCT([.A130:.A134])" office:value-type="float" office:value="524160" calcext:value-type="float">
            <text:p>524160</text:p>
          </table:table-cell>
          <table:table-cell table:formula="of:==PRODUCT([.A130:.A135])" office:value-type="float" office:value="5765760" calcext:value-type="float">
            <text:p>5765760</text:p>
          </table:table-cell>
          <table:table-cell table:formula="of:=PRODUCT([.A130:.A136])" office:value-type="float" office:value="57657600" calcext:value-type="float">
            <text:p>57657600</text:p>
          </table:table-cell>
          <table:table-cell table:formula="of:=[.A130]*[.A131]*[.A132]*[.A133]*[.A134]*[.A135]*[.A136]*[.A137]" office:value-type="float" office:value="518918400" calcext:value-type="float">
            <text:p>518918400</text:p>
          </table:table-cell>
          <table:table-cell table:formula="of:=PRODUCT([.A130:.A138])" office:value-type="float" office:value="4151347200" calcext:value-type="float">
            <text:p>4151347200</text:p>
          </table:table-cell>
          <table:table-cell table:formula="of:=PRODUCT([.A130:.A139])" office:value-type="float" office:value="29059430400" calcext:value-type="float">
            <text:p>29059430400</text:p>
          </table:table-cell>
          <table:table-cell table:formula="of:=PRODUCT([.A130:.A140])" office:value-type="float" office:value="174356582400" calcext:value-type="float">
            <text:p>174356582400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PRODUCT([.A131:.A133])" office:value-type="float" office:value="2730" calcext:value-type="float">
            <text:p>2730</text:p>
          </table:table-cell>
          <table:table-cell table:formula="of:=PRODUCT([.A131:.A134])" office:value-type="float" office:value="32760" calcext:value-type="float">
            <text:p>32760</text:p>
          </table:table-cell>
          <table:table-cell table:formula="of:==PRODUCT([.A131:.A135])" office:value-type="float" office:value="360360" calcext:value-type="float">
            <text:p>360360</text:p>
          </table:table-cell>
          <table:table-cell table:formula="of:==PRODUCT([.A131:.A136])" office:value-type="float" office:value="3603600" calcext:value-type="float">
            <text:p>3603600</text:p>
          </table:table-cell>
          <table:table-cell table:formula="of:=PRODUCT([.A131:.A137])" office:value-type="float" office:value="32432400" calcext:value-type="float">
            <text:p>32432400</text:p>
          </table:table-cell>
          <table:table-cell table:formula="of:=[.A131]*[.A132]*[.A133]*[.A134]*[.A135]*[.A136]*[.A137]*[.A138]" office:value-type="float" office:value="259459200" calcext:value-type="float">
            <text:p>259459200</text:p>
          </table:table-cell>
          <table:table-cell table:formula="of:=PRODUCT([.A131:.A139])" office:value-type="float" office:value="1816214400" calcext:value-type="float">
            <text:p>1816214400</text:p>
          </table:table-cell>
          <table:table-cell table:formula="of:=PRODUCT([.A131:.A140])" office:value-type="float" office:value="10897286400" calcext:value-type="float">
            <text:p>10897286400</text:p>
          </table:table-cell>
          <table:table-cell table:formula="of:=PRODUCT([.A131:.A141])" office:value-type="float" office:value="54486432000" calcext:value-type="float">
            <text:p>54486432000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PRODUCT([.A132:.A134])" office:value-type="float" office:value="2184" calcext:value-type="float">
            <text:p>2184</text:p>
          </table:table-cell>
          <table:table-cell table:formula="of:=PRODUCT([.A132:.A135])" office:value-type="float" office:value="24024" calcext:value-type="float">
            <text:p>24024</text:p>
          </table:table-cell>
          <table:table-cell table:formula="of:==PRODUCT([.A132:.A136])" office:value-type="float" office:value="240240" calcext:value-type="float">
            <text:p>240240</text:p>
          </table:table-cell>
          <table:table-cell table:formula="of:==PRODUCT([.A132:.A137])" office:value-type="float" office:value="2162160" calcext:value-type="float">
            <text:p>2162160</text:p>
          </table:table-cell>
          <table:table-cell table:formula="of:=PRODUCT([.A132:.A138])" office:value-type="float" office:value="17297280" calcext:value-type="float">
            <text:p>17297280</text:p>
          </table:table-cell>
          <table:table-cell table:formula="of:=[.A132]*[.A133]*[.A134]*[.A135]*[.A136]*[.A137]*[.A138]*[.A139]" office:value-type="float" office:value="121080960" calcext:value-type="float">
            <text:p>121080960</text:p>
          </table:table-cell>
          <table:table-cell table:formula="of:=PRODUCT([.A132:.A140])" office:value-type="float" office:value="726485760" calcext:value-type="float">
            <text:p>726485760</text:p>
          </table:table-cell>
          <table:table-cell table:formula="of:=PRODUCT([.A132:.A141])" office:value-type="float" office:value="3632428800" calcext:value-type="float">
            <text:p>3632428800</text:p>
          </table:table-cell>
          <table:table-cell table:formula="of:=PRODUCT([.A132:.A142])" office:value-type="float" office:value="14529715200" calcext:value-type="float">
            <text:p>14529715200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PRODUCT([.A133:.A135])" office:value-type="float" office:value="1716" calcext:value-type="float">
            <text:p>1716</text:p>
          </table:table-cell>
          <table:table-cell table:formula="of:=PRODUCT([.A133:.A136])" office:value-type="float" office:value="17160" calcext:value-type="float">
            <text:p>17160</text:p>
          </table:table-cell>
          <table:table-cell table:formula="of:==PRODUCT([.A133:.A137])" office:value-type="float" office:value="154440" calcext:value-type="float">
            <text:p>154440</text:p>
          </table:table-cell>
          <table:table-cell table:formula="of:==PRODUCT([.A133:.A138])" office:value-type="float" office:value="1235520" calcext:value-type="float">
            <text:p>1235520</text:p>
          </table:table-cell>
          <table:table-cell table:formula="of:=PRODUCT([.A133:.A139])" office:value-type="float" office:value="8648640" calcext:value-type="float">
            <text:p>8648640</text:p>
          </table:table-cell>
          <table:table-cell table:formula="of:=[.A133]*[.A134]*[.A135]*[.A136]*[.A137]*[.A138]*[.A139]*[.A140]" office:value-type="float" office:value="51891840" calcext:value-type="float">
            <text:p>51891840</text:p>
          </table:table-cell>
          <table:table-cell table:formula="of:=PRODUCT([.A133:.A141])" office:value-type="float" office:value="259459200" calcext:value-type="float">
            <text:p>259459200</text:p>
          </table:table-cell>
          <table:table-cell table:formula="of:=PRODUCT([.A133:.A142])" office:value-type="float" office:value="1037836800" calcext:value-type="float">
            <text:p>1037836800</text:p>
          </table:table-cell>
          <table:table-cell table:formula="of:=PRODUCT([.A133:.A143])" office:value-type="float" office:value="3113510400" calcext:value-type="float">
            <text:p>3113510400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PRODUCT([.A134:.A136])" office:value-type="float" office:value="1320" calcext:value-type="float">
            <text:p>1320</text:p>
          </table:table-cell>
          <table:table-cell table:formula="of:=PRODUCT([.A134:.A137])" office:value-type="float" office:value="11880" calcext:value-type="float">
            <text:p>11880</text:p>
          </table:table-cell>
          <table:table-cell table:formula="of:==PRODUCT([.A134:.A138])" office:value-type="float" office:value="95040" calcext:value-type="float">
            <text:p>95040</text:p>
          </table:table-cell>
          <table:table-cell table:formula="of:==PRODUCT([.A134:.A139])" office:value-type="float" office:value="665280" calcext:value-type="float">
            <text:p>665280</text:p>
          </table:table-cell>
          <table:table-cell table:formula="of:=PRODUCT([.A134:.A140])" office:value-type="float" office:value="3991680" calcext:value-type="float">
            <text:p>3991680</text:p>
          </table:table-cell>
          <table:table-cell table:formula="of:=[.A134]*[.A135]*[.A136]*[.A137]*[.A138]*[.A139]*[.A140]*[.A141]" office:value-type="float" office:value="19958400" calcext:value-type="float">
            <text:p>19958400</text:p>
          </table:table-cell>
          <table:table-cell table:formula="of:=PRODUCT([.A134:.A142])" office:value-type="float" office:value="79833600" calcext:value-type="float">
            <text:p>79833600</text:p>
          </table:table-cell>
          <table:table-cell table:formula="of:=PRODUCT([.A134:.A143])" office:value-type="float" office:value="239500800" calcext:value-type="float">
            <text:p>239500800</text:p>
          </table:table-cell>
          <table:table-cell table:formula="of:=PRODUCT([.A134:.A144])" office:value-type="float" office:value="479001600" calcext:value-type="float">
            <text:p>479001600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PRODUCT([.A135:.A137])" office:value-type="float" office:value="990" calcext:value-type="float">
            <text:p>990</text:p>
          </table:table-cell>
          <table:table-cell table:formula="of:=PRODUCT([.A135:.A138])" office:value-type="float" office:value="7920" calcext:value-type="float">
            <text:p>7920</text:p>
          </table:table-cell>
          <table:table-cell table:formula="of:==PRODUCT([.A135:.A139])" office:value-type="float" office:value="55440" calcext:value-type="float">
            <text:p>55440</text:p>
          </table:table-cell>
          <table:table-cell table:formula="of:==PRODUCT([.A135:.A140])" office:value-type="float" office:value="332640" calcext:value-type="float">
            <text:p>332640</text:p>
          </table:table-cell>
          <table:table-cell table:formula="of:=PRODUCT([.A135:.A141])" office:value-type="float" office:value="1663200" calcext:value-type="float">
            <text:p>1663200</text:p>
          </table:table-cell>
          <table:table-cell table:formula="of:=[.A135]*[.A136]*[.A137]*[.A138]*[.A139]*[.A140]*[.A141]*[.A142]" office:value-type="float" office:value="6652800" calcext:value-type="float">
            <text:p>6652800</text:p>
          </table:table-cell>
          <table:table-cell table:formula="of:=PRODUCT([.A135:.A143])" office:value-type="float" office:value="19958400" calcext:value-type="float">
            <text:p>19958400</text:p>
          </table:table-cell>
          <table:table-cell table:formula="of:=PRODUCT([.A135:.A144])" office:value-type="float" office:value="39916800" calcext:value-type="float">
            <text:p>39916800</text:p>
          </table:table-cell>
          <table:table-cell table:formula="of:=PRODUCT([.A135:.A145])" office:value-type="float" office:value="39916800" calcext:value-type="float">
            <text:p>39916800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PRODUCT([.A136:.A138])" office:value-type="float" office:value="720" calcext:value-type="float">
            <text:p>720</text:p>
          </table:table-cell>
          <table:table-cell table:formula="of:=PRODUCT([.A136:.A139])" office:value-type="float" office:value="5040" calcext:value-type="float">
            <text:p>5040</text:p>
          </table:table-cell>
          <table:table-cell table:formula="of:==PRODUCT([.A136:.A140])" office:value-type="float" office:value="30240" calcext:value-type="float">
            <text:p>30240</text:p>
          </table:table-cell>
          <table:table-cell table:formula="of:==PRODUCT([.A136:.A141])" office:value-type="float" office:value="151200" calcext:value-type="float">
            <text:p>151200</text:p>
          </table:table-cell>
          <table:table-cell table:formula="of:=PRODUCT([.A136:.A142])" office:value-type="float" office:value="604800" calcext:value-type="float">
            <text:p>604800</text:p>
          </table:table-cell>
          <table:table-cell table:formula="of:=[.A136]*[.A137]*[.A138]*[.A139]*[.A140]*[.A141]*[.A142]*[.A143]" office:value-type="float" office:value="1814400" calcext:value-type="float">
            <text:p>1814400</text:p>
          </table:table-cell>
          <table:table-cell table:formula="of:=PRODUCT([.A136:.A144])" office:value-type="float" office:value="3628800" calcext:value-type="float">
            <text:p>3628800</text:p>
          </table:table-cell>
          <table:table-cell table:formula="of:=PRODUCT([.A136:.A145])" office:value-type="float" office:value="3628800" calcext:value-type="float">
            <text:p>3628800</text:p>
          </table:table-cell>
          <table:table-cell table:formula="of:=PRODUCT([.A136:.A146])" office:value-type="float" office:value="3628800" calcext:value-type="float">
            <text:p>3628800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PRODUCT([.A137:.A139])" office:value-type="float" office:value="504" calcext:value-type="float">
            <text:p>504</text:p>
          </table:table-cell>
          <table:table-cell table:formula="of:=PRODUCT([.A137:.A140])" office:value-type="float" office:value="3024" calcext:value-type="float">
            <text:p>3024</text:p>
          </table:table-cell>
          <table:table-cell table:formula="of:==PRODUCT([.A137:.A141])" office:value-type="float" office:value="15120" calcext:value-type="float">
            <text:p>15120</text:p>
          </table:table-cell>
          <table:table-cell table:formula="of:==PRODUCT([.A137:.A142])" office:value-type="float" office:value="60480" calcext:value-type="float">
            <text:p>60480</text:p>
          </table:table-cell>
          <table:table-cell table:formula="of:=PRODUCT([.A137:.A143])" office:value-type="float" office:value="181440" calcext:value-type="float">
            <text:p>181440</text:p>
          </table:table-cell>
          <table:table-cell table:formula="of:=[.A137]*[.A138]*[.A139]*[.A140]*[.A141]*[.A142]*[.A143]*[.A144]" office:value-type="float" office:value="362880" calcext:value-type="float">
            <text:p>362880</text:p>
          </table:table-cell>
          <table:table-cell table:formula="of:=PRODUCT([.A137:.A145])" office:value-type="float" office:value="362880" calcext:value-type="float">
            <text:p>362880</text:p>
          </table:table-cell>
          <table:table-cell table:formula="of:=PRODUCT([.A137:.A146])" office:value-type="float" office:value="362880" calcext:value-type="float">
            <text:p>362880</text:p>
          </table:table-cell>
          <table:table-cell table:formula="of:=PRODUCT([.A137:.A147])" office:value-type="float" office:value="362880" calcext:value-type="float">
            <text:p>362880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PRODUCT([.A138:.A140])" office:value-type="float" office:value="336" calcext:value-type="float">
            <text:p>336</text:p>
          </table:table-cell>
          <table:table-cell table:formula="of:=PRODUCT([.A138:.A141])" office:value-type="float" office:value="1680" calcext:value-type="float">
            <text:p>1680</text:p>
          </table:table-cell>
          <table:table-cell table:formula="of:==PRODUCT([.A138:.A142])" office:value-type="float" office:value="6720" calcext:value-type="float">
            <text:p>6720</text:p>
          </table:table-cell>
          <table:table-cell table:formula="of:==PRODUCT([.A138:.A143])" office:value-type="float" office:value="20160" calcext:value-type="float">
            <text:p>20160</text:p>
          </table:table-cell>
          <table:table-cell table:formula="of:=PRODUCT([.A138:.A144])" office:value-type="float" office:value="40320" calcext:value-type="float">
            <text:p>40320</text:p>
          </table:table-cell>
          <table:table-cell table:formula="of:=[.A138]*[.A139]*[.A140]*[.A141]*[.A142]*[.A143]*[.A144]*[.A145]" office:value-type="float" office:value="40320" calcext:value-type="float">
            <text:p>40320</text:p>
          </table:table-cell>
          <table:table-cell table:formula="of:=PRODUCT([.A138:.A146])" office:value-type="float" office:value="40320" calcext:value-type="float">
            <text:p>40320</text:p>
          </table:table-cell>
          <table:table-cell table:formula="of:=PRODUCT([.A138:.A147])" office:value-type="float" office:value="40320" calcext:value-type="float">
            <text:p>40320</text:p>
          </table:table-cell>
          <table:table-cell table:formula="of:=PRODUCT([.A138:.A148])" office:value-type="float" office:value="40320" calcext:value-type="float">
            <text:p>40320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PRODUCT([.A139:.A141])" office:value-type="float" office:value="210" calcext:value-type="float">
            <text:p>210</text:p>
          </table:table-cell>
          <table:table-cell table:formula="of:=PRODUCT([.A139:.A142])" office:value-type="float" office:value="840" calcext:value-type="float">
            <text:p>840</text:p>
          </table:table-cell>
          <table:table-cell table:formula="of:==PRODUCT([.A139:.A143])" office:value-type="float" office:value="2520" calcext:value-type="float">
            <text:p>2520</text:p>
          </table:table-cell>
          <table:table-cell table:formula="of:==PRODUCT([.A139:.A144])" office:value-type="float" office:value="5040" calcext:value-type="float">
            <text:p>5040</text:p>
          </table:table-cell>
          <table:table-cell table:formula="of:=PRODUCT([.A139:.A145])" office:value-type="float" office:value="5040" calcext:value-type="float">
            <text:p>5040</text:p>
          </table:table-cell>
          <table:table-cell table:formula="of:=[.A139]*[.A140]*[.A141]*[.A142]*[.A143]*[.A144]*[.A145]*[.A146]" office:value-type="float" office:value="0" calcext:value-type="float">
            <text:p>0</text:p>
          </table:table-cell>
          <table:table-cell table:formula="of:=PRODUCT([.A139:.A147])" office:value-type="float" office:value="5040" calcext:value-type="float">
            <text:p>5040</text:p>
          </table:table-cell>
          <table:table-cell table:formula="of:=PRODUCT([.A139:.A148])" office:value-type="float" office:value="5040" calcext:value-type="float">
            <text:p>5040</text:p>
          </table:table-cell>
          <table:table-cell table:formula="of:=PRODUCT([.A139:.A149])" office:value-type="float" office:value="5040" calcext:value-type="float">
            <text:p>5040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PRODUCT([.A140:.A142])" office:value-type="float" office:value="120" calcext:value-type="float">
            <text:p>120</text:p>
          </table:table-cell>
          <table:table-cell table:formula="of:=PRODUCT([.A140:.A143])" office:value-type="float" office:value="360" calcext:value-type="float">
            <text:p>360</text:p>
          </table:table-cell>
          <table:table-cell table:formula="of:==PRODUCT([.A140:.A144])" office:value-type="float" office:value="720" calcext:value-type="float">
            <text:p>720</text:p>
          </table:table-cell>
          <table:table-cell table:formula="of:==PRODUCT([.A140:.A145])" office:value-type="float" office:value="720" calcext:value-type="float">
            <text:p>720</text:p>
          </table:table-cell>
          <table:table-cell table:formula="of:=PRODUCT([.A140:.A146])" office:value-type="float" office:value="720" calcext:value-type="float">
            <text:p>720</text:p>
          </table:table-cell>
          <table:table-cell table:formula="of:=[.A140]*[.A141]*[.A142]*[.A143]*[.A144]*[.A145]*[.A146]*[.A147]" office:value-type="float" office:value="0" calcext:value-type="float">
            <text:p>0</text:p>
          </table:table-cell>
          <table:table-cell table:formula="of:=PRODUCT([.A140:.A148])" office:value-type="float" office:value="720" calcext:value-type="float">
            <text:p>720</text:p>
          </table:table-cell>
          <table:table-cell table:formula="of:=PRODUCT([.A140:.A149])" office:value-type="float" office:value="720" calcext:value-type="float">
            <text:p>720</text:p>
          </table:table-cell>
          <table:table-cell table:formula="of:=PRODUCT([.A140:.A150])" office:value-type="float" office:value="720" calcext:value-type="float">
            <text:p>720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PRODUCT([.A141:.A143])" office:value-type="float" office:value="60" calcext:value-type="float">
            <text:p>60</text:p>
          </table:table-cell>
          <table:table-cell table:formula="of:=PRODUCT([.A141:.A144])" office:value-type="float" office:value="120" calcext:value-type="float">
            <text:p>120</text:p>
          </table:table-cell>
          <table:table-cell table:formula="of:==PRODUCT([.A141:.A145])" office:value-type="float" office:value="120" calcext:value-type="float">
            <text:p>120</text:p>
          </table:table-cell>
          <table:table-cell table:formula="of:==PRODUCT([.A141:.A146])" office:value-type="float" office:value="120" calcext:value-type="float">
            <text:p>120</text:p>
          </table:table-cell>
          <table:table-cell table:formula="of:=PRODUCT([.A141:.A147])" office:value-type="float" office:value="120" calcext:value-type="float">
            <text:p>120</text:p>
          </table:table-cell>
          <table:table-cell table:formula="of:=[.A141]*[.A142]*[.A143]*[.A144]*[.A145]*[.A146]*[.A147]*[.A148]" office:value-type="float" office:value="0" calcext:value-type="float">
            <text:p>0</text:p>
          </table:table-cell>
          <table:table-cell table:formula="of:=PRODUCT([.A141:.A149])" office:value-type="float" office:value="120" calcext:value-type="float">
            <text:p>120</text:p>
          </table:table-cell>
          <table:table-cell table:formula="of:=PRODUCT([.A141:.A150])" office:value-type="float" office:value="120" calcext:value-type="float">
            <text:p>120</text:p>
          </table:table-cell>
          <table:table-cell table:formula="of:=PRODUCT([.A141:.A151])"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PRODUCT([.A142:.A144])" office:value-type="float" office:value="24" calcext:value-type="float">
            <text:p>24</text:p>
          </table:table-cell>
          <table:table-cell table:formula="of:=PRODUCT([.A142:.A145])" office:value-type="float" office:value="24" calcext:value-type="float">
            <text:p>24</text:p>
          </table:table-cell>
          <table:table-cell table:formula="of:==PRODUCT([.A142:.A146])" office:value-type="float" office:value="24" calcext:value-type="float">
            <text:p>24</text:p>
          </table:table-cell>
          <table:table-cell table:formula="of:==PRODUCT([.A142:.A147])" office:value-type="float" office:value="24" calcext:value-type="float">
            <text:p>24</text:p>
          </table:table-cell>
          <table:table-cell table:formula="of:=PRODUCT([.A142:.A148])" office:value-type="float" office:value="24" calcext:value-type="float">
            <text:p>24</text:p>
          </table:table-cell>
          <table:table-cell table:formula="of:=[.A142]*[.A143]*[.A144]*[.A145]*[.A146]*[.A147]*[.A148]*[.A149]" office:value-type="float" office:value="0" calcext:value-type="float">
            <text:p>0</text:p>
          </table:table-cell>
          <table:table-cell table:formula="of:=PRODUCT([.A142:.A150])" office:value-type="float" office:value="24" calcext:value-type="float">
            <text:p>24</text:p>
          </table:table-cell>
          <table:table-cell table:formula="of:=PRODUCT([.A142:.A151])" office:value-type="float" office:value="24" calcext:value-type="float">
            <text:p>24</text:p>
          </table:table-cell>
          <table:table-cell table:formula="of:=PRODUCT([.A142:.A152])" office:value-type="float" office:value="24" calcext:value-type="float">
            <text:p>24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PRODUCT([.A143:.A145])" office:value-type="float" office:value="6" calcext:value-type="float">
            <text:p>6</text:p>
          </table:table-cell>
          <table:table-cell table:formula="of:=PRODUCT([.A143:.A146])" office:value-type="float" office:value="6" calcext:value-type="float">
            <text:p>6</text:p>
          </table:table-cell>
          <table:table-cell table:formula="of:==PRODUCT([.A143:.A147])" office:value-type="float" office:value="6" calcext:value-type="float">
            <text:p>6</text:p>
          </table:table-cell>
          <table:table-cell table:formula="of:==PRODUCT([.A143:.A148])" office:value-type="float" office:value="6" calcext:value-type="float">
            <text:p>6</text:p>
          </table:table-cell>
          <table:table-cell table:formula="of:=PRODUCT([.A143:.A149])" office:value-type="float" office:value="6" calcext:value-type="float">
            <text:p>6</text:p>
          </table:table-cell>
          <table:table-cell table:formula="of:=[.A143]*[.A144]*[.A145]*[.A146]*[.A147]*[.A148]*[.A149]*[.A150]" office:value-type="float" office:value="0" calcext:value-type="float">
            <text:p>0</text:p>
          </table:table-cell>
          <table:table-cell table:formula="of:=PRODUCT([.A143:.A151])" office:value-type="float" office:value="6" calcext:value-type="float">
            <text:p>6</text:p>
          </table:table-cell>
          <table:table-cell table:formula="of:=PRODUCT([.A143:.A152])" office:value-type="float" office:value="6" calcext:value-type="float">
            <text:p>6</text:p>
          </table:table-cell>
          <table:table-cell table:formula="of:=PRODUCT([.A143:.A153]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PRODUCT([.A144:.A146])" office:value-type="float" office:value="2" calcext:value-type="float">
            <text:p>2</text:p>
          </table:table-cell>
          <table:table-cell table:formula="of:=PRODUCT([.A144:.A147])" office:value-type="float" office:value="2" calcext:value-type="float">
            <text:p>2</text:p>
          </table:table-cell>
          <table:table-cell table:formula="of:==PRODUCT([.A144:.A148])" office:value-type="float" office:value="2" calcext:value-type="float">
            <text:p>2</text:p>
          </table:table-cell>
          <table:table-cell table:formula="of:==PRODUCT([.A144:.A149])" office:value-type="float" office:value="2" calcext:value-type="float">
            <text:p>2</text:p>
          </table:table-cell>
          <table:table-cell table:formula="of:=PRODUCT([.A144:.A150])" office:value-type="float" office:value="2" calcext:value-type="float">
            <text:p>2</text:p>
          </table:table-cell>
          <table:table-cell table:formula="of:=[.A144]*[.A145]*[.A146]*[.A147]*[.A148]*[.A149]*[.A150]*[.A151]" office:value-type="float" office:value="0" calcext:value-type="float">
            <text:p>0</text:p>
          </table:table-cell>
          <table:table-cell table:formula="of:=PRODUCT([.A144:.A152])" office:value-type="float" office:value="2" calcext:value-type="float">
            <text:p>2</text:p>
          </table:table-cell>
          <table:table-cell table:formula="of:=PRODUCT([.A144:.A153])" office:value-type="float" office:value="2" calcext:value-type="float">
            <text:p>2</text:p>
          </table:table-cell>
          <table:table-cell table:formula="of:=PRODUCT([.A144:.A154])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PRODUCT([.A145:.A147])" office:value-type="float" office:value="1" calcext:value-type="float">
            <text:p>1</text:p>
          </table:table-cell>
          <table:table-cell table:formula="of:=PRODUCT([.A145:.A148])" office:value-type="float" office:value="1" calcext:value-type="float">
            <text:p>1</text:p>
          </table:table-cell>
          <table:table-cell table:formula="of:==PRODUCT([.A145:.A149])" office:value-type="float" office:value="1" calcext:value-type="float">
            <text:p>1</text:p>
          </table:table-cell>
          <table:table-cell table:formula="of:==PRODUCT([.A145:.A150])" office:value-type="float" office:value="1" calcext:value-type="float">
            <text:p>1</text:p>
          </table:table-cell>
          <table:table-cell table:formula="of:=PRODUCT([.A145:.A151])" office:value-type="float" office:value="1" calcext:value-type="float">
            <text:p>1</text:p>
          </table:table-cell>
          <table:table-cell table:formula="of:=[.A145]*[.A146]*[.A147]*[.A148]*[.A149]*[.A150]*[.A151]*[.A152]" office:value-type="float" office:value="0" calcext:value-type="float">
            <text:p>0</text:p>
          </table:table-cell>
          <table:table-cell table:formula="of:=PRODUCT([.A145:.A153])" office:value-type="float" office:value="1" calcext:value-type="float">
            <text:p>1</text:p>
          </table:table-cell>
          <table:table-cell table:formula="of:=PRODUCT([.A145:.A154])" office:value-type="float" office:value="1" calcext:value-type="float">
            <text:p>1</text:p>
          </table:table-cell>
          <table:table-cell table:formula="of:=PRODUCT([.A145:.A155])" office:value-type="float" office:value="1" calcext:value-type="float">
            <text:p>1</text:p>
          </table:table-cell>
          <table:table-cell table:number-columns-repeated="1014"/>
        </table:table-row>
        <calcext:conditional-formats>
          <calcext:conditional-format calcext:target-range-address="Sheet1.O3:Sheet1.O3">
            <calcext:condition calcext:apply-style-name="Default" calcext:value="&gt;412293024" calcext:base-cell-address="Sheet1.O3"/>
            <calcext:condition calcext:apply-style-name="Heading" calcext:value="between(2924064,412293024)" calcext:base-cell-address="Sheet1.O3"/>
            <calcext:condition calcext:apply-style-name="Result2" calcext:value="&lt;2924064" calcext:base-cell-address="Sheet1.O3"/>
          </calcext:conditional-format>
          <calcext:conditional-format calcext:target-range-address="Sheet1.K2:Sheet1.M130 Sheet1.K132:Sheet1.M145 Sheet1.K131:Sheet1.M131">
            <calcext:condition calcext:apply-style-name="Default" calcext:value="&gt;412293024" calcext:base-cell-address="Sheet1.B2"/>
            <calcext:condition calcext:apply-style-name="Heading" calcext:value="between(2924064,412293024)" calcext:base-cell-address="Sheet1.B2"/>
            <calcext:condition calcext:apply-style-name="Result" calcext:value="&lt;2924064" calcext:base-cell-address="Sheet1.B2"/>
          </calcext:conditional-format>
          <calcext:conditional-format calcext:target-range-address="Sheet1.B2:Sheet1.J145">
            <calcext:condition calcext:apply-style-name="need" calcext:value="between(2924064,412293024)" calcext:base-cell-address="Sheet1.B1"/>
            <calcext:condition calcext:apply-style-name="Safe" calcext:value="&lt;=2924064" calcext:base-cell-address="Sheet1.B1"/>
          </calcext:conditional-format>
          <calcext:conditional-format calcext:target-range-address="Sheet1.B2:Sheet1.J145">
            <calcext:condition calcext:apply-style-name="Safe" calcext:value="&lt;=2924064" calcext:base-cell-address="Sheet1.J145"/>
            <calcext:condition calcext:apply-style-name="need" calcext:value="between(2924064,412293024)" calcext:base-cell-address="Sheet1.J1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Khmer" svg:font-family="'Noto Sans Khmer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ed" style:family="table-cell" style:parent-style-name="Default">
      <style:table-cell-properties fo:background-color="#ffff00"/>
      <style:text-properties style:font-name="Noto Sans Khmer" fo:font-family="'Noto Sans Khmer'" style:font-style-name="Bold" style:font-family-generic="swiss" style:font-pitch="variable" fo:font-size="11pt" fo:font-weight="bold"/>
    </style:style>
    <style:style style:name="Safe" style:family="table-cell" style:parent-style-name="need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6-01-12T23:39:09.941407845</meta:creation-date>
    <dc:date>2016-01-13T01:12:48.170318889</dc:date>
    <dc:creator>Lucas </dc:creator>
    <meta:editing-duration>PT1H3M16S</meta:editing-duration>
    <meta:editing-cycles>5</meta:editing-cycles>
    <meta:generator>LibreOffice/4.4.3.2$Linux_X86_64 LibreOffice_project/40m0$Build-2</meta:generator>
    <meta:document-statistic meta:table-count="1" meta:cell-count="1452" meta:object-count="0"/>
  </office:meta>
</office:document-meta>
</file>